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text-underline-style="none"/>
    </style:style>
    <style:style style:name="P16" style:family="paragraph" style:parent-style-name="Text_20_body">
      <style:text-properties style:use-window-font-color="true" style:text-underline-style="solid" style:text-underline-width="auto" style:text-underline-color="font-color"/>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9" style:family="paragraph" style:parent-style-name="Text_20_body">
      <style:paragraph-properties fo:hyphenation-ladder-count="no-limit"/>
      <style:text-properties style:use-window-font-color="true" fo:hyphenate="true" fo:hyphenation-remain-char-count="2" fo:hyphenation-push-char-count="4"/>
    </style:style>
    <style:style style:name="P20" style:family="paragraph" style:parent-style-name="Text_20_body">
      <style:text-properties fo:color="#ff3333"/>
    </style:style>
    <style:style style:name="P21" style:family="paragraph" style:parent-style-name="Text_20_body">
      <style:text-properties fo:color="#ff3333" fo:font-style="normal" style:font-style-asian="normal" style:font-style-complex="normal"/>
    </style:style>
    <style:style style:name="P22"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text-properties fo:language="ru" fo:country="RU"/>
    </style:style>
    <style:style style:name="P26" style:family="paragraph" style:parent-style-name="Text_20_body">
      <style:text-properties fo:language="ru" fo:country="RU" fo:font-weight="normal" style:font-weight-asian="normal" style:font-weight-complex="normal"/>
    </style:style>
    <style:style style:name="P27" style:family="paragraph" style:parent-style-name="Text_20_body">
      <style:text-properties fo:language="ru" fo:country="RU" fo:font-weight="bold" style:font-weight-asian="bold" style:font-weight-complex="bold"/>
    </style:style>
    <style:style style:name="P28" style:family="paragraph" style:parent-style-name="Text_20_body">
      <style:text-properties fo:language="ru" fo:country="RU" fo:font-style="normal" style:font-style-asian="normal" style:font-style-complex="normal"/>
    </style:style>
    <style:style style:name="P29"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0" style:family="paragraph" style:parent-style-name="Text_20_body">
      <style:text-properties fo:language="ru" fo:country="RU" fo:font-style="normal" fo:font-weight="bold" style:font-style-asian="normal" style:font-weight-asian="bold" style:font-style-complex="normal"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master-page-name="">
      <style:paragraph-properties style:page-number="auto"/>
      <style:text-properties style:use-window-font-color="true"/>
    </style:style>
    <style:style style:name="P36"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7"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0"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1"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2"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3"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4" style:family="paragraph" style:parent-style-name="Цитата_20_-_20_автор">
      <style:text-properties style:use-window-font-color="true"/>
    </style:style>
    <style:style style:name="P45" style:family="paragraph" style:parent-style-name="Цитата_20_-_20_автор">
      <style:text-properties fo:language="ru" fo:country="RU"/>
    </style:style>
    <style:style style:name="P46" style:family="paragraph" style:parent-style-name="Эпиграф_20__2b__20_автор">
      <style:text-properties style:use-window-font-color="true"/>
    </style:style>
    <style:style style:name="P47" style:family="paragraph" style:parent-style-name="Subtitle">
      <style:text-properties style:use-window-font-color="true"/>
    </style:style>
    <style:style style:name="P48" style:family="paragraph" style:parent-style-name="Subtitle">
      <style:text-properties style:use-window-font-color="true" style:text-underline-style="none"/>
    </style:style>
    <style:style style:name="P49" style:family="paragraph" style:parent-style-name="Subtitle">
      <style:text-properties fo:color="#ff3333"/>
    </style:style>
    <style:style style:name="P50" style:family="paragraph" style:parent-style-name="Subtitle">
      <style:text-properties fo:color="#ff3333" fo:font-style="normal" style:font-style-asian="normal" style:font-style-complex="normal"/>
    </style:style>
    <style:style style:name="P51" style:family="paragraph" style:parent-style-name="Subtitle">
      <style:paragraph-properties fo:margin-top="0.706cm" fo:margin-bottom="0.706cm"/>
      <style:text-properties style:use-window-font-color="true"/>
    </style:style>
    <style:style style:name="P52" style:family="paragraph" style:parent-style-name="Subtitle">
      <style:paragraph-properties fo:margin-top="0.706cm" fo:margin-bottom="0.706cm"/>
      <style:text-properties style:use-window-font-color="true" fo:font-weight="normal" style:font-weight-asian="normal" style:font-weight-complex="normal"/>
    </style:style>
    <style:style style:name="P53" style:family="paragraph" style:parent-style-name="Subtitle">
      <style:paragraph-properties fo:margin-top="0.706cm" fo:margin-bottom="0.706cm"/>
      <style:text-properties fo:color="#ff3333"/>
    </style:style>
    <style:style style:name="P54" style:family="paragraph" style:parent-style-name="Эпиграф_20_-_20_автор">
      <style:text-properties style:use-window-font-color="true"/>
    </style:style>
    <style:style style:name="P55" style:family="paragraph" style:parent-style-name="Quotations">
      <style:text-properties style:use-window-font-color="true"/>
    </style:style>
    <style:style style:name="P56" style:family="paragraph" style:parent-style-name="Quotations">
      <style:paragraph-properties fo:text-align="justify" style:justify-single-word="false"/>
      <style:text-properties style:use-window-font-color="true"/>
    </style:style>
    <style:style style:name="P57" style:family="paragraph" style:parent-style-name="Quotations">
      <style:paragraph-properties fo:text-align="justify" style:justify-single-word="false"/>
      <style:text-properties style:use-window-font-color="true" fo:background-color="#ffffff"/>
    </style:style>
    <style:style style:name="P58" style:family="paragraph" style:parent-style-name="Quotations">
      <style:paragraph-properties fo:text-align="justify" style:justify-single-word="false"/>
    </style:style>
    <style:style style:name="P59" style:family="paragraph" style:parent-style-name="Quotations">
      <style:paragraph-properties fo:text-align="justify" style:justify-single-word="false"/>
      <style:text-properties fo:color="#ff3333" fo:background-color="#ffffff"/>
    </style:style>
    <style:style style:name="P60" style:family="paragraph" style:parent-style-name="Цитата_20__2b__20_автор">
      <style:text-properties style:use-window-font-color="true"/>
    </style:style>
    <style:style style:name="P61" style:family="paragraph" style:parent-style-name="Цитата_20__2b__20_автор">
      <style:paragraph-properties fo:text-align="justify" style:justify-single-word="false"/>
      <style:text-properties style:use-window-font-color="true"/>
    </style:style>
    <style:style style:name="P62" style:family="paragraph" style:parent-style-name="Цитата_20__2b__20_автор">
      <style:text-properties fo:language="ru" fo:country="RU"/>
    </style:style>
    <style:style style:name="P63" style:family="paragraph" style:parent-style-name="Text_20_body">
      <style:paragraph-properties fo:break-before="pag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text-underline-style="non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Quotations">
      <style:paragraph-properties fo:margin-left="0.998cm" fo:margin-right="0.998cm" fo:text-indent="0cm" style:auto-text-indent="false"/>
      <style:text-properties fo:language="ru" fo:country="RU"/>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Heading_20_3">
      <style:paragraph-properties fo:break-before="page"/>
    </style:style>
    <style:style style:name="P78" style:family="paragraph" style:parent-style-name="Heading_20_3">
      <style:paragraph-properties fo:break-before="page"/>
      <style:text-properties style:use-window-font-color="true" fo:language="ru" fo:country="RU"/>
    </style:style>
    <style:style style:name="P79" style:family="paragraph" style:parent-style-name="Heading_20_3">
      <style:paragraph-properties fo:break-before="page"/>
      <style:text-properties style:use-window-font-color="true" fo:language="ru" fo:country="RU" fo:font-weight="bold" style:font-weight-asian="bold" style:font-weight-complex="bold"/>
    </style:style>
    <style:style style:name="P80" style:family="paragraph" style:parent-style-name="Heading_20_2">
      <style:paragraph-properties fo:break-before="page"/>
    </style:style>
    <style:style style:name="P81" style:family="paragraph" style:parent-style-name="Heading_20_4">
      <style:text-properties style:use-window-font-color="true" fo:language="ru" fo:country="RU"/>
    </style:style>
    <style:style style:name="P82" style:family="paragraph" style:parent-style-name="Heading_20_4">
      <style:text-properties style:use-window-font-color="true" fo:language="ru" fo:country="RU" fo:font-weight="bold" style:font-weight-asian="bold" style:font-weight-complex="bold"/>
    </style:style>
    <style:style style:name="P83" style:family="paragraph" style:parent-style-name="Heading_20_4">
      <style:paragraph-properties fo:break-before="page"/>
    </style:style>
    <style:style style:name="P84" style:family="paragraph" style:parent-style-name="Heading_20_1" style:master-page-name="Right_20_Page">
      <style:paragraph-properties style:page-number="3"/>
    </style:style>
    <style:style style:name="P85" style:family="paragraph" style:parent-style-name="Heading_20_1">
      <style:paragraph-properties fo:break-before="page"/>
    </style:style>
    <style:style style:name="P86" style:family="paragraph" style:parent-style-name="Para_20_05" style:master-page-name="MP0">
      <style:paragraph-properties fo:text-align="center" style:justify-single-word="false" style:page-number="auto" fo:break-before="page"/>
    </style:style>
    <style:style style:name="P87" style:family="paragraph" style:parent-style-name="Quotations" style:list-style-name="L3">
      <style:paragraph-properties fo:margin-left="0.998cm" fo:margin-right="0.998cm" fo:text-indent="0cm" style:auto-text-indent="false"/>
      <style:text-properties fo:language="ru" fo:country="RU"/>
    </style:style>
    <style:style style:name="P88" style:family="paragraph" style:parent-style-name="Text_20_body" style:list-style-name="диалог"/>
    <style:style style:name="P89" style:family="paragraph" style:parent-style-name="Text_20_body">
      <style:text-properties style:use-window-font-color="true"/>
    </style:style>
    <style:style style:name="P90" style:family="paragraph" style:parent-style-name="Text_20_body">
      <style:paragraph-properties fo:text-align="justify" style:justify-single-word="false"/>
      <style:text-properties style:use-window-font-color="true"/>
    </style:style>
    <style:style style:name="P91" style:family="paragraph" style:parent-style-name="Text_20_body" style:list-style-name="диалог">
      <style:paragraph-properties fo:text-align="justify" style:justify-single-word="false"/>
      <style:text-properties style:use-window-font-color="true"/>
    </style:style>
    <style:style style:name="P92" style:family="paragraph" style:parent-style-name="Text_20_body" style:list-style-name="список_20_перечисление">
      <style:paragraph-properties fo:text-align="justify" style:justify-single-word="false"/>
      <style:text-properties style:use-window-font-color="true"/>
    </style:style>
    <style:style style:name="P93" style:family="paragraph" style:parent-style-name="Text_20_body" style:list-style-name="L1">
      <style:paragraph-properties fo:text-align="justify" style:justify-single-word="false"/>
      <style:text-properties style:use-window-font-color="true"/>
    </style:style>
    <style:style style:name="P94" style:family="paragraph" style:parent-style-name="Text_20_body" style:list-style-name="List_20_1">
      <style:paragraph-properties fo:text-align="justify" style:justify-single-word="false"/>
      <style:text-properties style:use-window-font-color="true"/>
    </style:style>
    <style:style style:name="P95"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style:text-underline-style="none"/>
    </style:style>
    <style:style style:name="P100" style:family="paragraph" style:parent-style-name="Text_20_body" style:list-style-name="L4">
      <style:text-properties style:use-window-font-color="true" style:text-underline-style="none"/>
    </style:style>
    <style:style style:name="P101" style:family="paragraph" style:parent-style-name="Text_20_body" style:list-style-name="диалог">
      <style:text-properties style:use-window-font-color="true" style:text-underline-style="solid" style:text-underline-width="auto" style:text-underline-color="font-color"/>
    </style:style>
    <style:style style:name="P102" style:family="paragraph" style:parent-style-name="Text_20_body" style:list-style-name="L4">
      <style:text-properties style:use-window-font-color="true"/>
    </style:style>
    <style:style style:name="P103" style:family="paragraph" style:parent-style-name="Text_20_body" style:list-style-name="L5">
      <style:text-properties style:use-window-font-color="true"/>
    </style:style>
    <style:style style:name="P104" style:family="paragraph" style:parent-style-name="Text_20_body">
      <style:text-properties style:use-window-font-color="true" fo:font-weight="normal" style:font-weight-asian="normal" style:font-weight-complex="normal"/>
    </style:style>
    <style:style style:name="P105" style:family="paragraph" style:parent-style-name="Text_20_body" style:list-style-name="диалог">
      <style:text-properties style:use-window-font-color="true" fo:font-weight="normal" style:font-weight-asian="normal" style:font-weight-complex="normal"/>
    </style:style>
    <style:style style:name="P106" style:family="paragraph" style:parent-style-name="Text_20_body">
      <style:text-properties style:use-window-font-color="true" fo:font-weight="bold" style:font-weight-asian="bold" style:font-weight-complex="bold"/>
    </style:style>
    <style:style style:name="P107" style:family="paragraph" style:parent-style-name="Text_20_body">
      <style:text-properties style:use-window-font-color="true" fo:language="ru" fo:country="RU"/>
    </style:style>
    <style:style style:name="P108" style:family="paragraph" style:parent-style-name="Text_20_body">
      <style:text-properties style:use-window-font-color="true" fo:language="ru" fo:country="RU" fo:font-weight="normal" style:font-weight-asian="normal" style:font-weight-complex="normal"/>
    </style:style>
    <style:style style:name="P109" style:family="paragraph" style:parent-style-name="Text_20_body">
      <style:paragraph-properties fo:text-align="start" style:justify-single-word="false"/>
      <style:text-properties style:use-window-font-color="true" fo:language="ru" fo:country="RU" fo:font-weight="normal" style:font-weight-asian="normal" style:font-weight-complex="normal"/>
    </style:style>
    <style:style style:name="P110" style:family="paragraph" style:parent-style-name="Text_20_body" style:list-style-name="диалог">
      <style:text-properties style:use-window-font-color="true" fo:language="ru" fo:country="RU" fo:font-weight="normal" style:font-weight-asian="normal" style:font-weight-complex="normal"/>
    </style:style>
    <style:style style:name="P111" style:family="paragraph" style:parent-style-name="Text_20_body">
      <style:text-properties style:use-window-font-color="true" fo:language="ru" fo:country="RU" fo:font-weight="bold" style:font-weight-asian="bold" style:font-weight-complex="bold"/>
    </style:style>
    <style:style style:name="P112" style:family="paragraph" style:parent-style-name="Text_20_body" style:list-style-name="диалог">
      <style:text-properties style:use-window-font-color="true" fo:language="ru" fo:country="RU"/>
    </style:style>
    <style:style style:name="P113" style:family="paragraph" style:parent-style-name="Text_20_body">
      <style:paragraph-properties fo:hyphenation-ladder-count="no-limit"/>
      <style:text-properties style:use-window-font-color="true" fo:language="ru" fo:country="RU" fo:hyphenate="true" fo:hyphenation-remain-char-count="2" fo:hyphenation-push-char-count="2"/>
    </style:style>
    <style:style style:name="P114" style:family="paragraph" style:parent-style-name="Text_20_body" style:list-style-name="список_20_перечисление"/>
    <style:style style:name="P115" style:family="paragraph" style:parent-style-name="Text_20_body" style:list-style-name="L2">
      <style:paragraph-properties fo:text-align="justify" style:justify-single-word="false"/>
    </style:style>
    <style:style style:name="P116" style:family="paragraph" style:parent-style-name="Text_20_body" style:list-style-name="диалог">
      <style:paragraph-properties fo:text-align="justify" style:justify-single-word="false"/>
    </style:style>
    <style:style style:name="P117" style:family="paragraph" style:parent-style-name="Text_20_body" style:list-style-name="диалог">
      <style:text-properties fo:language="ru" fo:country="RU" fo:font-style="normal" style:font-style-asian="normal" style:font-style-complex="normal"/>
    </style:style>
    <style:style style:name="P118"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0" style:family="paragraph" style:parent-style-name="Text_20_body" style:list-style-name="List_20_2">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fo:font-weight="normal" style:font-weight-asian="normal" style:font-weight-complex="normal"/>
    </style:style>
    <style:style style:name="P122" style:family="paragraph" style:parent-style-name="Text_20_body" style:list-style-name="List_20_4">
      <style:text-properties fo:language="ru" fo:country="RU" fo:font-weight="normal" style:font-weight-asian="normal" style:font-weight-complex="normal"/>
    </style:style>
    <style:style style:name="P123" style:family="paragraph" style:parent-style-name="Text_20_body" style:list-style-name="список_20_перечисление">
      <style:text-properties fo:language="ru" fo:country="RU"/>
    </style:style>
    <style:style style:name="P124" style:family="paragraph" style:parent-style-name="Text_20_body" style:list-style-name="List_20_4">
      <style:text-properties fo:language="ru" fo:country="RU" fo:font-weight="bold" style:font-weight-asian="bold" style:font-weight-complex="bold"/>
    </style:style>
    <style:style style:name="P125" style:family="paragraph" style:parent-style-name="Text_20_body" style:list-style-name="List_20_5">
      <style:text-properties fo:language="ru" fo:country="RU"/>
    </style:style>
    <style:style style:name="P126" style:family="paragraph" style:parent-style-name="Text_20_body" style:list-style-name="List_20_2"/>
    <style:style style:name="P127" style:family="paragraph" style:parent-style-name="Text_20_body">
      <style:text-properties fo:font-weight="bold" style:font-weight-asian="bold" style:font-weight-complex="bold"/>
    </style:style>
    <style:style style:name="P128" style:family="paragraph" style:parent-style-name="Text_20_body" style:list-style-name="List_20_2">
      <style:text-properties fo:font-weight="bold" style:font-weight-asian="bold" style:font-weight-complex="bold"/>
    </style:style>
    <style:style style:name="P129" style:family="paragraph" style:parent-style-name="Text_20_body" style:list-style-name="List_20_1">
      <style:text-properties fo:font-weight="bold" style:font-weight-asian="bold" style:font-weight-complex="bold"/>
    </style:style>
    <style:style style:name="P130" style:family="paragraph" style:parent-style-name="Text_20_body">
      <style:text-properties fo:font-weight="normal" style:font-weight-asian="normal" style:font-weight-complex="normal"/>
    </style:style>
    <style:style style:name="P131" style:family="paragraph" style:parent-style-name="Text_20_body" style:list-style-name="List_20_2">
      <style:text-properties fo:font-weight="normal" style:font-weight-asian="normal" style:font-weight-complex="normal"/>
    </style:style>
    <style:style style:name="P132" style:family="paragraph" style:parent-style-name="Text_20_body" style:list-style-name="List_20_3">
      <style:text-properties fo:font-weight="normal" style:font-weight-asian="normal" style:font-weight-complex="normal"/>
    </style:style>
    <style:style style:name="P133" style:family="paragraph" style:parent-style-name="Text_20_body" style:list-style-name="List_20_1">
      <style:text-properties fo:font-weight="normal" style:font-weight-asian="normal" style:font-weight-complex="normal"/>
    </style:style>
    <style:style style:name="P134" style:family="paragraph" style:parent-style-name="Text_20_body" style:list-style-name="List_20_4"/>
    <style:style style:name="P135" style:family="paragraph" style:parent-style-name="Text_20_body" style:list-style-name="List_20_5">
      <style:text-properties fo:font-style="italic" style:font-style-asian="italic" style:font-style-complex="italic"/>
    </style:style>
    <style:style style:name="P136" style:family="paragraph" style:parent-style-name="Text_20_body" style:list-style-name="диалог">
      <style:text-properties fo:color="#ff3333" fo:font-style="normal" style:font-style-asian="normal" style:font-style-complex="normal"/>
    </style:style>
    <style:style style:name="P137"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8"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9" style:family="paragraph" style:parent-style-name="Text_20_body" style:list-style-name="диалог">
      <style:text-properties fo:color="#ff3333"/>
    </style:style>
    <style:style style:name="P140"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141" style:family="paragraph" style:parent-style-name="Text_20_body">
      <style:paragraph-properties fo:text-align="start" style:justify-single-word="false"/>
      <style:text-properties fo:color="#ff3333" fo:language="ru" fo:country="RU" fo:font-style="normal" fo:font-weight="normal" style:font-style-asian="normal" style:font-weight-asian="normal" style:font-style-complex="normal" style:font-weight-complex="normal"/>
    </style:style>
    <style:style style:name="P142" style:family="paragraph" style:parent-style-name="Text_20_body" style:list-style-name="L4"/>
    <style:style style:name="P143" style:family="paragraph" style:parent-style-name="Text_20_body" style:list-style-name="L5"/>
    <style:style style:name="P144" style:family="paragraph" style:parent-style-name="Text_20_body">
      <style:paragraph-properties fo:text-align="start" style:justify-single-word="false"/>
    </style:style>
    <style:style style:name="P145" style:family="paragraph" style:parent-style-name="Text_20_body">
      <style:text-properties fo:color="#00cc33"/>
    </style:style>
    <style:style style:name="P146" style:family="paragraph" style:parent-style-name="Text_20_body">
      <style:text-properties fo:color="#00cc33" fo:font-size="13pt" style:font-size-asian="13pt" style:font-size-complex="13pt"/>
    </style:style>
    <style:style style:name="P147" style:family="paragraph" style:parent-style-name="Text_20_body" style:list-style-name="диалог">
      <style:paragraph-properties fo:margin-left="0cm" fo:margin-right="0cm" fo:text-indent="0cm" style:auto-text-indent="false"/>
      <style:text-properties style:use-window-font-color="true"/>
    </style:style>
    <style:style style:name="P14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5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5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5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53" style:family="paragraph" style:parent-style-name="Text_20_body">
      <style:paragraph-properties fo:break-before="page"/>
    </style:style>
    <style:style style:name="P154" style:family="paragraph" style:parent-style-name="Text_20_body" style:master-page-name="">
      <style:paragraph-properties fo:hyphenation-ladder-count="no-limit" style:page-number="auto"/>
      <style:text-properties style:use-window-font-color="true" fo:language="ru" fo:country="RU" fo:hyphenate="true" fo:hyphenation-remain-char-count="2" fo:hyphenation-push-char-count="2"/>
    </style:style>
    <style:style style:name="P15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5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language="ru" fo:country="RU"/>
    </style:style>
    <style:style style:name="T13" style:family="text">
      <style:text-properties fo:language="ru" fo:country="RU" fo:font-style="italic" style:font-style-asian="italic" style:font-style-complex="italic"/>
    </style:style>
    <style:style style:name="T14" style:family="text">
      <style:text-properties fo:language="ru" fo:country="RU" fo:font-style="italic" fo:font-weight="normal" style:font-style-asian="italic" style:font-weight-asian="normal" style:font-style-complex="italic" style:font-weight-complex="normal"/>
    </style:style>
    <style:style style:name="T15" style:family="text">
      <style:text-properties fo:language="ru" fo:country="RU" fo:font-style="normal" fo:font-weight="normal" style:font-style-asian="normal" style:font-weight-asian="normal" style:font-style-complex="normal" style:font-weight-complex="normal"/>
    </style:style>
    <style:style style:name="T16" style:family="text">
      <style:text-properties fo:language="ru" fo:country="RU" fo:font-style="normal" style:font-style-asian="normal" style:font-style-complex="normal"/>
    </style:style>
    <style:style style:name="T17" style:family="text">
      <style:text-properties fo:language="ru" fo:country="RU" fo:font-style="normal" fo:font-weight="bold" style:font-style-asian="normal" style:font-weight-asian="bold" style:font-style-complex="normal" style:font-weight-complex="bold"/>
    </style:style>
    <style:style style:name="T18" style:family="text">
      <style:text-properties fo:language="ru" fo:country="RU" fo:font-weight="normal" style:font-weight-asian="normal" style:font-weight-complex="normal"/>
    </style:style>
    <style:style style:name="T19" style:family="text">
      <style:text-properties style:use-window-font-color="true"/>
    </style:style>
    <style:style style:name="T20" style:family="text">
      <style:text-properties style:use-window-font-color="true" style:font-name="Verdana5" fo:font-size="14pt" style:font-size-asian="14pt" style:font-size-complex="14pt" style:language-complex="ru" style:country-complex="RU"/>
    </style:style>
    <style:style style:name="T21" style:family="text">
      <style:text-properties style:use-window-font-color="true" style:font-name="Verdana5" style:language-complex="ru" style:country-complex="RU"/>
    </style:style>
    <style:style style:name="T22" style:family="text">
      <style:text-properties style:use-window-font-color="true" style:font-name="Verdana5" fo:font-size="11pt" fo:language="ru" fo:country="RU" style:font-size-asian="11pt" style:font-size-complex="11pt"/>
    </style:style>
    <style:style style:name="T23" style:family="text">
      <style:text-properties style:use-window-font-color="true" fo:font-weight="bold" style:font-weight-asian="bold" style:font-weight-complex="bold"/>
    </style:style>
    <style:style style:name="T24" style:family="text">
      <style:text-properties style:use-window-font-color="true" style:language-complex="ru" style:country-complex="RU"/>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italic" fo:background-color="#ffffff" style:font-style-asian="italic" style:font-style-complex="italic"/>
    </style:style>
    <style:style style:name="T27" style:family="text">
      <style:text-properties style:use-window-font-color="true" fo:font-style="normal" style:font-style-asian="normal" style:font-style-complex="normal"/>
    </style:style>
    <style:style style:name="T28" style:family="text">
      <style:text-properties style:use-window-font-color="true" style:text-line-through-style="none"/>
    </style:style>
    <style:style style:name="T29" style:family="text">
      <style:text-properties style:use-window-font-color="true" style:text-line-through-style="none" style:text-underline-style="none"/>
    </style:style>
    <style:style style:name="T30" style:family="text">
      <style:text-properties style:use-window-font-color="true" fo:font-weight="normal" style:font-weight-asian="normal" style:font-weight-complex="normal"/>
    </style:style>
    <style:style style:name="T31" style:family="text">
      <style:text-properties style:use-window-font-color="true" style:text-underline-style="none"/>
    </style:style>
    <style:style style:name="T32" style:family="text">
      <style:text-properties style:use-window-font-color="true" style:text-underline-style="none" fo:font-weight="bold" style:font-weight-asian="bold" style:font-weight-complex="bold"/>
    </style:style>
    <style:style style:name="T33" style:family="text">
      <style:text-properties style:use-window-font-color="true" fo:background-color="#ffffff"/>
    </style:style>
    <style:style style:name="T34" style:family="text">
      <style:text-properties style:use-window-font-color="true" fo:language="ru" fo:country="RU"/>
    </style:style>
    <style:style style:name="T35" style:family="text">
      <style:text-properties style:use-window-font-color="true" fo:language="ru" fo:country="RU" fo:background-color="#ffffff"/>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weight="bold" style:font-weight-asian="bold" style:font-weight-complex="bold"/>
    </style:style>
    <style:style style:name="T41" style:family="text">
      <style:text-properties style:use-window-font-color="true" fo:language="en" fo:country="US"/>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1" style:family="text">
      <style:text-properties fo:font-variant="normal" fo:text-transform="none" style:font-name="Arial" fo:font-size="11.25pt" fo:letter-spacing="normal" fo:font-style="normal" fo:font-weight="normal"/>
    </style:style>
    <style:style style:name="T52" style:family="text">
      <style:text-properties fo:font-variant="normal" fo:text-transform="none" fo:color="#000000" style:font-name="Verdana5" fo:font-size="11pt" fo:letter-spacing="normal" fo:language="ru" fo:country="RU" fo:font-style="normal" fo:font-weight="normal" style:font-size-asian="11pt" style:font-size-complex="11pt"/>
    </style:style>
    <style:style style:name="T53" style:family="text">
      <style:text-properties fo:color="#ff3333"/>
    </style:style>
    <style:style style:name="T54" style:family="text">
      <style:text-properties fo:color="#ff3333" fo:language="ru" fo:country="RU" fo:font-style="normal" fo:font-weight="normal" style:font-style-asian="normal" style:font-weight-asian="normal" style:font-style-complex="normal" style:font-weight-complex="normal"/>
    </style:style>
    <style:style style:name="T55" style:family="text">
      <style:text-properties fo:color="#ff3333" fo:font-style="normal" style:font-style-asian="normal" style:font-style-complex="normal"/>
    </style:style>
    <style:style style:name="T56" style:family="text">
      <style:text-properties fo:color="#ff3333" fo:font-style="normal" fo:font-weight="normal" style:font-style-asian="normal" style:font-weight-asian="normal" style:font-style-complex="normal" style:font-weight-complex="normal"/>
    </style:style>
    <style:style style:name="T57" style:family="text">
      <style:text-properties fo:color="#ff3333" fo:language="en" fo:country="US" fo:font-style="normal" fo:font-weight="normal" style:font-style-asian="normal" style:font-weight-asian="normal" style:font-style-complex="normal" style:font-weight-complex="normal"/>
    </style:style>
    <style:style style:name="T58" style:family="text">
      <style:text-properties fo:language="uk" fo:country="UA" fo:font-style="normal" style:font-style-asian="normal" style:font-style-complex="normal"/>
    </style:style>
    <style:style style:name="T59" style:family="text">
      <style:text-properties fo:language="uk" fo:country="UA" fo:font-style="normal" fo:font-weight="normal" style:font-style-asian="normal" style:font-weight-asian="normal" style:font-style-complex="normal" style:font-weight-complex="normal"/>
    </style:style>
    <style:style style:name="T60" style:family="text">
      <style:text-properties fo:background-color="#ffffff"/>
    </style:style>
    <style:style style:name="T61" style:family="text">
      <style:text-properties style:font-name="Verdana1" fo:language="ru" fo:country="RU"/>
    </style:style>
    <style:style style:name="T62" style:family="text">
      <style:text-properties fo:background-color="transparent"/>
    </style:style>
    <style:style style:name="T6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5"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span text:style-name="Default_20_Paragraph_20_Font"><text:span text:style-name="T20">Янина Каминская</text:span></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1"><text:s/></text:span></text:span></text:p>
      <text:p text:style-name="Caption">Реквием по любви</text:p>
      <text:p text:style-name="P68">или</text:p>
      <text:p text:style-name="P68">мемуары о манипуляторе</text:p>
      <text:h text:style-name="P84" text:outline-level="1"><text:s/><text:bookmark-start text:name="Vviedieniie"/>П<text:bookmark-end text:name="Vviedieniie"/>ролог </text:h>
      <text:p text:style-name="P46">Опыт – дитя мысли, а мысль – дитя действия. Мы не можем изучать людей по книгам.</text:p>
      <text:p text:style-name="P54">Бенджамин Дизраэли</text:p>
      <text:p text:style-name="Text_20_body">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Вы сейчас, наверное, подумали, мол:</text:p>
      <text:list xml:id="list6808339595190235760" text:style-name="диалог">
        <text:list-item>
          <text:p text:style-name="P91">Не любит она мужиков! Злая она! Такая злая, что вот аж целую книгу сочинила! Мужененавистница! Феминистка!</text:p>
        </text:list-item>
      </text:list>
      <text:p text:style-name="P11">О нет! Я люблю мужчин!</text:p>
      <text:p text:style-name="P11">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455255965249908525" text:style-name="список_20_перечисление">
        <text:list-item>
          <text:p text:style-name="P92"><text:soft-page-break/>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2">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9196506217130051750" text:style-name="L1">
        <text:list-item>
          <text:p text:style-name="P93">Вам говорят, что вы совершаете ошибки, вы всегда виноваты, но не понимаете, в чем ваша вина;</text:p>
        </text:list-item>
        <text:list-item>
          <text:p text:style-name="P93">Вам кажется, что вы в одиночку несете всю или большую часть ответственности за совершаемые действия вашей пары;</text:p>
        </text:list-item>
        <text:list-item>
          <text:p text:style-name="P93">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3">Ваши чувства и настроение зависят от вашего партнера. Вы часто готовы промолчать, чтобы угодить ему;</text:p>
        </text:list-item>
        <text:list-item>
          <text:p text:style-name="P93">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3">Вам кажется, что ваш партнер не заинтересован вами, а мысли о том, что вас могут бросить приводят вас в ужас.</text:p>
        </text:list-item>
      </text:list>
      <text:p text:style-name="P11"><text:soft-page-break/>Если вы согласны хотя бы с несколькими из этих утверждений, мне жаль — вы попали в клуб жертв манипулятора.</text:p>
      <text:p text:style-name="P47">*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1">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1">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11">Уверена, что у вас, как и у меня, много близких людей, которые хотели бы вам помочь, но по незнанию причин ва<text:soft-page-break/>шего беспокойства и из-за вашей неспособности сформулировать свои мысли по этому поводу, они часто говорят вам:</text:p>
      <text:list xml:id="list38209129" text:continue-list="list6808339595190235760" text:style-name="диалог">
        <text:list-item>
          <text:p text:style-name="P91">Ты переживаешь напрасно!</text:p>
        </text:list-item>
      </text:list>
      <text:p text:style-name="P11">Или:</text:p>
      <text:list xml:id="list38211374" text:continue-numbering="true" text:style-name="диалог">
        <text:list-item>
          <text:p text:style-name="P91">Тебе нужно просто успокоиться!</text:p>
        </text:list-item>
      </text:list>
      <text:p text:style-name="P11">А если ваши отношения уже закончились, то вы, скорее всего, в отчаянии, но слышите:</text:p>
      <text:list xml:id="list38209903" text:continue-numbering="true" text:style-name="диалог">
        <text:list-item>
          <text:p text:style-name="P91">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4"><text:span text:style-name="T19">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9">психопатом</text:span></text:span><text:span text:style-name="T19">.</text:span></text:p>
      <text:p text:style-name="P47"><text:soft-page-break/>* * *</text:p>
      <text:p text:style-name="P11">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3">de —</text:span><text:span text:style-name="T13"> отсутствие, от фр. </text:span><text:span text:style-name="T43">socialistion —</text:span><text:span text:style-name="T13">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60">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0"><text:soft-page-break/>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0">По сути, разница в поведении психа и психопата лежит в понятии <office:annotation office:name="__Annotation__11825_1188893767"><dc:creator>Яна </dc:creator><dc:date>2018-02-21T14:32:26.48</dc:date><text:p text:style-name="P155"><text:span text:style-name="T63">эмпатия</text:span></text:p><text:p text:style-name="P155"><text:span text:style-name="T63">эмпатии</text:span></text:p><text:p text:style-name="P155"><text:span text:style-name="T63">«эмпатия»</text:span></text:p></office:annotation>«Э<text:span text:style-name="T62">мпатия»</text:span><office:annotation-end office:name="__Annotation__11825_1188893767"/>. </text:p>
      <text:p text:style-name="P24"><text:span text:style-name="T33">Эмпатия (</text:span><text:span text:style-name="T26">от </text:span><text:a xlink:type="simple" xlink:href="https://ru.wikipedia.org/wiki/Греческий_язык" text:style-name="Internet_20_link" text:visited-style-name="Visited_20_Internet_20_Link"><text:span text:style-name="T48">греч.</text:span></text:a><text:span text:style-name="T49"> </text:span><text:span text:style-name="T48">empatheia</text:span><text:span text:style-name="T50"> </text:span><text:span text:style-name="T26">— страсть, сопереживание, чувство</text:span><text:span text:style-name="T33">) – </text:span><text:span text:style-name="T35">это способность осознанно </text:span><text:span text:style-name="T35">переживать эмоциональное состояние другого человека. Э</text:span><text:span text:style-name="T33">то, так сказать, социальный механизм, который помогает сопереживать.</text:span></text:p>
      <text:p text:style-name="P10">Существует несколько видов эмпатии:</text:p>
      <text:list xml:id="list38224939" text:continue-list="list455255965249908525" text:style-name="список_20_перечисление">
        <text:list-item>
          <text:p text:style-name="P95">эмоциональная эмпатия— основана на механизмах проекции и подражания реакциям другого человека;</text:p>
        </text:list-item>
        <text:list-item>
          <text:p text:style-name="P95">когнитивная эмпатия — сравнение, аналогия;</text:p>
        </text:list-item>
        <text:list-item>
          <text:p text:style-name="P95">предикативная эмпатия — способность предсказывать реакции другого человека.</text:p>
        </text:list-item>
      </text:list>
      <text:p text:style-name="P10">Прародитель понятия <office:annotation office:name="__Annotation__11826_1188893767"><dc:creator>Яна </dc:creator><dc:date>2018-02-21T14:33:04.48</dc:date><text:p text:style-name="P155"><text:span text:style-name="T63">«психоанализ»</text:span></text:p><text:p text:style-name="P155"><text:span text:style-name="T63">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57">«Мы учитываем психическое состояние пациента, ставим себя в это состояние и стараемся понять его, сравнивая со своим собственным.»</text:p>
      <text:p text:style-name="P59"/>
      <text:p text:style-name="P10"><text:soft-page-break/>С точки зрения психологии способность к эмпатии считается нормой.</text:p>
      <text:p text:style-name="P10">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7"><text:soft-page-break/>*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3">abuse – </text:span><text:span text:style-name="T13">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6">«идеализация — обесценивание — утилизация».</text:span></text:p>
      <text:p text:style-name="P24"><text:span text:style-name="T30">Итак, расстройство</text:span><text:span text:style-name="_31__20_Text"><text:span text:style-name="T30"> личности</text:span></text:span><text:span text:style-name="T30"> </text:span><text:span text:style-name="T19">— это не до конца сформированная психика человека. Это патология нервной системы, по разным причинам возникшая </text:span><text:span text:style-name="T19">при не</text:span><text:span text:style-name="T19">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8216169" text:continue-numbering="true" text:style-name="список_20_перечисление">
        <text:list-item>
          <text:p text:style-name="P92">Равнодушие. Пассивное отношение к чувствам других. Отсутствие сострадания. Неумение и неспособность оказывать поддержку.</text:p>
        </text:list-item>
        <text:list-item>
          <text:p text:style-name="P92">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2"><text:soft-page-break/>Отсутствие чувства вины и сожаления. Неспособность анализировать полученный опыт. Отрицание наказания. Отсутствие стыда.</text:p>
        </text:list-item>
        <text:list-item>
          <text:p text:style-name="P92">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2">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92">Неспособность выдерживать критику. Завышение собственных способностей и значимости. Самолюбие. Нарциссизм.</text:p>
        </text:list-item>
        <text:list-item>
          <text:p text:style-name="P92">Лень. Безынициативность. Однообразность. Отсутствие стремления из-за страха собственной неудачи.</text:p>
        </text:list-item>
        <text:list-item>
          <text:p text:style-name="P92">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6988325790628313607" text:style-name="L2">
        <text:list-header>
          <text:p text:style-name="P115"><text:span text:style-name="Default_20_Paragraph_20_Font"><text:span text:style-name="T24"/></text:span></text:p>
        </text:list-header>
      </text:list>
      <text:p text:style-name="P61">«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text:soft-page-break/>те, которые ошибочно сочли себя их друзьями, возлюбленными или близкими… или даже просто случайные попутчики.</text:p>
      <text:p text:style-name="P61">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1">…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4">Американский психиатр-криминолог Харви Клекли, «Маска нормальности»</text:p>
      <text:p text:style-name="Subtitle"><text:span text:style-name="Default_20_Paragraph_20_Font"><text:span text:style-name="T24">*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text:soft-page-break/>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48</dc:date><text:p><text:span text:style-name="T63">«расстройство личности»</text:span></text:p><text:p><text:span text:style-name="T63">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1">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2">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7"><text:soft-page-break/>* * *</text:p>
      <text:p text:style-name="P11">Для начала я попробую описать себя.</text:p>
      <text:p text:style-name="P11">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11">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1">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11">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11"><text:soft-page-break/>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office:annotation office:name="__Annotation__11860_1188893767"><dc:creator>Яна </dc:creator><dc:date>2018-02-21T14:43:35.48</dc:date><text:p text:style-name="P155"><text:span text:style-name="T65">Запятая?</text:span></text:p></office:annotation>неопытности были<office:annotation-end office:name="__Annotation__11860_1188893767"/> допущены ошибки в суждениях. И мне жаль. Если бы можно было вернуть время назад, то, как минимум, два таких своих решения я бы поменяла.</text:p>
      <text:p text:style-name="P11">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11">Очень часто дралась. Всегда защищаясь или защищая. При этом я выбирала себе равных соперников, и слабаков среди них не было.</text:p>
      <text:p text:style-name="P11">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11">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text:soft-page-break/>крывается, до коллеги, который предает и подставляет, дабы извлечь свою выгоду.</text:p>
      <text:p text:style-name="P11">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Очень привязываюсь к людям, потом переживаю их «нехватку» или предательство.</text:p>
      <text:p text:style-name="P11">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11">А еще я убеждена, что человек всегда должен оставаться человеком!</text:p>
      <text:p text:style-name="P11"><text:soft-page-break/>Раньше я была очень веселой, уверенной в себе, практически бесстрашной и волевой. Теперь наверстываю...</text:p>
      <text:p text:style-name="P11">Коротко, но далеко не все.</text:p>
      <text:p text:style-name="P47">* * *</text:p>
      <text:p text:style-name="P11">А теперь давайте разберем «портрет» жертвы.</text:p>
      <text:p text:style-name="P11">Целью абьюзера обычно становится жизнерадостный, естественный по своей <office:annotation office:name="__Annotation__11894_1188893767"><dc:creator>Яна </dc:creator><dc:date>2018-02-21T14:52:21.49</dc:date><text:p text:style-name="P155"><text:span text:style-name="T65">Запятая?</text:span></text:p></office:annotation>природе человек<office:annotation-end office:name="__Annotation__11894_1188893767"/>, который в силу 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7"><text:soft-page-break/>*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38207380" text:continue-list="list38209903" text:style-name="диалог">
        <text:list-item>
          <text:p text:style-name="P91">Еще одна сопливая история сопливой девочки, которая сама все испортила и сама во всем виновата. Кто ей лекарь?!</text:p>
        </text:list-item>
      </text:list>
      <text:p text:style-name="P11">Вот отрывок из книги о лагерях смерти А. Чернявской «Психология господства и подчинения: Хрестоматия»:</text:p>
      <text:p text:style-name="P11"/>
      <text:p text:style-name="P56">«...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6">Обычный, не психологический анализ не может удовлетворительно объяснить такое послушание...»</text:p>
      <text:p text:style-name="P58"><text:span text:style-name="Default_20_Paragraph_20_Font"><text:span text:style-name="T24"/></text:span></text:p>
      <text:p text:style-name="P24"><text:span text:style-name="T19">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5">специально разра</text:span><text:span text:style-name="T25">ботанным </text:span><text:span text:style-name="_30__20_Text"><text:span text:style-name="T25">методом</text:span></text:span><text:span text:style-name="T19">, с целью уничтожить человеческое досто</text:span><text:soft-page-break/><text:span text:style-name="T19">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
      <text:p text:style-name="P61">«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4">Х. Арендт, «Банальность зла: Эйхман в Иерусалиме»</text:p>
      <text:p text:style-name="P44"/>
      <text:p text:style-name="P11"><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7">*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text:soft-page-break/>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4"><text:span text:style-name="T19">Вы пришли в супермаркет за колбасой. Вас встречает милая девушка и приглашает вас проде</text:span><text:span text:style-name="T19">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19">купить</text:span></text:span><text:span text:style-name="T19"> кусочек этого сыра...</text:span></text:p>
      <text:p text:style-name="P11">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38199274" text:continue-list="list38216169" text:style-name="список_20_перечисление">
        <text:list-item>
          <text:p text:style-name="P92">когнитивный консонанс — согласованность знаний и поведения;</text:p>
        </text:list-item>
        <text:list-item>
          <text:p text:style-name="P92">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11">Говным гавно жили были...</text:p>
      <text:h text:style-name="P85" text:outline-level="1"><text:s/>Часть 1. <text:line-break/>Воспоминания</text:h>
      <text:p text:style-name="P65"/>
      <text:h text:style-name="P80" text:outline-level="2"><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1">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1">Я повзрослела. Поняла, как оно бывает.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1"><text:soft-page-break/>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text:soft-page-break/>Оно здесь, со мной, внутри меня, никуда не уходит и дарит спокойствие. Это было волшебно.</text:p>
      <text:p text:style-name="P11">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38205724" text:continue-list="list38207380" text:style-name="диалог">
        <text:list-item>
          <text:p text:style-name="P91">У меня депресс!!!! Помоги! — пишу однажды мартовским днем другу, тому самому — общему.</text:p>
        </text:list-item>
        <text:list-item>
          <text:p text:style-name="P91">Да. Я тут. Излагай. Жалуйся.</text:p>
        </text:list-item>
        <text:list-item>
          <text:p text:style-name="P91"><text:soft-page-break/>Не жалей — подбодри, ты умеешь.</text:p>
        </text:list-item>
        <text:list-item>
          <text:p text:style-name="P91">Хорошо сделаю. Только в каком, собственно, воп­росе?</text:p>
        </text:list-item>
        <text:list-item>
          <text:p text:style-name="P91">Весна. Я выходная. Сижу дома. Одна и ничего не делаю...</text:p>
        </text:list-item>
        <text:list-item>
          <text:p text:style-name="P91">А не хочешь N. вызвонить? Он парень шабутной и весёлый...</text:p>
        </text:list-item>
        <text:list-item>
          <text:p text:style-name="P91">Хочу...</text:p>
        </text:list-item>
        <text:list-item>
          <text:p text:style-name="P91">Ну я его-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8227034" text:continue-numbering="true" text:style-name="диалог">
        <text:list-item>
          <text:p text:style-name="P91">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text:p>
      <text:p text:style-name="P11">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1">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text:soft-page-break/>разговорам нельзя было придраться. Его логика и рациональность сводили меня, как творческую взбалмошную личность — с ума.</text:p>
      <text:p text:style-name="P11">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7">* * *</text:p>
      <text:p text:style-name="P11">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1"><text:soft-page-break/>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text:soft-page-break/>а не оттолкнуть. Вы обязательно заметите эту надменность, только чуть позже.</text:p>
      <text:p text:style-name="P11">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text:soft-page-break/>стике гораздо меньше, чем мужчин, но тяжесть психологических травм, нанесенных жертве, одинакова.</text:p>
      <text:p text:style-name="P11">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text:soft-page-break/>тесь в общении с ним, что вы разговорчивы, ведь именно ваша разговорчивость и открывает вас ему, как книгу...</text:p>
      <text:p text:style-name="P11">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7">* * *</text:p>
      <text:p text:style-name="P11">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8227417" text:continue-numbering="true" text:style-name="диалог">
        <text:list-item>
          <text:p text:style-name="P91">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8211744" text:continue-numbering="true" text:style-name="диалог">
        <text:list-item>
          <text:p text:style-name="P91">Любви не существует — повторяла я, — есть отношения, которые всегда заканчиваются.</text:p>
        </text:list-item>
      </text:list>
      <text:p text:style-name="P11"><text:soft-page-break/>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1">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1">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1"><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11">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4"><text:span text:style-name="_30__20_Text"><text:span text:style-name="T27">Это еще один пунктик, на который нужно обратить особое внимание — е</text:span></text:span><text:span text:style-name="T27">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7">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а я об этом даже не догадывалась.</text:p>
      <text:p text:style-name="P11">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47"><text:soft-page-break/>*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8209459" text:continue-numbering="true" text:style-name="диалог">
        <text:list-item>
          <text:p text:style-name="P91">Если я приеду, то буду приставать...</text:p>
        </text:list-item>
        <text:list-item>
          <text:p text:style-name="P91">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4"><text:span text:style-name="T19">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9">Если</text:span></text:span><text:span text:style-name="T19"> я приеду — </text:span><text:span text:style-name="_30__20_Text"><text:span text:style-name="T19">то</text:span></text:span><text:span text:style-name="T19"> буду приставать», прекрасно понимая, что мне и в голову не придет </text:span><text:span text:style-name="T19">ему ответить что-то вроде: «А, да? Ну тогда не приезжай!»</text:span></text:p>
      <text:p text:style-name="P24"><text:span text:style-name="T19">Либо так — либо так. А теперь смотрим чего он этим добился — </text:span><text:span text:style-name="_30__20_Text"><text:span text:style-name="T19">я приняла решение</text:span></text:span><text:span text:style-name="T19">. Меня не спрашивали и не ста</text:span><text:soft-page-break/><text:span text:style-name="T19">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 Хорошо, что между нами ничего не было...</text:p>
      <text:p text:style-name="P24"><text:span text:style-name="T27">Оказалось, что он сошелся со своей девушкой. Да, е</text:span><text:span text:style-name="_30__20_Text"><text:span text:style-name="T27">го отношения на тот момент еще были</text:span></text:span><text:span text:style-name="T27">.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1">Поздним весенним вечером зазвенел телефон. Новое сообщение:</text:p>
      <text:list xml:id="list38200509" text:continue-numbering="true" text:style-name="диалог">
        <text:list-item>
          <text:p text:style-name="P91">Брожу по ночному городу. Думаю о тебе, вспоминаю...</text:p>
        </text:list-item>
        <text:list-item>
          <text:p text:style-name="P91">Привет. — отвечаю я — Как жизнь?</text:p>
        </text:list-item>
        <text:list-item>
          <text:p text:style-name="P91">Мы на маёвку собираемся. Приезжай.</text:p>
        </text:list-item>
        <text:list-item>
          <text:p text:style-name="P91">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Потом он будет вспоминать:</text:p>
      <text:list xml:id="list38225294" text:continue-numbering="true" text:style-name="диалог">
        <text:list-item>
          <text:p text:style-name="P91">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office:annotation office:name="__Annotation__12797_37434062"><dc:creator>Яна </dc:creator><dc:date>2018-02-22T16:00:06.50</dc:date><text:p text:style-name="P155"><text:span text:style-name="T65">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8223674" text:continue-numbering="true" text:style-name="диалог">
        <text:list-item>
          <text:p text:style-name="P91">Останешься?</text:p>
        </text:list-item>
        <text:list-item>
          <text:p text:style-name="P91">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4"><text:soft-page-break/><text:span text:style-name="T19">Он спросил меня, останусь ли я... Он просто поинтересовался. Своим «останусь» — я </text:span><text:span text:style-name="_30__20_Text"><text:span text:style-name="T19">опять приняла </text:span></text:span><text:span text:style-name="_30__20_Text"><text:span text:style-name="T27">решение. О</text:span></text:span><text:span text:style-name="T27">н</text:span><text:span text:style-name="T19"> снова, по сути, ничего не предпринял.</text:span></text:p>
      <text:p text:style-name="P11">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4"><text:span text:style-name="T19">Это завуалированное странное внимание воспринимается жертвой, как «да». Жертва начинает </text:span><text:span text:style-name="T19">строить отношения, еще не понимая, что делает это </text:span><text:span text:style-name="_30__20_Text"><text:span text:style-name="T19">одна</text:span></text:span><text:span text:style-name="T19"> и </text:span><text:span text:style-name="_30__20_Text"><text:span text:style-name="T19">для него</text:span></text:span><text:span text:style-name="T19">.</text:span></text:p>
      <text:p text:style-name="P24"><text:span text:style-name="T19">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5">подходящий</text:span><text:span text:style-name="T19"> экземпляр.</text:span></text:p>
      <text:p text:style-name="P11"><text:soft-page-break/>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2">freelance - </text:span><text:span text:style-name="T12">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1">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7">«Про люб</text:span><text:span text:style-name="T47">off/on</text:span><text:span text:style-name="T7">»</text:span>, О. Робски, описывающая мир глазами влюбленной женщины и глазами циничного мужчины.</text:p></text:note-body></text:note>».</text:p>
      <text:p text:style-name="P24"><text:span text:style-name="T19">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9">себе</text:span></text:span><text:span text:style-name="_30__20_Text"><text:span text:style-name="T27"> же</text:span></text:span><text:span text:style-name="T19"> купил по пути ко мне, но всегда угощался. Мама как-то спросила меня:</text:span></text:p>
      <text:list xml:id="list38220296" text:continue-numbering="true" text:style-name="диалог">
        <text:list-item>
          <text:p text:style-name="P91">А что он приносит? Конфеты, вино?...</text:p>
        </text:list-item>
        <text:list-item>
          <text:p text:style-name="P91">Ничего, — ответила я.</text:p>
        </text:list-item>
        <text:list-item>
          <text:p text:style-name="P91"><text:soft-page-break/>Как? Что, приходит с пустыми руками?!</text:p>
        </text:list-item>
        <text:list-item>
          <text:p text:style-name="P91">Мам, ну мы же взрослые люди, все всё понимают. К чему эта показуха?!...</text:p>
        </text:list-item>
      </text:list>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50</dc:date><text:p text:style-name="P155"><text:span text:style-name="T65">Что тут скажешь? Холостяк!</text:span></text:p></office:annotation>Что тут скажешь — холостяк.<office:annotation-end office:name="__Annotation__12875_37434062"/></text:p>
      <text:p text:style-name="P11">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1">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50</dc:date><text:p><text:span text:style-name="T65"><text:s/></text:span><text:span text:style-name="T65">,потому что</text:span></text:p></office:annotation>потому, что<office:annotation-end office:name="__Annotation__12917_37434062"/>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text:soft-page-break/>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это оказала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2">Domestos'</text:span><text:span text:style-name="T12">а</text:span><text:span text:style-name="T42">.</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42">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7"><text:soft-page-break/>* * *</text:p>
      <text:p text:style-name="P11">Первое время все было хорошо. Обнимая меня он часто говорил:</text:p>
      <text:list xml:id="list38198682" text:continue-numbering="true" text:style-name="диалог">
        <text:list-item>
          <text:p text:style-name="P91">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Я продолжала <text:span text:style-name="T1">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text:soft-page-break/>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6">Но одна лишь склонность к интроверсии не сделает из вас мыслителя.</text:p>
      <text:p text:style-name="P54">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1">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8216873" text:continue-numbering="true" text:style-name="диалог">
        <text:list-item>
          <text:p text:style-name="P91">Мы же живем вместе, что тебе еще надо?!</text:p>
        </text:list-item>
      </text:list>
      <text:p text:style-name="P11">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1">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51</dc:date><text:p text:style-name="P155"><text:span text:style-name="T65">запятая</text:span></text:p></office:annotation>, и, при этом<office:annotation-end office:name="__Annotation__13044_37434062"/>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1">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8220067" text:continue-numbering="true" text:style-name="диалог">
        <text:list-item>
          <text:p text:style-name="P91">Ты же знаешь — я интроверт. Давай потом.</text:p>
        </text:list-item>
      </text:list>
      <text:p text:style-name="P47">*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1">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7">* * *</text:p>
      <text:p text:style-name="P11">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1"><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4"><text:span text:style-name="T19">На мой вопрос: «Как это понимать?», он ответил, что это ничего не значит, и, как и всегда, замял эту тему. Я</text:span><text:span text:style-name="_30__20_Text"><text:span text:style-name="T27"> даже не поняла, как он так просто ушел от объяснений</text:span></text:span><text:span text:style-name="T27">!</text:span></text:p>
      <text:p text:style-name="P8">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последствии я еще пару раз ловила его за этим увлекательным делом...</text:p>
      <text:p text:style-name="P24"><text:span text:style-name="T19">Так или иначе, его отношение и поведение тогда говорило мне о том, что </text:span><text:span text:style-name="_30__20_Text"><text:span text:style-name="T19">со мной что-то не так.</text:span></text:span><text:span text:style-name="T19">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4"><text:span text:style-name="T19">Замешательство! Еще вчера все было хорошо, но уже сегодня что-то не так. Что не так? Что-то во мне? Ну да, раз </text:span><text:span text:style-name="_30__20_Text"><text:span text:style-name="T27">он</text:span></text:span><text:span text:style-name="T19"> отстранился. А что во мне не так? Я не подхожу ему в постели? Может я что-то сказала глупое, или обидела </text:span><text:soft-page-break/><text:span text:style-name="T19">чем? А может ему понравилась другая девочка? Или он понял, что не готов к серьезным отношениям?..</text:span></text:p>
      <text:p text:style-name="P24"><text:span text:style-name="T19">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19">,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38201843" text:continue-numbering="true" text:style-name="диалог">
        <text:list-item>
          <text:p text:style-name="P91">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4"><text:span text:style-name="T19">Конечно меня это обижало. Конечно, я обижалась, но — </text:span><text:span text:style-name="T25">старалась</text:span><text:span text:style-name="T19">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27"> </text:span><text:span text:style-name="_30__20_Text"><text:span text:style-name="T27">мне ничего не нужно — я</text:span></text:span><text:span text:style-name="T19">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4"><text:soft-page-break/><text:span text:style-name="T19">Получается, что кто-то </text:span><text:span text:style-name="_30__20_Text"><text:span text:style-name="T19">одна</text:span></text:span><text:span text:style-name="T19"> из нас хочет близости, стремясь к нормальным отношениям, прояв</text:span><text:span text:style-name="T19">ляет инициативу, ничего не получает, остается </text:span><text:span text:style-name="T19">каждый раз отвергнутая, и еще получает сверху поток упреков за то, что надоедает.</text:span></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2">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1"><text:soft-page-break/>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Так мы и жили. Я хотела его, потому, что любила и мне его было слишком мало. А он хотел побыть один, потому что:</text:p>
      <text:list xml:id="list38198085" text:continue-numbering="true" text:style-name="диалог">
        <text:list-item>
          <text:p text:style-name="P91">Мы же живем вместе, что тебе еще надо?!</text:p>
        </text:list-item>
      </text:list>
      <text:p text:style-name="P11">Или:</text:p>
      <text:list xml:id="list38195393" text:continue-numbering="true" text:style-name="диалог">
        <text:list-item>
          <text:p text:style-name="P91">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7">* * *</text:p>
      <text:p text:style-name="P11">У меня в руках был меч, но сражалась я с ветром<office:annotation office:name="__Annotation__13257_37434062"><dc:creator>Яна </dc:creator><dc:date>2018-02-22T17:22:39.51</dc:date><text:p text:style-name="P155"><text:span text:style-name="T65">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office:annotation office:name="__Annotation__13302_37434062"><dc:creator>Яна </dc:creator><dc:date>2018-02-22T17:23:34.51</dc:date><text:p text:style-name="P155"><text:span text:style-name="T65">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1">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1"><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7">*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24"><text:span text:style-name="T19">Интроверт, так интроверт. Так забейся ты в чулан и сиди размышляй о жизни! Но нет! Друзья - </text:span><text:span text:style-name="T19">да! Кому-то помочь? Да! Помочь мне — занят! Шпилить — да, потрахаться — занят!..</text:span></text:p>
      <text:p text:style-name="P24"><text:span text:style-name="T19">Я погрузилась в долгие раздумья на тему</text:span><text:span text:style-name="T27"> «Ч</text:span><text:span text:style-name="_30__20_Text"><text:span text:style-name="T27">то со мной не так?»</text:span></text:span><text:span text:style-name="T27">.</text:span><text:span text:style-name="T19">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7"><text:soft-page-break/>*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4"><text:span text:style-name="T19">Это нормально, но! Когда это занятие отбирает </text:span><text:span text:style-name="_30__20_Text"><text:span text:style-name="T19">все</text:span></text:span><text:span text:style-name="T19"> свободное время, отношения перестают быть здоровыми и начинают приносить боль.</text:span></text:p>
      <text:p text:style-name="P24"><text:span text:style-name="T19">Когда один из партнеров </text:span><text:span text:style-name="_30__20_Text"><text:span text:style-name="T19">слишком часто</text:span></text:span><text:span text:style-name="T19">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1">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4"><text:span text:style-name="T19">Мои просьбы стали восприниматься в «штыки». Уже тогда он мог пообещать мне что-то сделать, но</text:span><text:span text:style-name="T27"> </text:span><text:span text:style-name="_30__20_Text"><text:span text:style-name="T27">не сдерживал свое слово в самый последний момент</text:span></text:span><text:span text:style-name="T27">.</text:span><text:span text:style-name="T19"> Это порождало во мне ощущение, что меня обманули и вызывало чувство обиды, хоть он и красноречиво описывал причины.</text:span></text:p>
      <text:p text:style-name="P24"><text:span text:style-name="T19">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19">чай. Так было практически каждый раз, когда у</text:span><text:span text:style-name="T27"> </text:span><text:span text:style-name="_30__20_Text"><text:span text:style-name="T27">нас</text:span></text:span><text:span text:style-name="T27"> </text:span><text:span text:style-name="T19">были договоренности.</text:span></text:p>
      <text:p text:style-name="P11"><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7">* * *</text:p>
      <text:p text:style-name="P11">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4"><text:span text:style-name="T19">Мы выбираем жанры, характер развлечений и </text:span><text:span text:style-name="_30__20_Text"><text:span text:style-name="T19">людей</text:span></text:span><text:span text:style-name="T19">, сущность которых нам, так или иначе, близка и подходит по ряду качеств. Руководствуясь своим отношением к этим </text:span><text:soft-page-break/><text:span text:style-name="T19">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формируют наши характеры.</text:p>
      <text:p text:style-name="P11">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51</dc:date><text:p text:style-name="P155"><text:span text:style-name="T65">запятая</text:span></text:p></office:annotation>человека, ведь <office:annotation-end office:name="__Annotation__13727_37434062"/>легче понять!</text:p>
      <text:p text:style-name="P24"><text:span text:style-name="T19">И вот тут стоит напомнить об эмпатии. Ведь, говоря простыми словами, эмпатия — это, своего рода, </text:span><text:span text:style-name="_30__20_Text"><text:span text:style-name="T19">способность поставить себя на место другого.</text:span></text:span><text:span text:style-name="T19">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1"><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1">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1"><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38206952" text:continue-numbering="true" text:style-name="диалог">
        <text:list-item>
          <text:p text:style-name="P91">Что ты выдумываешь?</text:p>
        </text:list-item>
      </text:list>
      <text:p text:style-name="P11">Или:</text:p>
      <text:list xml:id="list38227925" text:continue-numbering="true" text:style-name="диалог">
        <text:list-item>
          <text:p text:style-name="P91"><text:soft-page-break/>Ты поражаешь меня своей иррациональностью!</text:p>
        </text:list-item>
      </text:list>
      <text:p text:style-name="P11">И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7"><text:soft-page-break/>*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5">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52</dc:date><text:p text:style-name="P155"><text:span text:style-name="T65">запятая</text:span></text:p></office:annotation>правил кроме<office:annotation-end office:name="__Annotation__14355_37434062"/>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1"><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абонемент использовался лишь в течении месяца.</text:p>
      <text:p text:style-name="P11">Цель: стать водителем байка.</text:p>
      <text:p text:style-name="P11">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5">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7"><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52</dc:date><text:p text:style-name="P155"><text:span text:style-name="T65">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office:annotation office:name="__Annotation__14662_37434062"><dc:creator>Яна </dc:creator><dc:date>2018-02-23T10:27:27.52</dc:date><text:p text:style-name="P155"><text:span text:style-name="T65">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1">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56">«Большинство людей не видят ловушки, в которой находятся.»</text:p>
      <text:p text:style-name="P44">Роберт Кийосаки</text:p>
      <text:p text:style-name="P44"/>
      <text:p text:style-name="P11">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8209376" text:continue-numbering="true" text:style-name="диалог">
        <text:list-item>
          <text:p text:style-name="P91">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47">*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1">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8202494" text:continue-numbering="true" text:style-name="диалог">
        <text:list-item>
          <text:p text:style-name="P91">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7">* * *</text:p>
      <text:p text:style-name="P11">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52</dc:date><text:p text:style-name="P155"><text:span text:style-name="T65">запятая</text:span></text:p></office:annotation>пространство» будет<office:annotation-end office:name="__Annotation__14825_37434062"/> караться упреками и обвинениями.</text:p>
      <text:p text:style-name="P11">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38215393" text:continue-list="list38199274" text:style-name="список_20_перечисление">
        <text:list-item>
          <text:p text:style-name="P92">оградить меня от какого-либо общения, дабы лишить меня любой попытки получить поддержку со стороны;</text:p>
        </text:list-item>
        <text:list-item>
          <text:p text:style-name="P92">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2">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47">*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1">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53"> </text:span>Так что нет. Я склонна полагать, что ему это было нужно.</text:p>
      <text:p text:style-name="P11">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text:soft-page-break/>Такие прекрасные здоровые отношения!</text:p>
      <text:h text:style-name="P80" text:outline-level="2"><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52</dc:date><text:p text:style-name="P155"><text:span text:style-name="T65">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1"><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1"><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53</dc:date><text:p text:style-name="P155"><text:span text:style-name="T65">, потому что</text:span></text:p></office:annotation>потому, что<office:annotation-end office:name="__Annotation__12050_1175146742"/>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1">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7"><text:soft-page-break/>*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8212537" text:continue-list="list38202494" text:style-name="диалог">
        <text:list-item>
          <text:p text:style-name="P91">О боже! Что это?!</text:p>
        </text:list-item>
      </text:list>
      <text:p text:style-name="P11">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38223265" text:continue-numbering="true" text:style-name="диалог">
        <text:list-item>
          <text:p text:style-name="P91">Уже лучше.</text:p>
        </text:list-item>
        <text:list-item>
          <text:p text:style-name="P91">Ну это уже куда не шло!..</text:p>
        </text:list-item>
      </text:list>
      <text:p text:style-name="P11">Или:</text:p>
      <text:list xml:id="list38199628" text:continue-numbering="true" text:style-name="диалог">
        <text:list-item>
          <text:p text:style-name="P91">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text:soft-page-break/>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7">* * *</text:p>
      <text:p text:style-name="P11">Одновременно с попытками изменить манеру моего поведения, мой стиль и ход мыслей,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38216210" text:continue-numbering="true" text:style-name="диалог">
        <text:list-item>
          <text:p text:style-name="P91">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4"><text:soft-page-break/><text:span text:style-name="T19">Следующим этапом, как вы поняли, является </text:span><text:span text:style-name="_30__20_Text"><text:span text:style-name="T27">изоляция жертвы от ее привычного окружения</text:span></text:span><text:span text:style-name="T27">.</text:span><text:span text:style-name="T19">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8202525" text:continue-numbering="true" text:style-name="диалог">
        <text:list-item>
          <text:p text:style-name="P91">Либо тех, либо тех!</text:p>
        </text:list-item>
        <text:list-item>
          <text:p text:style-name="P91">Но я хочу видеть всех в этот день! Это мой день. Это мои друзья...</text:p>
        </text:list-item>
        <text:list-item>
          <text:p text:style-name="P91">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61">«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1">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4">В. Адамчик, «Манипулятор. Секреты успешной манипуляции человеком»</text:p>
      <text:p text:style-name="P44"/>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7"><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4"><text:span text:style-name="_30__20_Text"><text:span text:style-name="T19">Если</text:span></text:span><text:span text:style-name="T19"> я приглашу всех, </text:span><text:span text:style-name="_30__20_Text"><text:span text:style-name="T19">то</text:span></text:span><text:span text:style-name="T19">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Я хочу, чтобы всем было хорошо».</text:p>
      <text:p text:style-name="P11">«Ты хочешь сделать всем плохо».</text:p>
      <text:p text:style-name="P11">«Не приглашай своих друзей».</text:p>
      <text:p text:style-name="P11">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text:soft-page-break/>Подтекстом также может являться мимика, жесты, поза или интонация.</text:p>
      <text:p text:style-name="P11">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7">*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1">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38204885" text:continue-list="list38215393" text:style-name="список_20_перечисление">
        <text:list-item>
          <text:p text:style-name="P92"><text:soft-page-break/>похвала, поверхностное очарование, поверхностное сочувствие, чрезмерные извинения;</text:p>
        </text:list-item>
        <text:list-item>
          <text:p text:style-name="P92">деньги, одобрение, подарки;</text:p>
        </text:list-item>
        <text:list-item>
          <text:p text:style-name="P92">внимание, выражения лица, такое как притворный смех или улыбка;</text:p>
        </text:list-item>
        <text:list-item>
          <text:p text:style-name="P92">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Несомненно, этот способ является самым быстрым для достижения желаемого результата.</text:p>
      <text:p text:style-name="P47">*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1">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6">В пустой душе и в сердце эгоиста</text:p>
      <text:p text:style-name="P46">Не может быть божественной любви.</text:p>
      <text:p text:style-name="P54">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8220118" text:continue-list="list38202525" text:style-name="диалог">
        <text:list-item>
          <text:p text:style-name="P91">Что-то ты бледненькая, тебе плохо? — спросила она.</text:p>
        </text:list-item>
        <text:list-item>
          <text:p text:style-name="P91">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1"><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1">* * *</text:p>
      <text:p text:style-name="P11">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8208595" text:continue-numbering="true" text:style-name="диалог">
        <text:list-item>
          <text:p text:style-name="P91">Мне так было бы приятно, если бы ты сегодня встретил меня с работы с ужином...</text:p>
        </text:list-item>
      </text:list>
      <text:p text:style-name="P11"><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1">*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наступила на подол длиннющего платья, попыталась удер<text:soft-page-break/>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8214161" text:continue-numbering="true" text:style-name="диалог">
        <text:list-item>
          <text:p text:style-name="P91">Хорошо, что в то время он работал тоже удаленно и был всегда дома, — думала я!</text:p>
        </text:list-item>
      </text:list>
      <text:p text:style-name="P11">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53</dc:date><text:p text:style-name="P155"><text:span text:style-name="T65">запятая</text:span></text:p></office:annotation> потому, что <office:annotation-end office:name="__Annotation__12962_1175146742"/>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4"><text:span text:style-name="T19">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19">ступок. Может он ду</text:span><text:span text:style-name="T19">мал, что я симулирую металлическую пластину в кости, чтоб </text:span>поднапрячь<text:span text:style-name="T19"> его?..</text:span></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53">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1"><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54</dc:date><text:p text:style-name="P155"><text:span text:style-name="T65">Запятая</text:span></text:p><text:p text:style-name="P155"><text:span text:style-name="T65"/></text:p></office:annotation>потому, что<office:annotation-end office:name="__Annotation__13216_1175146742"/> он знал — он будет безнаказанным, пока я ищу проблему в себе.</text:p>
      <text:p text:style-name="P11"><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4"><text:span text:style-name="T19">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9">только себе</text:span></text:span><text:span text:style-name="T19">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1">*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text:soft-page-break/>Я плакала по ночам и изводила себя. <office:annotation office:name="__Annotation__13282_1175146742"><dc:creator>Яна </dc:creator><dc:date>2018-02-23T15:58:37.54</dc:date><text:p text:style-name="P155"><text:span text:style-name="T65">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
      <text:p text:style-name="P61">«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4">Личко А.Е., «Синдром неустойчивого поведения»</text:p>
      <text:p text:style-name="P44"/>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38211365" text:continue-numbering="true" text:style-name="диалог">
        <text:list-item>
          <text:p text:style-name="P91">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8217138" text:continue-numbering="true" text:style-name="диалог">
        <text:list-item>
          <text:p text:style-name="P91">Я еду! — сказала она и приехала.</text:p>
        </text:list-item>
      </text:list>
      <text:p text:style-name="P11">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1">*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Это сложно описать, но ощущение было очень болезненным. Помимо того, что я совершенно не понимала, что происходит, я ощущала страх, абсолютное одиночество, <text:soft-page-break/>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office:annotation office:name="__Annotation__13756_1175146742"><dc:creator>Яна </dc:creator><dc:date>2018-02-23T17:07:37.54</dc:date><text:p text:style-name="P155"><text:span text:style-name="T65">запятая</text:span></text:p></office:annotation>унижена и<office:annotation-end office:name="__Annotation__13756_1175146742"/> нет пути назад. Это <office:annotation office:name="__Annotation__13817_1175146742"><dc:creator>Яна </dc:creator><dc:date>2018-02-23T17:07:48.54</dc:date><text:p text:style-name="P155"><text:span text:style-name="T65">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1">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были страшные мучения — жить вот так, когда любимый <text:soft-page-break/>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1">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1">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8205104" text:continue-numbering="true" text:style-name="диалог">
        <text:list-item>
          <text:p text:style-name="P91">Где ты? Вернись! Почему ты ушла? Что случилось???</text:p>
        </text:list-item>
      </text:list>
      <text:p text:style-name="P11"><text:soft-page-break/>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8216707" text:continue-numbering="true" text:style-name="диалог">
        <text:list-item>
          <text:p text:style-name="P91">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4"><text:span text:style-name="T19">Тогда я подумала, что признание для него — серьезный шаг, а не легкомысленное решение, но </text:span><text:span text:style-name="T19">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7"><text:soft-page-break/>*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4"><text:span text:style-name="T19">Это была моя ошибка, пожалуй самая горькая для меня, ведь в то время, как я </text:span><text:span text:style-name="T27">и</text:span><text:span text:style-name="_30__20_Text"><text:span text:style-name="T27">скала в себе причины</text:span></text:span><text:span text:style-name="T27"> наших разногласий, </text:span><text:span text:style-name="_30__20_Text"><text:span text:style-name="T27">он продолжал паразитировать</text:span></text:span><text:span text:style-name="T27"> на</text:span><text:span text:style-name="T19">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7">* * *</text:p>
      <text:p text:style-name="P11">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8199448" text:continue-numbering="true" text:style-name="диалог">
        <text:list-item>
          <text:p text:style-name="P91">Я вчера ходил в кино.</text:p>
        </text:list-item>
      </text:list>
      <text:p text:style-name="P11">Мы едем в за город отдыхать, он скажет:</text:p>
      <text:list xml:id="list38218968" text:continue-numbering="true" text:style-name="диалог">
        <text:list-item>
          <text:p text:style-name="P91">Я еду...</text:p>
        </text:list-item>
      </text:list>
      <text:p text:style-name="P24"><text:soft-page-break/><text:span text:style-name="T19">Он скажет, что в гостях был — он, хотя мы были <text:s/>вместе. Меня в этих обсуждениях на тему «Как прошли мои выходные» не было, разговаривай он </text:span><text:span text:style-name="T19">с мамой, боссом или друзьями. Был </text:span><text:span text:style-name="_30__20_Text"><text:span text:style-name="T19">он</text:span></text:span><text:span text:style-name="T19">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4"><text:span text:style-name="T19">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9">нас</text:span></text:span><text:span text:style-name="T19">, где я стояла на втором месте, а не в одной иерархии с ним. Я — халявное дополнение.</text:span></text:p>
      <text:p text:style-name="P24"><text:span text:style-name="T19">Еще раз повторю это противное </text:span><text:span text:style-name="T27">«</text:span><text:span text:style-name="_30__20_Text"><text:span text:style-name="T27">я до сих пор не понимаю</text:span></text:span><text:span text:style-name="T27">»</text:span><text:span text:style-name="T19">,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19">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8212362" text:continue-numbering="true" text:style-name="диалог">
        <text:list-item>
          <text:p text:style-name="P91"><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38227153" text:continue-numbering="true" text:style-name="диалог">
        <text:list-item>
          <text:p text:style-name="P91">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1">*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1">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8220506" text:continue-numbering="true" text:style-name="диалог">
        <text:list-item>
          <text:p text:style-name="P91">Ого, ты что, предложение делаешь?!</text:p>
        </text:list-item>
      </text:list>
      <text:p text:style-name="P11"><text:soft-page-break/>Милый засмеялся и ответил:</text:p>
      <text:list xml:id="list38206810" text:continue-numbering="true" text:style-name="диалог">
        <text:list-item>
          <text:p text:style-name="P116"><text:span text:style-name="_30__20_Text"><text:span text:style-name="T19">Конечно</text:span></text:span><text:span text:style-name="T19">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1">* * *</text:p>
      <text:p text:style-name="P11">Часто его просьбы были провокацией и сопровождались:</text:p>
      <text:list xml:id="list38224902" text:continue-numbering="true" text:style-name="диалог">
        <text:list-item>
          <text:p text:style-name="P91">Слабо? Ты сможешь!</text:p>
        </text:list-item>
      </text:list>
      <text:p text:style-name="P24"><text:span text:style-name="T19">Откажись я, это означало бы, что я открыто призн</text:span><text:span text:style-name="_30__20_Text"><text:span text:style-name="T19">а</text:span></text:span><text:span text:style-name="T19">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4"><text:span text:style-name="T19">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9">ты,</text:span></text:span><text:span text:style-name="T19"> на самом деле, хочешь.</text:span></text:p>
      <text:p text:style-name="P11">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1">*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8201768" text:continue-numbering="true" text:style-name="диалог">
        <text:list-item>
          <text:p text:style-name="P91"><text:soft-page-break/>Давай сама, котик. Я не хочу/занят/мне ничего нужно/там дождь/голова болит/меня всё устраивает...</text:p>
        </text:list-item>
      </text:list>
      <text:p text:style-name="P11">Или его коронное:</text:p>
      <text:list xml:id="list38209338" text:continue-numbering="true" text:style-name="диалог">
        <text:list-item>
          <text:p text:style-name="P91">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8195406" text:continue-numbering="true" text:style-name="диалог">
        <text:list-item>
          <text:p text:style-name="P91">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38200359" text:continue-numbering="true" text:style-name="диалог">
        <text:list-item>
          <text:p text:style-name="P91"><text:soft-page-break/>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8212877" text:continue-numbering="true" text:style-name="диалог">
        <text:list-item>
          <text:p text:style-name="P91">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4"><text:span text:style-name="T19">Этот прием манипулирования называется </text:span><text:span text:style-name="_30__20_Text"><text:span text:style-name="T19">виктимблейминг</text:span></text:span><text:span text:style-name="T19">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9">это </text:span></text:span><text:span text:style-name="_30__20_Text"><text:span text:style-name="T27">было</text:span></text:span><text:span text:style-name="_30__20_Text"><text:span text:style-name="T19"> моим решением</text:span></text:span><text:span text:style-name="_30__20_Text"><text:span text:style-name="T27">. Э</text:span></text:span><text:span text:style-name="T19">то давало ему право освободить себя от ответственности за меня и заботы обо мне, ведь я получила, как он считал, по заслугам.</text:span></text:p>
      <text:p text:style-name="P11"><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8195192" text:continue-numbering="true" text:style-name="диалог">
        <text:list-item>
          <text:p text:style-name="P91">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51"><text:soft-page-break/>*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8226703" text:continue-numbering="true" text:style-name="диалог">
        <text:list-item>
          <text:p text:style-name="P91">Автобусом?! Лучше бы ты мне не говорила!..</text:p>
        </text:list-item>
      </text:list>
      <text:p text:style-name="P11">Я потратила 4 часа на поиски. Я дошла до восьмой страницы <text:span text:style-name="T42">Google'а</text:span>. Я сделала несколько десятков звонков — а он остался недоволен!</text:p>
      <text:p text:style-name="P24"><text:span text:style-name="T19">Из-за высокого роста, его ноги никуда не помещаются. Я не предусмотрела. Я виновата. Теперь он будет мучиться </text:span><text:span text:style-name="_30__20_Text"><text:span text:style-name="T19">из-за меня</text:span></text:span><text:span text:style-name="T19">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8197302" text:continue-numbering="true" text:style-name="диалог">
        <text:list-item>
          <text:p text:style-name="P91">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61">«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4">Ирина Мельниченко, «Мудаки и игра на публику»</text:p>
      <text:p text:style-name="P44"/>
      <text:p text:style-name="P47">*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8203320" text:continue-numbering="true" text:style-name="диалог">
        <text:list-item>
          <text:p text:style-name="P91">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1">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38206914" text:continue-numbering="true" text:style-name="диалог">
        <text:list-item>
          <text:p text:style-name="P91">Сама, котик...</text:p>
        </text:list-item>
        <text:list-item>
          <text:p text:style-name="P91">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8199718" text:continue-numbering="true" text:style-name="диалог">
        <text:list-item>
          <text:p text:style-name="P91">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1">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6">Скажи мне, кто твой друг и я скажу кто ты.</text:p>
      <text:p text:style-name="P54">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1"/>
      <text:p text:style-name="P61">«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1"><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4">Я.А. Волкова, «Деструктивное общение: к определению понятия»</text:p>
      <text:p text:style-name="Цитата_20_-_20_автор"><text:span text:style-name="_31__20_Text"><text:span text:style-name="T19"/></text:span></text:p>
      <text:p text:style-name="P24"><text:span text:style-name="T19">Его </text:span><text:span text:style-name="_30__20_Text"><text:span text:style-name="T19">лучший друг</text:span></text:span><text:span text:style-name="T19">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1">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61">«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1">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4">Я. А. Волкова, «Деструктивное общение в когнитивно-дискурсивнов аспекте»</text:p>
      <text:p text:style-name="Цитата_20_-_20_автор"><text:span text:style-name="Default_20_Paragraph_20_Font"><text:span text:style-name="T24"><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8217955" text:continue-numbering="true" text:style-name="диалог">
        <text:list-item>
          <text:p text:style-name="P91">Тю! Ты серьезно?! Посмотри на себя! Это был вопрос времени! Она слишком хороша для тебя! Хватит нюни распускать!..</text:p>
        </text:list-item>
      </text:list>
      <text:p text:style-name="P51">*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Однажды мы компанией праздновали Новый год. Сидим ночью, все уже порядком выпившие, и тут его Странный друг говорит:</text:p>
      <text:list xml:id="list38200225" text:continue-numbering="true" text:style-name="диалог">
        <text:list-item>
          <text:p text:style-name="P116"><text:span text:style-name="T19">Если на земле не останется ни одной </text:span><text:span text:style-name="_30__20_Text"><text:span text:style-name="T19">бабы</text:span></text:span><text:span text:style-name="T19">, </text:span><text:span text:style-name="T25">иметь</text:span><text:span text:style-name="T19">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8209142" text:continue-numbering="true" text:style-name="диалог">
        <text:list-item>
          <text:p text:style-name="P116"><text:span text:style-name="T19">Ну он же у нас самый красивый, вот его и пустим первым по кругу...</text:span><text:span text:style-name="Default_20_Paragraph_20_Font"><text:span text:style-name="T24"> </text:span></text:span></text:p>
        </text:list-item>
      </text:list>
      <text:p text:style-name="P11">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1"/>
      <text:p text:style-name="P61">«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1">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4">Я. А. Волкова, «Деструктивное общение в когнитивно-дискурсивном аспекте»</text:p>
      <text:p text:style-name="P44"/>
      <text:p text:style-name="P11"><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8197123" text:continue-numbering="true" text:style-name="диалог">
        <text:list-item>
          <text:p text:style-name="P91">Неужели тебе нравятся такое общение!?</text:p>
        </text:list-item>
      </text:list>
      <text:p text:style-name="P24">Ответ всегда был один:</text:p>
      <text:list xml:id="list38199216" text:continue-numbering="true" text:style-name="диалог">
        <text:list-item>
          <text:p text:style-name="P91">Ты слишком остро реагируешь. Мы так общаемся...</text:p>
        </text:list-item>
      </text:list>
      <text:p text:style-name="P11">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1">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1">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56</dc:date><text:p text:style-name="P155"><text:span text:style-name="T65">запятая</text:span></text:p></office:annotation>нашел кому<office:annotation-end office:name="__Annotation__15205_1175146742"/> пожаловаться.</text:p>
      <text:p text:style-name="P51">* * *</text:p>
      <text:p text:style-name="P11">Вернемся к делу. Основных тем у них было несколько:</text:p>
      <text:list xml:id="list38215006" text:continue-list="list38204885" text:style-name="список_20_перечисление">
        <text:list-item>
          <text:p text:style-name="P92">женские жопы;</text:p>
        </text:list-item>
        <text:list-item>
          <text:p text:style-name="P92">как изменить девушке/жене и сделать так, чтоб об этом никто не узнал;</text:p>
        </text:list-item>
        <text:list-item>
          <text:p text:style-name="P92">печальная история о том, как одна их общая подруга «дала» им всем, кроме одного, чем жестоко задела самолюбие оного;</text:p>
        </text:list-item>
        <text:list-item>
          <text:p text:style-name="P92">размер мужского достоинства;</text:p>
        </text:list-item>
        <text:list-item>
          <text:p text:style-name="P92"><text:soft-page-break/>HOTS<text:note text:id="ftn8" text:note-class="footnote"><text:note-citation text:label="*">*</text:note-citation><text:note-body><text:p text:style-name="Footnote"><text:span text:style-name="T42">HOTS (Heroes of the Storm) – </text:span><text:span text:style-name="T12">компьютерная игра, разработанная </text:span><text:span text:style-name="T42">Blizzard Entertainment.</text:span></text:p></text:note-body></text:note>;</text:p>
        </text:list-item>
        <text:list-item>
          <text:p text:style-name="P92">ну и, конечно — обсуждения отсутствующих за их спиной не в лучшей форме.</text:p>
        </text:list-item>
      </text:list>
      <text:p text:style-name="P11">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61">«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4">Я. А. Волкова, «Деструктивное общение в когнитивно-дискурсивнов аспекте»</text:p>
      <text:p text:style-name="Цитата_20_-_20_автор"><text:span text:style-name="Default_20_Paragraph_20_Font"><text:span text:style-name="T24"/></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56</dc:date><text:p text:style-name="P155"><text:span text:style-name="T65">запятая</text:span></text:p></office:annotation>забыл сколько<office:annotation-end office:name="__Annotation__15334_1175146742"/> для тебя сделал!»</text:p>
      <text:p text:style-name="P51">* * *</text:p>
      <text:p text:style-name="P24"><text:span text:style-name="T19">Так вот, все это о </text:span><text:span text:style-name="_30__20_Text"><text:span text:style-name="T19">его</text:span></text:span><text:span text:style-name="T19"> окружении, именно о </text:span><text:span text:style-name="_30__20_Text"><text:span text:style-name="T19">его</text:span></text:span><text:span text:style-name="T19"> друзьях. Но есть еще другое окружение — </text:span><text:span text:style-name="T25">наше</text:span><text:span text:style-name="T19">. Это те ребята, которых мы повстречали уже будучи в паре. То есть, </text:span><text:span text:style-name="T25">наши общие</text:span><text:span text:style-name="T19"> друзья. Их он обрабатывал по-другому — немного аккуратней. Если </text:span><text:span text:style-name="_30__20_Text"><text:span text:style-name="T19">своим</text:span></text:span><text:span text:style-name="T19"> друзьям он говорил про меня:</text:span></text:p>
      <text:list xml:id="list38226218" text:continue-list="list38199216" text:style-name="диалог">
        <text:list-item>
          <text:p text:style-name="P91">Она неадекватная...</text:p>
        </text:list-item>
      </text:list>
      <text:p text:style-name="P24"><text:span text:style-name="T19">И дальше по тексту, то </text:span><text:span text:style-name="_30__20_Text"><text:span text:style-name="T19">нашим</text:span></text:span><text:span text:style-name="T19"> друзьям говорилось все в другой форме:</text:span></text:p>
      <text:list xml:id="list38215921" text:continue-numbering="true" text:style-name="диалог">
        <text:list-item>
          <text:p text:style-name="P91">Я ее люблю, <text:span text:style-name="T1">но</text:span>...</text:p>
        </text:list-item>
      </text:list>
      <text:p text:style-name="P11"><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4"><text:span text:style-name="T19">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9">опять</text:span></text:span><text:span text:style-name="T19">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office:annotation office:name="__Annotation__17350_1175146742"><dc:creator>Яна </dc:creator><dc:date>2018-02-26T10:12:09.56</dc:date><text:p text:style-name="P155"><text:span text:style-name="T65">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1">* * *</text:p>
      <text:p text:style-name="P11">Не могу не вставить пару слов о его семье... Точнее — 4 слова:</text:p>
      <text:list xml:id="list6561765322388955667" text:style-name="List_20_1">
        <text:list-item>
          <text:p text:style-name="P94">Все</text:p>
        </text:list-item>
        <text:list-item>
          <text:p text:style-name="P94">Друг</text:p>
        </text:list-item>
        <text:list-item>
          <text:p text:style-name="P94">Друга</text:p>
        </text:list-item>
        <text:list-item>
          <text:p text:style-name="P94">Ненавидят</text:p>
        </text:list-item>
      </text:list>
      <text:p text:style-name="P11"><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office:annotation office:name="__Annotation__17623_1175146742"><dc:creator>Яна </dc:creator><dc:date>2018-02-26T10:20:23.56</dc:date><text:p text:style-name="P155"><text:span text:style-name="T65">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8218506" text:continue-list="list38215921" text:style-name="диалог">
        <text:list-item>
          <text:p text:style-name="P91">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8219692"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6">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6">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9"><text:s/></text:span></text:span><text:span text:style-name="T19">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57</dc:date><text:p text:style-name="P155"><text:span text:style-name="T65">запятая</text:span></text:p></office:annotation>при этом он<office:annotation-end office:name="__Annotation__18324_1175146742"/> сидел и <office:annotation office:name="__Annotation__18397_1175146742"><dc:creator>Яна </dc:creator><dc:date>2018-02-26T10:39:35.57</dc:date><text:p text:style-name="P155"><text:span text:style-name="T65">запятая</text:span></text:p></office:annotation>шпилил, придя<office:annotation-end office:name="__Annotation__18397_1175146742"/> с работы<office:annotation office:name="__Annotation__18398_1175146742"><dc:creator>Яна </dc:creator><dc:date>2018-02-26T10:39:54.57</dc:date><text:p text:style-name="P155"><text:span text:style-name="T65">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8204276" text:continue-numbering="true" text:style-name="диалог">
        <text:list-item>
          <text:p text:style-name="P96">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19">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1">*</text:span><text:span text:style-name="T19">разболелся зуб</text:span><text:span text:style-name="T41">*</text:span><text:span text:style-name="T19">. Он мог </text:span><text:span text:style-name="_30__20_Text"><text:span text:style-name="T19">говорить</text:span></text:span><text:span text:style-name="T19"> сколько угодно, но когда приходило время </text:span><text:span text:style-name="_30__20_Text"><text:span text:style-name="T19">делать</text:span></text:span><text:span text:style-name="T19">, ему всегда что-то «мешало». Но чаще всего было:</text:span></text:p>
      <text:list xml:id="list38224842" text:continue-numbering="true" text:style-name="диалог">
        <text:list-item>
          <text:p text:style-name="P96"><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2">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1">*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8211001" text:continue-numbering="true" text:style-name="диалог">
        <text:list-item>
          <text:p text:style-name="P96">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1">*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38212940" text:continue-numbering="true" text:style-name="диалог">
        <text:list-item>
          <text:p text:style-name="P96">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8226914" text:continue-numbering="true" text:style-name="диалог">
        <text:list-item>
          <text:p text:style-name="P96">Мне не обязательно стирать трусы каждый день!</text:p>
        </text:list-item>
      </text:list>
      <text:p text:style-name="Text_20_body"><text:span text:style-name="T19">Мне приходилось просить его чистить уши, потому, что </text:span><text:span text:style-name="_30__20_Text"><text:span text:style-name="T19">мне было стыдно</text:span></text:span><text:span text:style-name="T19">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5">это</text:span><text:span text:style-name="T19">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8209509" text:continue-numbering="true" text:style-name="диалог">
        <text:list-item>
          <text:p text:style-name="P96">Пойдем купим тебе что-нибудь новое.</text:p>
        </text:list-item>
      </text:list>
      <text:p text:style-name="P3">Он отвечал:</text:p>
      <text:list xml:id="list38215033" text:continue-numbering="true" text:style-name="диалог">
        <text:list-item>
          <text:p text:style-name="P96">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19">Это было еще одно чувство вины. Но в отличии от всех остальных, навязанных мне, это был стыд. </text:span><text:span text:style-name="_30__20_Text"><text:span text:style-name="T19">Мне было стыдно</text:span></text:span><text:span text:style-name="T19"> от того, что я не </text:span><office:annotation office:name="__Annotation__13005_1216695877"><dc:creator>Яна </dc:creator><dc:date>2018-02-26T11:17:50.57</dc:date><text:p text:style-name="P155"><text:span text:style-name="T65">запятая</text:span></text:p></office:annotation><text:span text:style-name="T19">справляюсь как</text:span><office:annotation-end office:name="__Annotation__13005_1216695877"/><text:span text:style-name="T19">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7">* * *</text:p>
      <text:p text:style-name="Text_20_body"><text:span text:style-name="T19">А вы знали, что </text:span><text:span text:style-name="_30__20_Text"><text:span text:style-name="T19">неряшливость является одним из симптомов психического отклонения</text:span></text:span><text:span text:style-name="T19">?</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8208783" text:continue-numbering="true" text:style-name="диалог">
        <text:list-item>
          <text:p text:style-name="P96">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38208970" text:continue-numbering="true" text:style-name="диалог">
        <text:list-item>
          <text:p text:style-name="P96">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38210520"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1">*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8212841"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1">* * *</text:p>
      <text:p text:style-name="Text_20_body"><text:span text:style-name="T19">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9">триггера</text:span></text:span><text:span text:style-name="T19">.</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1">*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58</dc:date><text:p text:style-name="P155"><text:span text:style-name="T65">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5">«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5">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5">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5">В судьбу я не верю, я верю только в свои силы. Если ты считаешь, что сил больше нет — я не вправе тебе ничего навязывать.»</text:p>
      <text:p text:style-name="P55"/>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8226997" text:continue-numbering="true" text:style-name="диалог">
        <text:list-item>
          <text:p text:style-name="P96">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19">На первый взгляд ничего странного. Мы кому-то нравимся — это же хорошо. Но, на самом деле, это — </text:span><text:span text:style-name="_30__20_Text"><text:span text:style-name="T19">триангуляция</text:span></text:span><text:span text:style-name="T19">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19">Этот метод называется </text:span><text:span text:style-name="_30__20_Text"><text:span text:style-name="T19">манипуляцией тщеславием (положительное подкрепление)</text:span></text:span><text:span text:style-name="T19">.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19">В добавок ко всему, это </text:span><text:span text:style-name="_30__20_Text"><text:span text:style-name="T19">манипуляция чувством вины</text:span></text:span><text:span text:style-name="T19">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19">Манипуляция жалостью</text:span></text:span><text:span text:style-name="T19">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5">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5">«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5">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5"><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5">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5">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5">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5">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5">Я растерян и не знаю, что мне делать. Мне страшно и я обессилен. Ты не можешь быть такой бесчувственной и бросить меня, когда ты мне так нужна!</text:p>
      <text:p text:style-name="P55">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5"><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5">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5">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5"/>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8208073" text:continue-numbering="true" text:style-name="диалог">
        <text:list-item>
          <text:p text:style-name="P96">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8212061" text:continue-numbering="true" text:style-name="диалог">
        <text:list-item>
          <text:p text:style-name="P96">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8223013" text:continue-numbering="true" text:style-name="диалог">
        <text:list-item>
          <text:p text:style-name="P96">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8216435"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38216325" text:continue-numbering="true" text:style-name="диалог">
        <text:list-item>
          <text:p text:style-name="P96">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0">«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0">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4"><text:soft-page-break/>Шейнов В. П., «Скрытое управление человеком»</text:p>
      <text:p text:style-name="Цитата_20_-_20_автор"><text:span text:style-name="Default_20_Paragraph_20_Font"><text:span text:style-name="T24"><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2">*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8213901"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2">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9">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7">пользуются,</text:span></text:span><text:span text:style-name="_30__20_Text"><text:span text:style-name="T19"> но при этом не бросают</text:span></text:span><text:span text:style-name="T19">.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38203312" text:continue-numbering="true" text:style-name="диалог">
        <text:list-item>
          <text:p text:style-name="P96"><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19">В процессе </text:span><text:span text:style-name="_30__20_Text"><text:span text:style-name="T19">отмены</text:span></text:span><text:span text:style-name="T19">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7">*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8219603"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38211383"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38213332" text:continue-numbering="true" text:style-name="диалог">
        <text:list-item>
          <text:p text:style-name="P96"><text:soft-page-break/>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8223636" text:continue-numbering="true" text:style-name="диалог">
        <text:list-item>
          <text:p text:style-name="P96">А я тут при чем?!</text:p>
        </text:list-item>
      </text:list>
      <text:p text:style-name="P3">Или:</text:p>
      <text:list xml:id="list38218304" text:continue-numbering="true" text:style-name="диалог">
        <text:list-item>
          <text:p text:style-name="P96">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8213991"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text:soft-page-break/>мы обсуждали и «обсасывали» часами, то я, заводя речь о своих траблах, слышала:</text:p>
      <text:list xml:id="list38200485" text:continue-numbering="true" text:style-name="диалог">
        <text:list-item>
          <text:p text:style-name="P96">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1">*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text:soft-page-break/>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8205644" text:continue-numbering="true" text:style-name="диалог">
        <text:list-item>
          <text:p text:style-name="P88"><text:span text:style-name="T19">Объятия, — говорила я, — это как стена, которая ограждает меня от всех проблем и дарит чувство защищенности, что особенно помогает в </text:span><text:span text:style-name="T19">минуты, когда тяжело. Просто обними и все... Я не жду советов и не прошу тебя что-то решить за меня...</text:span></text:p>
        </text:list-item>
      </text:list>
      <text:p text:style-name="P3"><text:soft-page-break/>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2">*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oft-page-break/><text:span text:style-name="T19">Он берет стакан, набирает воды, запивает таблетку и просто </text:span><text:span text:style-name="_30__20_Text"><text:span text:style-name="T19">бросает</text:span></text:span><text:span text:style-name="T19">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7">*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8197985" text:continue-numbering="true" text:style-name="диалог">
        <text:list-item>
          <text:p text:style-name="P96"><text:soft-page-break/>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8213749" text:continue-numbering="true" text:style-name="диалог">
        <text:list-item>
          <text:p text:style-name="P96">Хватит ныть! Соберись, тряпка!</text:p>
        </text:list-item>
      </text:list>
      <text:p text:style-name="Text_20_body"><text:span text:style-name="T19">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19">ему это неинтересно</text:span></text:span><text:span text:style-name="T19">, говорил, что </text:span><text:span text:style-name="_30__20_Text"><text:span text:style-name="T19">я выношу ему мозг</text:span></text:span><text:span text:style-name="T19">.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38221292" text:continue-numbering="true" text:style-name="диалог">
        <text:list-item>
          <text:p text:style-name="P96">Ты же девочка, ты должна быть слабой... (в понимании женственности).</text:p>
        </text:list-item>
      </text:list>
      <text:p text:style-name="P3">У меня один ответ:</text:p>
      <text:list xml:id="list38213088" text:continue-numbering="true" text:style-name="диалог">
        <text:list-item>
          <text:p text:style-name="P96">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text:soft-page-break/>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6">Если вдруг вы стали для кого-то плохим, значит много хорошего было сделано для этого человека!</text:p>
      <text:p text:style-name="P54">Фаина Раневская</text:p>
      <text:p text:style-name="P42">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27">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7">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8198310" text:continue-numbering="true" text:style-name="диалог">
        <text:list-item>
          <text:p text:style-name="P96">Я никогда не говорил это!</text:p>
        </text:list-item>
      </text:list>
      <text:p text:style-name="P3">И вот вы начинаете сомневаться в том, что слышали.</text:p>
      <text:list xml:id="list38201695" text:continue-numbering="true" text:style-name="диалог">
        <text:list-item>
          <text:p text:style-name="P96">Тебе кажется, что ты переживаешь! Ничего ты не переживаешь!</text:p>
        </text:list-item>
      </text:list>
      <text:p text:style-name="P3">И вы сомневаетесь, что ваши переживания реальны.</text:p>
      <text:list xml:id="list38218310"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8196179" text:continue-numbering="true" text:style-name="диалог">
        <text:list-item>
          <text:p text:style-name="P96">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59</dc:date><text:p text:style-name="P155"><text:span text:style-name="T65">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38199458" text:continue-numbering="true" text:style-name="диалог">
        <text:list-item>
          <text:p text:style-name="P96">Ну не говорил, так не говорил...</text:p>
        </text:list-item>
      </text:list>
      <text:p text:style-name="P47">* * *</text:p>
      <text:p text:style-name="Text_20_body"><text:span text:style-name="T19">Знаете, я не просто так пишу об этом. Это описание моей жизни на протяжении нескольких лет. </text:span><text:span text:style-name="_30__20_Text"><text:span text:style-name="T19">Психоз порождает психоз.</text:span></text:span><text:span text:style-name="T19"> Патологическое стремление моего парня к доминантному покровительству вводило меня в состояние ненормальности.</text:span></text:p>
      <text:p text:style-name="Text_20_body"><text:span text:style-name="T19">Например, он ясно давал понять, что он имеет право на свободу действий. Он четко расписывал по слогам каждый </text:span><text:soft-page-break/><text:span text:style-name="T19">раз, что для него важен его собственный комфорт. И это здорово, Да? Мы </text:span><text:span text:style-name="_30__20_Text"><text:span text:style-name="T19">все</text:span></text:span><text:span text:style-name="T19"> имеем право на свободу действий. Согласны? Ключевое слово — «все»!</text:span></text:p>
      <text:p text:style-name="Text_20_body"><text:span text:style-name="T19">Он так не считал. </text:span><text:span text:style-name="_30__20_Text"><text:span text:style-name="T19">Он</text:span></text:span><text:span text:style-name="T19">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38204226" text:continue-numbering="true" text:style-name="диалог">
        <text:list-item>
          <text:p text:style-name="P96">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text:soft-page-break/>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38227948" text:continue-numbering="true" text:style-name="диалог">
        <text:list-item>
          <text:p text:style-name="P96">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8206779" text:continue-numbering="true" text:style-name="диалог">
        <text:list-item>
          <text:p text:style-name="P96">Ну говорил, так говорил... Я снова все напутала.</text:p>
          <text:p text:style-name="P147"/>
        </text:list-item>
      </text:list>
      <text:p text:style-name="P60">«Для того чтобы сидеть в клетке, не всегда нужны прутья.»</text:p>
      <text:p text:style-name="P44">Рональд Дэвид Лэйнг, «Политика семьи»</text:p>
      <text:p text:style-name="P44"/>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text:soft-page-break/>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8201496" text:continue-numbering="true" text:style-name="диалог">
        <text:list-item>
          <text:p text:style-name="P96">Но ведь было же!</text:p>
        </text:list-item>
      </text:list>
      <text:p text:style-name="P3">Но мне повторяли и повторяли:</text:p>
      <text:list xml:id="list38196506" text:continue-numbering="true" text:style-name="диалог">
        <text:list-item>
          <text:p text:style-name="P96">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8218357" text:continue-numbering="true" text:style-name="диалог">
        <text:list-item>
          <text:p text:style-name="P96">Ты так говоришь, потому, что ты меня не любишь и тебе на меня наплевать!</text:p>
        </text:list-item>
      </text:list>
      <text:p text:style-name="P3"><text:soft-page-break/>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8217134" text:continue-numbering="true" text:style-name="диалог">
        <text:list-item>
          <text:p text:style-name="P96">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8215255" text:continue-numbering="true" text:style-name="диалог">
        <text:list-item>
          <text:p text:style-name="P96">С тобой невозможно разговаривать. Поговорим, когда ты успокоишься!</text:p>
        </text:list-item>
      </text:list>
      <text:p text:style-name="P3"><text:soft-page-break/>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8215887" text:continue-numbering="true" text:style-name="диалог">
        <text:list-item>
          <text:p text:style-name="P96">Ты уже так вела себя на прошлой неделе.</text:p>
        </text:list-item>
      </text:list>
      <text:p text:style-name="P3">Я пыталась оправдаться, и говорила, что в той ситуации были те же причины:</text:p>
      <text:list xml:id="list38212029" text:continue-numbering="true" text:style-name="диалог">
        <text:list-item>
          <text:p text:style-name="P96">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8198500" text:continue-numbering="true" text:style-name="диалог">
        <text:list-item>
          <text:p text:style-name="P96">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38227147" text:continue-numbering="true" text:style-name="диалог">
        <text:list-item>
          <text:p text:style-name="P96">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3"><text:soft-page-break/>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7">*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text:soft-page-break/>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text:soft-page-break/>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8225779" text:continue-numbering="true" text:style-name="диалог">
        <text:list-item>
          <text:p text:style-name="P96"><text:soft-page-break/>Да все считают, что ты неадекватная!</text:p>
        </text:list-item>
      </text:list>
      <text:p text:style-name="P3">Или:</text:p>
      <text:list xml:id="list38206753" text:continue-numbering="true" text:style-name="диалог">
        <text:list-item>
          <text:p text:style-name="P96">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1">* * *</text:p>
      <text:p text:style-name="Text_20_body"><text:span text:style-name="T19">Вот реальный тому пример. В последнюю нашу поездку в другой город мы всю дорогу ругались, обсуждая </text:span><text:span text:style-name="_30__20_Text"><text:span text:style-name="T19">замявшийся накануне конфликт</text:span></text:span><text:span text:style-name="T19">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text:soft-page-break/>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8214939" text:continue-numbering="true" text:style-name="диалог">
        <text:list-item>
          <text:p text:style-name="P96">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text:soft-page-break/>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text:soft-page-break/>моей неадекватности и недовольства ими моего ненормального поведения.</text:p>
      <text:p text:style-name="P3"/>
      <text:p text:style-name="P60">«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0">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19">Ирина Мельниченко, «Мудаки и игра на публику»</text:span><text:span text:style-name="Default_20_Paragraph_20_Font"><text:span text:style-name="T24"> </text:span></text:span></text:p>
      <text:p text:style-name="P47">*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text:soft-page-break/>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51"><text:soft-page-break/>*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8216781"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text:soft-page-break/>уже ближе к полуночи я была порядком зла и пошла проветриться и подышать свежим воздухом.</text:p>
      <text:p text:style-name="P3">И вот брожу я по району — звонит:</text:p>
      <text:list xml:id="list38214340"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8211310"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19">Но речь о том, что сейчас мы </text:span><text:span text:style-name="_30__20_Text"><text:span text:style-name="T19">договорились</text:span></text:span><text:span text:style-name="T19">!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oft-page-break/><text:span text:style-name="T19">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8205624"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6">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text:soft-page-break/>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0">«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0">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4">С. А. Зелинский, «Психотехнологии гипнотического манипулирования сознанием»</text:p>
      <text:p text:style-name="P44"/>
      <text:p text:style-name="P3">И эта техника прекрасно прослеживается здесь:</text:p>
      <text:list xml:id="list38224316" text:continue-numbering="true" text:style-name="диалог">
        <text:list-item>
          <text:p text:style-name="P88"><text:span text:style-name="T27">Помнишь, </text:span><text:span text:style-name="T25">мы договорились, что ты меня наберешь</text:span><text:span text:style-name="T27"> и узнаешь, как обстоят дела и, </text:span><text:span text:style-name="_30__20_Text"><text:span text:style-name="T27">если все хорошо, то я поеду</text:span></text:span><text:span text:style-name="T27"> с тобой? — говорю я.</text:span></text:p>
        </text:list-item>
        <text:list-item>
          <text:p text:style-name="P88"><text:span text:style-name="T19">Помню. </text:span><text:span text:style-name="T25">Мы договорились, что ты </text:span><text:span text:style-name="_30__20_Text"><text:span text:style-name="T19">останешься дома</text:span></text:span><text:span text:style-name="T19">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text:soft-page-break/>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text:soft-page-break/>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38209529"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3"><text:soft-page-break/>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text:soft-page-break/>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6">Для неверных нет любви,</text:p>
      <text:p text:style-name="P46">для порочных нет радости.</text:p>
      <text:p text:style-name="P54">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8204440" text:continue-numbering="true" text:style-name="диалог">
        <text:list-item>
          <text:p text:style-name="P96"><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8226733" text:continue-numbering="true" text:style-name="диалог">
        <text:list-item>
          <text:p text:style-name="P96">Выдели хоть выходные для меня! — просила я.</text:p>
        </text:list-item>
        <text:list-item>
          <text:p text:style-name="P96">Хотя бы день!</text:p>
        </text:list-item>
        <text:list-item>
          <text:p text:style-name="P96">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8218703" text:continue-numbering="true" text:style-name="диалог">
        <text:list-item>
          <text:p text:style-name="P96">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1"><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8203323"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19">Да. Вместо того, чтобы обратить внимание на то, </text:span><text:span text:style-name="_30__20_Text"><text:span text:style-name="T19">что</text:span></text:span><text:span text:style-name="T19"> написано — он же сам предложил, он обра</text:span><text:span text:style-name="T19">тил внимание на то, </text:span><text:span text:style-name="_30__20_Text"><text:span text:style-name="T19">как</text:span></text:span><text:span text:style-name="T19"> написано. Он в очередной раз соскользнул с темы, не вникнув в суть. И, вместо того, чтоб думать, как вести </text:span><text:soft-page-break/><text:span text:style-name="T19">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38202414" text:continue-list="list6561765322388955667"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4"><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9">Нужно отметить, что </text:span><text:span text:style-name="_30__20_Text"><text:span text:style-name="T19">я его таким никогда не видела</text:span></text:span><text:span text:style-name="T19">.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0">«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0">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0">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4"><text:soft-page-break/>С. А. Зелинский, «Методы, приемы и способы манипуляций. (Современные психотехнологии манипулирования)»</text:p>
      <text:p text:style-name="P44"/>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0">«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0">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4"><text:soft-page-break/>С. А. Зелинский, «Методы, приемы и способы манипуляций. (Современные психотехнологии манипулирования)»</text:p>
      <text:p text:style-name="P44"/>
      <text:p text:style-name="P3">Когда я спокойным тоном попросила его расслабиться и не перебивать меня, мол, мы ведь разговариваем.</text:p>
      <text:list xml:id="list38203678" text:continue-list="list38203323" text:style-name="диалог">
        <text:list-item>
          <text:p text:style-name="P96">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8222505" text:continue-numbering="true" text:style-name="диалог">
        <text:list-item>
          <text:p text:style-name="P96">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8223730" text:continue-numbering="true" text:style-name="диалог">
        <text:list-item>
          <text:p text:style-name="P96">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8210958" text:continue-numbering="true" text:style-name="диалог">
        <text:list-item>
          <text:p text:style-name="P96"><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8226885"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7">*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19">Итак, ему нужны были доказательства своих жалоб и он все спланировал. Он, впервые </text:span><text:span text:style-name="_30__20_Text"><text:span text:style-name="T19">сам</text:span></text:span><text:span text:style-name="T19"> </text:span><text:span text:style-name="_30__20_Text"><text:span text:style-name="T19">позвонил</text:span></text:span><text:span text:style-name="T19"> мне и </text:span><text:span text:style-name="_30__20_Text"><text:span text:style-name="T19">сам предложил</text:span></text:span><text:span text:style-name="T19"> поговорить о наших проблемах, хотя </text:span><text:span text:style-name="_30__20_Text"><text:span text:style-name="T19">всегда</text:span></text:span><text:span text:style-name="T19">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19">Он привел свидетелей для подтверждения всех своих жалоб и застал меня — в </text:span><text:span text:style-name="_30__20_Text"><text:span text:style-name="T19">Совершенно Неадекватном Состоянии</text:span></text:span><text:span text:style-name="T19">.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1">*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62</dc:date><text:p text:style-name="P155"><text:span text:style-name="T65">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6">И, улыбаясь, мне ломали крылья,</text:p>
      <text:p text:style-name="P46">Мой хрип порой похожим был на вой,</text:p>
      <text:p text:style-name="P46">И я немел от боли и бессилья</text:p>
      <text:p text:style-name="P46">И лишь шептал: «Спасибо, что живой».</text:p>
      <text:p text:style-name="P54">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5">«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5"/>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1">*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8215085" text:continue-numbering="true" text:style-name="диалог">
        <text:list-item>
          <text:p text:style-name="P96">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3">ст.</text:span><text:span text:style-name="T43">-фр</text:span><text:span text:style-name="T13">анц</text:span><text:span text:style-name="T43">.</text:span><text:span text:style-name="T1"> </text:span><text:span text:style-name="T43">message — </text:span><text:span text:style-name="T13"><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3">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1">*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8219715" text:continue-numbering="true" text:style-name="диалог">
        <text:list-item>
          <text:p text:style-name="P96">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1">*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5">«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8214103" text:continue-numbering="true" text:style-name="диалог">
        <text:list-item>
          <text:p text:style-name="P96">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8212503" text:continue-numbering="true" text:style-name="диалог">
        <text:list-item>
          <text:p text:style-name="P96">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7">*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19">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19">показалось</text:span></text:span><text:span text:style-name="T19">.</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8204308" text:continue-numbering="true" text:style-name="диалог">
        <text:list-item>
          <text:p text:style-name="P96">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38227029" text:continue-numbering="true" text:style-name="диалог">
        <text:list-item>
          <text:p text:style-name="P96">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8205085"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63</dc:date><text:p text:style-name="P155"><text:span text:style-name="T65">запятая</text:span></text:p></office:annotation>быть и<office:annotation-end office:name="__Annotation__24010_1216695877"/> — попросил уйти. Ба-бах.</text:p>
      <text:p text:style-name="P51"><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8223393"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38217917" text:continue-numbering="true" text:style-name="диалог">
        <text:list-item>
          <text:p text:style-name="P96">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8217947" text:continue-numbering="true" text:style-name="диалог">
        <text:list-item>
          <text:p text:style-name="P96"><text:soft-page-break/>Тебе что, потрахаться не с кем? — спросила я его.</text:p>
        </text:list-item>
      </text:list>
      <text:p text:style-name="P40">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1">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9">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19">ждала</text:span></text:span><text:span text:style-name="T19">.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39">Завязался разговор. Я отметила про себя, будто разговариваю с незнакомым мне человеком. Но тогда меня это порадовало.</text:p>
      <text:p text:style-name="P19"><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8215263"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8206261" text:continue-numbering="true" text:style-name="диалог">
        <text:list-item>
          <text:p text:style-name="P88"><text:span text:style-name="T19">По понедельникам, средам и пятницам я хожу на бокс, по субботам работаю в кофейне, по воскресеньем договорилась с другом заниматься </text:span><text:span text:style-name="T19">уроками игры на гитаре, четверги оставила для встреч с друзьями...</text:span></text:p>
        </text:list-item>
        <text:list-item>
          <text:p text:style-name="P96"><text:soft-page-break/>А по вторникам? — спросил он.</text:p>
        </text:list-item>
        <text:list-item>
          <text:p text:style-name="P96">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38211524" text:continue-numbering="true" text:style-name="диалог">
        <text:list-item>
          <text:p text:style-name="P96">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64</dc:date><text:p text:style-name="P155"><text:span text:style-name="T65">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8201166" text:continue-numbering="true" text:style-name="диалог">
        <text:list-item>
          <text:p text:style-name="P96">А скажите мне, пожалуйста, зачем вам Яна?</text:p>
        </text:list-item>
        <text:list-item>
          <text:p text:style-name="P96">В смысле: «зачем мне Яна»? <text:span text:style-name="T12">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38215099" text:continue-numbering="true" text:style-name="диалог">
        <text:list-item>
          <text:p text:style-name="P96">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8210890"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8201430" text:continue-list="list38202414" text:style-name="List_20_1">
        <text:list-item>
          <text:list>
            <text:list-item>
              <text:p text:style-name="P97">мне это не нравится;</text:p>
            </text:list-item>
            <text:list-item>
              <text:p text:style-name="P97">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8204282" text:continue-list="list38210890" text:style-name="диалог">
        <text:list-item>
          <text:p text:style-name="P96">Ну и когда же мы поженимся? — спросила я.</text:p>
        </text:list-item>
        <text:list-item>
          <text:p text:style-name="P96">Давай летом. — предложил он.</text:p>
        </text:list-item>
      </text:list>
      <text:p text:style-name="P3">Отличная идея.</text:p>
      <text:p text:style-name="P3">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8203618" text:continue-numbering="true" text:style-name="диалог">
        <text:list-item>
          <text:p text:style-name="P96">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8207775" text:continue-numbering="true" text:style-name="диалог">
        <text:list-item>
          <text:p text:style-name="P96"><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7">* * *</text:p>
      <text:p text:style-name="P35">У меня сохранилась переписка, где на следующий день он идет на попятную — забирает свои слова назад:</text:p>
      <text:list xml:id="list38225987"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88"><text:span text:style-name="T19">Просто разговор заканчивается на фразе «мне не приятен этот разговор», — отвечаю я, — а </text:span><text:span text:style-name="T19">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6">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6"><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8"><text:span text:style-name="T19">Если бы этот разговор был </text:span><text:span text:style-name="_30__20_Text"><text:span text:style-name="T19">до</text:span></text:span><text:span text:style-name="T19">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text:p>
        </text:list-item>
        <text:list-item>
          <text:p text:style-name="P96">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1">*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19">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19">причины</text:span></text:span><text:span text:style-name="T19">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8213565" text:continue-numbering="true" text:style-name="диалог">
        <text:list-item>
          <text:p text:style-name="P96">Когда вещи заберешь? — пишет он в тот же день.</text:p>
        </text:list-item>
        <text:list-item>
          <text:p text:style-name="P96">Сегодня, — отвечаю я, на что он отвечает:</text:p>
        </text:list-item>
        <text:list-item>
          <text:p text:style-name="P96">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8196555"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4">Анджей Сапковский, «Крещение огнём»</text:p>
      <text:p text:style-name="P44"/>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0">«Мы все должны бояться злых людей. Но есть другое зло, которого мы должны бояться еще больше. Это зло — равнодушие хороших людей.»</text:p>
      <text:p text:style-name="P44">Х/Ф «Святые из Бундока»</text:p>
      <text:p text:style-name="P44"/>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7"><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8209698"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8214357"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8227724" text:continue-numbering="true" text:style-name="диалог">
        <text:list-item>
          <text:p text:style-name="P96">Давай завтра созвонимся и обсудим <text:span text:style-name="T42">&lt;</text:span>уже не помню что<text:span text:style-name="T42">&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19">И тут я увидела ее </text:span><text:span text:style-name="T25">Л</text:span><text:span text:style-name="_30__20_Text"><text:span text:style-name="T25">ицо</text:span></text:span><text:span text:style-name="T27">...</text:span><text:span text:style-name="T19"> Она совершенно не понимала, о чем я говорю. А мой суженый сидел на полу на подушках, пафосно так курил, и на выдохе так сказал:</text:span></text:p>
      <text:list xml:id="list38200229" text:continue-numbering="true" text:style-name="диалог">
        <text:list-item>
          <text:p text:style-name="P96">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1">*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7">*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8206735" text:continue-numbering="true" text:style-name="диалог">
        <text:list-item>
          <text:p text:style-name="P96"><text:soft-page-break/>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8218335" text:continue-numbering="true" text:style-name="диалог">
        <text:list-item>
          <text:p text:style-name="P96">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38205494" text:continue-numbering="true" text:style-name="диалог">
        <text:list-item>
          <text:p text:style-name="P96">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1">*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8209040" text:continue-numbering="true" text:style-name="диалог">
        <text:list-item>
          <text:p text:style-name="P96">Все в порядке;</text:p>
        </text:list-item>
        <text:list-item>
          <text:p text:style-name="P96">Ты себе накручиваешь;</text:p>
        </text:list-item>
        <text:list-item>
          <text:p text:style-name="P96">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1">*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3"><text:soft-page-break/>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4">Анджей Сапковский, «Крещение огнём»</text:p>
      <text:p text:style-name="P44"/>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text:soft-page-break/>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1">*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8227037" text:continue-numbering="true" text:style-name="диалог">
        <text:list-item>
          <text:p text:style-name="P96"><text:soft-page-break/>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8201369"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oft-page-break/><text:span text:style-name="T19">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9">посмеялся</text:span></text:span><text:span text:style-name="T19">, обнял меня и попытался успокоить, мол — это всего лишь сон.</text:span></text:p>
      <text:list xml:id="list38227565" text:continue-numbering="true" text:style-name="диалог">
        <text:list-item>
          <text:p text:style-name="P96">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7"><text:soft-page-break/>*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2">жених мой</text:span> подбивал<text:span text:style-name="T12">-</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38215309" text:continue-numbering="true" text:style-name="диалог">
        <text:list-item>
          <text:p text:style-name="P96">Хрен с тобой — записывай... Ты вокруг меня плетешь какую-то западню...</text:p>
        </text:list-item>
      </text:list>
      <text:p text:style-name="P3"><text:soft-page-break/>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8196695"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8200876" text:continue-numbering="true" text:style-name="диалог">
        <text:list-item>
          <text:p text:style-name="P88"><text:span text:style-name="T19">Я очень часто задумывался о том, что мне одиноко и мне хотелось бы с кем-нибудь переспать, </text:span><text:span text:style-name="T25">но эти попытки не увенчались успехом</text:span><text:span text:style-name="T19">.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38226689" text:continue-numbering="true" text:style-name="диалог">
        <text:list-item>
          <text:p text:style-name="P88"><text:soft-page-break/><text:span text:style-name="T19">Ну, тут не бывает почти. Либо было, либо не было, и под </text:span><text:span text:style-name="_30__20_Text"><text:span text:style-name="T19">было</text:span></text:span><text:span text:style-name="T19">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8203825"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7">Признание</text:span> — хотел потрахаться. Что звучит довольно честно, да?</text:p>
      <text:p text:style-name="P3">Цель: обезоружить.</text:p>
      <text:p text:style-name="P3"><text:soft-page-break/><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1">*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8205958" text:continue-numbering="true" text:style-name="диалог">
        <text:list-item>
          <text:p text:style-name="P96">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text:soft-page-break/>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9">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19">относится к ней лучше, чем ко мне</text:span></text:span><text:span text:style-name="T19">. Он продемонстрировал мне контраст его чувств ко мне и его чувств к ней — </text:span><text:span text:style-name="T25">более</text:span><text:span text:style-name="T19">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38221833" text:continue-numbering="true" text:style-name="диалог">
        <text:list-item>
          <text:p text:style-name="P96">Я тонко намекну, так сказать. И либо намек будет услышан, либо нет. — пишет он.</text:p>
        </text:list-item>
        <text:list-item>
          <text:p text:style-name="P96">А ты рассматривал вариант, что тебя просто попробуют, а потом скажут, что это было так — просто для души отдохнуть?</text:p>
        </text:list-item>
        <text:list-item>
          <text:p text:style-name="P88"><text:span text:style-name="T19">Это невозможный вариант. Я склонен считать, что мы хорошо друг друга понимаем. И такой расклад (</text:span><text:span text:style-name="T25">дружеский секс — </text:span><text:span text:style-name="_30__20_Text"><text:span text:style-name="T25">примеч. авт.</text:span></text:span><text:span text:style-name="T19">)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text:soft-page-break/>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19">Кто-то, читая эти строки, понимает чего он хочет, на самом деле? «Я хочу быть с ней» например, или «Я хочу </text:span><text:soft-page-break/><text:span text:style-name="T19">большего с ней», или «Просто дружба с ней меня не устраивает»?.. Здесь ни слова о его желаниях. </text:span><text:span text:style-name="_30__20_Text"><text:span text:style-name="T19">Либо — либо</text:span></text:span><text:span text:style-name="T19">,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7"><text:soft-page-break/>* * *</text:p>
      <text:p text:style-name="P3">Стоит отметить, что я когда-то была на месте каждой из них.</text:p>
      <text:p text:style-name="P3">Говоря о девушке Бывшей до меня, <text:span text:style-name="T12">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8196335" text:continue-list="list38215006" text:style-name="список_20_перечисление">
        <text:list-item>
          <text:p text:style-name="P98">на людях — привязанность к жертве. Окружающие умиляются такой замечательной паре!</text:p>
        </text:list-item>
        <text:list-item>
          <text:p text:style-name="P98">наедине — привязанность в третьему человеку. Жертва бесится, что, несомненно, выйдет за рамки отношений, <text:soft-page-break/>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5"/>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text:soft-page-break/>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text:soft-page-break/>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text:soft-page-break/>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text:soft-page-break/>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1">*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8218146" text:continue-list="list38221833" text:style-name="диалог">
        <text:list-item>
          <text:p text:style-name="P88"><text:span text:style-name="T19">Не имеет никакого значения, кто принял решение (</text:span><text:span text:style-name="T25">разойтись — </text:span><text:span text:style-name="_30__20_Text"><text:span text:style-name="T25">прим. авт.</text:span></text:span><text:span text:style-name="T19">)... — сказал он, искренне считая этот аргумент </text:span><text:span text:style-name="T41">достойны</text:span><text:span text:style-name="T34">м</text:span><text:span text:style-name="T41">.</text:span></text:p>
        </text:list-item>
      </text:list>
      <text:p text:style-name="P3">Но я уже все понимала.</text:p>
      <text:p text:style-name="P3"><text:soft-page-break/>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8199768" text:continue-numbering="true" text:style-name="диалог">
        <text:list-item>
          <text:p text:style-name="P96">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text:soft-page-break/>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text:soft-page-break/>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9">В таких моментах он </text:span><text:span text:style-name="T23">«задумывался об идее отсутствия авторитета в области его отношения ко мне»</text:span><text:span text:style-name="T19">,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19">сама</text:span></text:span><text:span text:style-name="T19">.</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text:soft-page-break/>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text:soft-page-break/>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1">* * *</text:p>
      <text:p text:style-name="P3">Идем дальше.</text:p>
      <text:list xml:id="list38219009" text:continue-numbering="true" text:style-name="диалог">
        <text:list-item>
          <text:p text:style-name="P96">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8198939" text:continue-numbering="true" text:style-name="диалог">
        <text:list-item>
          <text:p text:style-name="P96"><text:soft-page-break/>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8208828" text:continue-numbering="true" text:style-name="диалог">
        <text:list-item>
          <text:p text:style-name="P88"><text:soft-page-break/><text:span text:style-name="T19">Я тебе могу так сказать, в свою очередь, что я, как бы, в очередной раз убеждаюсь в том, что </text:span><text:span text:style-name="_30__20_Text"><text:span text:style-name="T23">быть честным очень легко</text:span></text:span><text:span text:style-name="T19">!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9">Мы видим, что он верит в то, что честен. Он говорит об этом спокойно, ровно, размеренно и без угрызений совести: «</text:span><text:span text:style-name="T25">Б</text:span><text:span text:style-name="_30__20_Text"><text:span text:style-name="T19">ыть честным очень легко</text:span></text:span><text:span text:style-name="T25">!</text:span><text:span text:style-name="T19">». В то время, как я уже достаточно знаю, чтобы понимать — он лжет.</text:span></text:p>
      <text:p text:style-name="P51">* * *</text:p>
      <text:list xml:id="list38224122"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text:soft-page-break/>Я счастлива, когда все открыто, все прозрачно, но ты начинаешь защищаться, хотя на тебя никто не нападает...</text:p>
        </text:list-item>
        <text:list-item>
          <text:p text:style-name="P96"><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5">«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5">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5"/>
      <text:p text:style-name="P3">Едем дальше.</text:p>
      <text:list xml:id="list38213903" text:continue-numbering="true" text:style-name="диалог">
        <text:list-item>
          <text:p text:style-name="P96">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oft-page-break/><text:span text:style-name="T19">Понимаете? Он считает, что </text:span><text:span text:style-name="_30__20_Text"><text:span text:style-name="T19">это</text:span></text:span><text:span text:style-name="T19">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8199386" text:continue-numbering="true" text:style-name="диалог">
        <text:list-item>
          <text:p text:style-name="P88"><text:span text:style-name="T19">В моем, как бы, мире человек застрахован от этого (</text:span><text:span text:style-name="T25">от подобных разговоров и вопросов — </text:span><text:span text:style-name="_30__20_Text"><text:span text:style-name="T25">примеч. авт.</text:span></text:span><text:span text:style-name="T19">)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5">лучше чем я</text:span><text:span text:style-name="T19">,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5">«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5"/>
      <text:p text:style-name="P3">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38209427"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8213513"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1"><text:soft-page-break/>*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19">Сначала я подумала, что просто он что-то уронил, но когда поняла, что это просто нездоровые психи, вышла к нему и </text:span><text:span text:style-name="_30__20_Text"><text:span text:style-name="T19">снова включила диктофон</text:span></text:span><text:span text:style-name="T19">!</text:span></text:p>
      <text:p text:style-name="P3">Он потерял самообладание в то время, как я была непоколебима. На этой записи он скажет:</text:p>
      <text:list xml:id="list38215670" text:continue-numbering="true" text:style-name="диалог">
        <text:list-item>
          <text:p text:style-name="P96">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8224435"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5">«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5">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5">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5"/>
      <text:p text:style-name="P3"><text:soft-page-break/>Вот еще несколько его реплик:</text:p>
      <text:list xml:id="list38222750" text:continue-numbering="true" text:style-name="диалог">
        <text:list-item>
          <text:p text:style-name="P96">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8221545"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8221458" text:continue-numbering="true" text:style-name="диалог">
        <text:list-item>
          <text:p text:style-name="P88"><text:span text:style-name="T19">Ну, раз ты такой счастливый человек, который знает, как себя успокоить в таких ситуациях (</text:span><text:span text:style-name="T25">его реакция на то, что я легла спать — </text:span><text:span text:style-name="_30__20_Text"><text:span text:style-name="T25">примеч. </text:span></text:span><text:span text:style-name="_30__20_Text"><text:span text:style-name="T25">авт.</text:span></text:span><text:span text:style-name="T19">) — я несчастный, и я не знаю, как мне себя успокоить в таких ситуациях. </text:span><text:span text:style-name="_30__20_Text"><text:span text:style-name="T19">И уж точно не лицезрением тебя, спокойно спящей и получившей все свои ответы на свои вопросы</text:span></text:span><text:span text:style-name="T19">!!!</text:span></text:p>
        </text:list-item>
      </text:list>
      <text:p text:style-name="Text_20_body"><text:span text:style-name="T19">У него горе, ведь мне хорошо. «</text:span><text:span text:style-name="_30__20_Text"><text:span text:style-name="T19">И уж точно не лицезрением тебя, спокойно спящей</text:span></text:span><text:span text:style-name="T19">»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8218342" text:continue-numbering="true" text:style-name="диалог">
        <text:list-item>
          <text:p text:style-name="P96">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P46">Весна покажет кто где срал.</text:p>
      <text:p text:style-name="P54">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8199345" text:continue-numbering="true" text:style-name="диалог">
        <text:list-item>
          <text:p text:style-name="P96">А ты сегодня в парадном белье?...</text:p>
        </text:list-item>
      </text:list>
      <text:p text:style-name="Text_20_body"><text:span text:style-name="T19">Как бы так выразиться без матов, чтобы в полной мере передать мое... удивление? Я оху... очень оооочень очень </text:span><text:span text:style-name="_30__20_Text"><text:span text:style-name="T27">удивилась</text:span></text:span><text:span text:style-name="T19">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8211062" text:continue-numbering="true" text:style-name="диалог">
        <text:list-item>
          <text:p text:style-name="P88"><text:span text:style-name="T19">Привет, слушай, я тут с твоего компа хотела музыку свою поставить и кое-что увидела. А кто такая ТТ (</text:span><text:span text:style-name="T25">инициалы той барышни</text:span><text:span text:style-name="T19">)?</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8227564"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3"><text:span text:style-name="T12">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3">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9">Ох, боюсь я, эта книга станет началом новых разборок. Но мне все равно. </text:span><text:span text:style-name="_30__20_Text"><text:span text:style-name="T19">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1"><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19">Если еще зимой, когда я жила у сестры, она считала, что это я испортила наши отношения своей </text:span><text:span text:style-name="_30__20_Text"><text:span text:style-name="T19">эмоциональностью</text:span></text:span><text:span text:style-name="T19">,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1">* * *</text:p>
      <text:p text:style-name="P3">На следующий день мне написала ТэТэ на личный номер:</text:p>
      <text:p text:style-name="P3"/>
      <text:p text:style-name="P55"><text:soft-page-break/>«Он в панике по поводу происходящего. И я чувствую себя, отчасти, виноватой. Не знаю что именно ты там прочла, но это несерьезно...</text:p>
      <text:p text:style-name="P5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5">Ему ведь не все равно... Не возьмусь говорить о высоких чувствах, но то, что не все-равно, это точно.»</text:p>
      <text:p text:style-name="P55"/>
      <text:list xml:id="list38226477" text:continue-numbering="true" text:style-name="диалог">
        <text:list-item>
          <text:p text:style-name="P96">Ты мужу переписку показывала? — спросила я.</text:p>
        </text:list-item>
        <text:list-item>
          <text:p text:style-name="P96">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1">*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38211628" text:continue-numbering="true" text:style-name="диалог">
        <text:list-item>
          <text:p text:style-name="P96">А я, блять, рад, что ты страдаешь от этой конченой квартиры...</text:p>
        </text:list-item>
        <text:list-item>
          <text:p text:style-name="P96">Да ты просто самое низкое, блять, существо!</text:p>
        </text:list-item>
        <text:list-item>
          <text:p text:style-name="P96">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6">Провались в ад, блять, к дьяволу самому и целуй его в задницу...</text:p>
        </text:list-item>
        <text:list-item>
          <text:p text:style-name="P96">Уебуй на хуй из моей жизни!</text:p>
        </text:list-item>
      </text:list>
      <text:p text:style-name="P3">И моя любимая:</text:p>
      <text:list xml:id="list38207578" text:continue-numbering="true" text:style-name="диалог">
        <text:list-item>
          <text:p text:style-name="P96">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1"><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5">«Прости что нагрубил и наговорил гадостей. Я уже сам не ведаю что творю. Но не провоцируй меня, пожалуйста.</text:p>
      <text:p text:style-name="P55">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5">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5">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5">Я не обманывал тебя. Ты просто хотела услышать не то, о чем спрашивала.»</text:p>
      <text:p text:style-name="P55"/>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5"><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5">Когда его попытки потрахаться на стороне «</text:span><text:span text:style-name="T1">не увенчались успехом</text:span><text:span text:style-name="T25">», </text:span><text:span text:style-name="T27">и</text:span><text:span text:style-name="T19">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19">И вот результаты такого отношения: разочарование жертвы, недоверие, что, несомненно, </text:span><text:span text:style-name="_30__20_Text"><text:span text:style-name="T19">расстраивает его</text:span></text:span><text:span text:style-name="T19">.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2">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5">«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5">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5">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5"><text:soft-page-break/>Но вот эта чертова ТТ и переписка... И вот ты больше мне не веришь.</text:p>
      <text:p text:style-name="P55">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5">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5">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5">Но я бы никогда не позволил себе того, что позволил!</text:p>
      <text:p text:style-name="P55">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5">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5">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5">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5"/>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6">Кто хочет жить, кто весел, кто не тля —</text:p>
      <text:p text:style-name="P46">Готовьте ваши руки к рукопашной!</text:p>
      <text:p text:style-name="P54"><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9">На восьмой день </text:span><text:span text:style-name="_32__20_Text"><text:span text:style-name="T29">заключения, то есть лечения </text:span></text:span><text:span text:style-name="T19">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19">Мои друзья рассказали мне реакцию моего бывшего парня, когда он узнал, что я лежу в лечебнице для душевно больных. Он </text:span><text:span text:style-name="T25">смеялся</text:span><text:span text:style-name="T19"> и сказал, что </text:span><text:span text:style-name="T27">т</text:span><text:span text:style-name="_30__20_Text"><text:span text:style-name="T27">ам мне самое место: «Д</text:span></text:span><text:span text:style-name="T27">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8199179" text:continue-numbering="true" text:style-name="диалог">
        <text:list-item>
          <text:p text:style-name="P96">Что, ручки из жопы?</text:p>
        </text:list-item>
      </text:list>
      <text:p text:style-name="P3">Или:</text:p>
      <text:list xml:id="list38211653"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1"><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5">«Ахах! И это запостила! Тебя даже дурка не исправит, ты просто безнадежна.</text:p>
      <text:p text:style-name="P55">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5"/>
      <text:p text:style-name="P3">То есть, скриншот на моей стене с его посланием «Ну шо, кобыла...» - это клевета?! Мой не правдивый аргумент?..<text:span text:style-name="T53">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5">«Это письмо не начнется со слова «я» или со слова «ты» или даже «мы». И тут не будет ни обращений ни гадостей.</text:p>
      <text:p text:style-name="P55">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5">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5">Почему нельзя проститься? Разойтись? Сколько еще нужно крови? Очень хочется чтоб это закончилось.</text:p>
      <text:p text:style-name="P5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5">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5">P.S.: Прости, что обозвал.</text:p>
      <text:p text:style-name="P55">С прошедшим тебя. Будь счастлива.»</text:p>
      <text:p text:style-name="P55"/>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19">Я решила, пусть все это видят. Ведь он же считает свое поведение нормальным. Ну так, зачем прятаться в моей личке</text:span><text:span text:style-name="T19"><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19"> — айда на </text:span><text:span text:style-name="_32__20_Text"><text:span text:style-name="T28">сцену... то есть на </text:span></text:span><text:span text:style-name="T19">стену</text:span><text:span text:style-name="T19"><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19">!</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7"><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8222581" text:continue-list="list38196335" text:style-name="список_20_перечисление">
        <text:list-item>
          <text:p text:style-name="P98">вам необходимо осознать, что вами манипулируют (или манипулировали);</text:p>
        </text:list-item>
        <text:list-item>
          <text:p text:style-name="P98">избавиться от иллюзий</text:p>
        </text:list-item>
        <text:list-item>
          <text:p text:style-name="P114"><text:span text:style-name="T19">и зарубить себе на носу, что </text:span><text:span text:style-name="_31__20_Text"><text:span text:style-name="T19">ВЫ НИ В ЧЕМ НЕ ВИНОВАТЫ</text:span></text:span><text:span text:style-name="T19">!</text:span></text:p>
        </text:list-item>
      </text:list>
      <text:p text:style-name="P3">Осознание факта манипуляций даст вам ответ на большинство ваших вопросов, таких, как:</text:p>
      <text:list xml:id="list38227264" text:continue-list="list38211653" text:style-name="диалог">
        <text:list-item>
          <text:p text:style-name="P96">Что происходит?</text:p>
        </text:list-item>
        <text:list-item>
          <text:p text:style-name="P96">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8225032" text:continue-numbering="true" text:style-name="диалог">
        <text:list-item>
          <text:p text:style-name="P96">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5"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03</dc:date><text:p text:style-name="P156"><text:span text:style-name="T64">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4__Prichiny_manipuliatsii"/>Глава 24. <text:line-break/>Причины манипуляции<text:bookmark-end text:name="Glava_24__Prichiny_manipuliatsii"/></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text:soft-page-break/>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0" text:note-class="footnote"><text:note-citation text:label="*">*</text:note-citation><text:note-body><text:p text:style-name="Footnote"><text:span text:style-name="T7">Дисфункция</text:span> (<text:span text:style-name="T1">от лат. — </text:span><text:span text:style-name="T43">dis – </text:span><text:span text:style-name="T13">отрицание, затруднение, </text:span><text:span text:style-name="T43">functio —</text:span><text:span text:style-name="T13">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2">серьезные </text:span>психологические травмы.</text:p>
      <text:p text:style-name="Subtitle">* * *</text:p>
      <text:p text:style-name="P3">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text:soft-page-break/>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text:soft-page-break/>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text:soft-page-break/>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18">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1">В лаборатории его помещают в клетку. Там он находится под наблюдением, но выйти не может. Он растет и набирается сил. Клетка, в которой он сидит становиться ему мала. Он хочет выйти на свободу, но его удерживают взаперти насильно, пока что — успешно.</text:p>
      <text:p text:style-name="P31">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text:soft-page-break/>бротно всех искусать, что повлекло за собой реакцию — панику.</text:p>
      <text:p text:style-name="P31">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2">они всплывают на поверхность — попадают на склад наших мыслей, где наводят жуткий беспорядок.</text:span></text:p>
      <text:p text:style-name="P3">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Text_20_body"><text:span text:style-name="T19">Так вот, в этой главе </text:span><text:span text:style-name="T34">я попробую описать травмирующие события, которые человек, страдающий расстройством лич</text:span><text:soft-page-break/><text:span text:style-name="T34">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8" text:outline-level="3">Похвала</text:h>
      <text:p text:style-name="P6">Похвала это один из самых мощных инструментов мотивации. Искреннее одобрение, положительная оценка дают ребенку понять правильность своего действия.</text:p>
      <text:p text:style-name="P31"><text:span text:style-name="T34">Похвала не должна быть взбалмошной. Похвала должна быть </text:span><text:span text:style-name="T36">признанием</text:span><text:span text:style-name="T34">!</text:span></text:p>
      <text:p text:style-name="P32"><text:span text:style-name="T19">«Ты»</text:span><text:span text:style-name="T41">:</text:span></text:p>
      <text:list xml:id="list38200488" text:continue-numbering="true" text:style-name="диалог">
        <text:list-item>
          <text:p text:style-name="P110">Ты такой смелый!</text:p>
        </text:list-item>
        <text:list-item>
          <text:p text:style-name="P110">Ты молодец!</text:p>
        </text:list-item>
        <text:list-item>
          <text:p text:style-name="P110">Ты мне очень помог!</text:p>
        </text:list-item>
      </text:list>
      <text:p text:style-name="P111">«Я»:</text:p>
      <text:list xml:id="list38207777" text:continue-numbering="true" text:style-name="диалог">
        <text:list-item>
          <text:p text:style-name="P110">Я очень рада!</text:p>
        </text:list-item>
        <text:list-item>
          <text:p text:style-name="P110">Я горжусь тобой!</text:p>
        </text:list-item>
      </text:list>
      <text:p text:style-name="P108">Такая похвала создает ощущение близости между родителями и ребенком. Он понимает, что то, что он делает — очень важно для родителей и они, всякий раз, радуются его новым достижениям. В таком случае ребенок ощущает себя одним целым с родителями.</text:p>
      <text:p text:style-name="P108">Также, немаловажный момент — хвалить нужно не за таланты и способности, а за усилия. Это нужно, дабы развить в нем стремление преуспевать: чем больше трудишься, тем лучше получается. Талант — это хорошо! Но над ним нужно <text:soft-page-break/>работать, чтобы добиться лучших результатов, даже не смотря на то, что задатки есть.</text:p>
      <text:p text:style-name="P108">Такая похвала помогает развить в ребенке стремление развиваться. Благодаря этому он не будет бояться новых начинаний, даже несмотря на то, что они подразумевают возможный риск неудачи.</text:p>
      <text:p text:style-name="P108">Неудачи нужно не критиковать, а помогать их исправить, делая акценты на положительных качествах ребенка.</text:p>
      <text:list xml:id="list38226217" text:continue-numbering="true" text:style-name="диалог">
        <text:list-item>
          <text:p text:style-name="P88"><text:span text:style-name="T38">Не получилось? Ничего страшного, сейчас исправим. Ты почти все сделал правильно.</text:span></text:p>
        </text:list-item>
      </text:list>
      <text:p text:style-name="P108">В любом случае, критика или похвала должна быть направлена не на личность ребенка, а на его действия. Однако, недостаток или переизбыток похвалы может нанести серьезный вред психике ребенка.</text:p>
      <text:h text:style-name="P81" text:outline-level="4">Переизбыток похвалы</text:h>
      <text:p text:style-name="P108">Родители любили своего ребенка. Очень и даже слишком любили. Они души в нем не чаяли. Неудивительно, что даже самые незначительные детские достижения в такой семье считались праздником.</text:p>
      <text:p text:style-name="P108">Кракозяблы акварелью — гениальный рисунок! На уроках пения не попадает в ноты — будущий великий певец! Пришел седьмой к финишу — прирожденный лидер!</text:p>
      <text:p text:style-name="P108">Родители считали, что их ребенок — вундеркинд и всем об этом рассказывали! Направо и налево, учителям и зна<text:soft-page-break/>комым, в его присутствии или нет, они расхваливали, перехваливали и выхваливали свое чадо!</text:p>
      <text:p text:style-name="P108">Кто не согласен — тот завидует. Кто не оценил — тот ничего не понимает. Кто критикует, тому необходимо пересмотреть свое отношение к истинным гениям!</text:p>
      <text:p text:style-name="P108">Чрезмерная похвала обесценила старания и усилия ребенка. Опираясь лишь на свои таланты, ребенок перестал совершенствоваться.</text:p>
      <text:list xml:id="list38214889" text:continue-numbering="true" text:style-name="диалог">
        <text:list-item>
          <text:p text:style-name="P88"><text:span text:style-name="T30">Петенька! Ты покакал! Какой молодец! Мы гордимся тобой!</text:span></text:p>
        </text:list-item>
      </text:list>
      <text:p text:style-name="P108">Петеньке 15 лет и Петенька горд, что покакал!</text:p>
      <text:p text:style-name="P108">Со временем такому ребенку требовалось все больше и больше похвалы, а страсти к трудолюбию, как мы понимаем, не привили. Такой человек верит в свое превосходство неоправданно, а потому, что мама с папой так сказали, а они врать не станут.</text:p>
      <text:p text:style-name="P108">Последствия воспитания чрезмерной похвалой могут быть крайне неблагоприятными как для самого ребенка, так и для окружающих. Ребенок вырастает неудачником и лодырем с нарциссическими чертами в характере. Он верит в свое превосходство и преувеличивает свои достоинства. Он вырастает совершенно неспособным к каким-либо достижениям, но постоянно стремится быть признанным.</text:p>
      <text:p text:style-name="P108">Он высокомерен и самоуверен, горд и хвастлив. Он жаждет внимания и похвалы на работе, в семье, в кругу друзей. Нередко такие люди оказываются психовампирами, цель которых — любыми средствами добиться от собеседника похвалы и внимания. Если в этом ему отказывают, то <text:soft-page-break/>он начинает обвинять в зависти, обижаться, придираться и строить козни, другими словами — мстить.</text:p>
      <text:p text:style-name="P6">Встретив человека, которого в детстве шибко расхваливали, окружающим кажется, что он приятный и учтивый собеседник. С ним легко вести диалог. Он вежлив и обладает хорошими манерами. Особенно при знакомстве.</text:p>
      <text:p text:style-name="P108">В последствии же выяснится, что у такого общения есть своя цель — вызвать интерес к собственной персоне. Выпячивая свои выдуманные и преувеличенные достойные качества, он начнет манипулировать собеседником для получения новой дозы похвалы и восхищения.</text:p>
      <text:p text:style-name="P108">Поняв, что окружающие не такие «внимательные», как мама с папой, и не могут разглядеть в нем гения, он может схитрить, обмануть или даже присвоить себе чей-то труд, дабы во что бы то не стало получить признание.</text:p>
      <text:h text:style-name="P81" text:outline-level="4">Недостаток похвалы</text:h>
      <text:p text:style-name="P12">Недостаток похвалы также неблагоприятно сказывается на развитии личности, как и ее переизбыток. Ребенок ощущал, что его не любят, или же любят, но лишь за заслуги. Такое воспитание нанесло психологическую травму психике ребенка.</text:p>
      <text:p text:style-name="P12">В такой семье принято считать, что похвала только балует. Ребенок изо всех сил старался угодить родителям — учеба, спорт, художка... но услышать доброе словечко ему не суждено.</text:p>
      <text:list xml:id="list38195606" text:continue-numbering="true" text:style-name="диалог">
        <text:list-item>
          <text:p text:style-name="P88"><text:soft-page-break/><text:span text:style-name="T34">Нашел чем хвастаться! Можно подумать, что ты этого сам добился! Это наша с папой заслуга — если бы не мы...!</text:span></text:p>
        </text:list-item>
      </text:list>
      <text:p text:style-name="P108">Заслуги и старания если и принимались во внимание, то как должное и никогда не поощрялись. Однако в случае провала ребенок слышал:</text:p>
      <text:list xml:id="list38226292" text:continue-numbering="true" text:style-name="диалог">
        <text:list-item>
          <text:p text:style-name="P88"><text:span text:style-name="T38">И в кого ты у нас такой бездарь?!</text:span></text:p>
        </text:list-item>
      </text:list>
      <text:p text:style-name="P108">Конечно, такое воспитание демотивировало. Ребенок в какой-то момент просто перестал стараться. Однажды он понял, что в любом случае будет облаян родителями. Он понял, что его стараний всегда будет мало или недостаточно, так зачем же стараться?!</text:p>
      <text:p text:style-name="P108">Не исключено, что в такой семье имело место сравнение. Родители могли сравнивать ребенка с остальными:</text:p>
      <text:list xml:id="list38203159" text:continue-numbering="true" text:style-name="диалог">
        <text:list-item>
          <text:p text:style-name="P88"><text:span text:style-name="T38">У всех дети, как дети, а у нас…</text:span></text:p>
        </text:list-item>
        <text:list-item>
          <text:p text:style-name="P88"><text:span text:style-name="T38">Почему Петя и Маша могут, а ты нет?</text:span></text:p>
        </text:list-item>
      </text:list>
      <text:p text:style-name="P108">Или же его нынешние достижения с прошлыми результатами:</text:p>
      <text:list xml:id="list38218155" text:continue-numbering="true" text:style-name="диалог">
        <text:list-item>
          <text:p text:style-name="P88"><text:span text:style-name="T38">Хорошо, но раньше у тебя лучше получалось...</text:span></text:p>
        </text:list-item>
      </text:list>
      <text:p text:style-name="P108">Также, скорее всего, и нынешние достижения подвергались сравнениям:</text:p>
      <text:list xml:id="list38223331" text:continue-numbering="true" text:style-name="диалог">
        <text:list-item>
          <text:p text:style-name="P88"><text:span text:style-name="T19">Ты получил пять по математике? Хорошо. Вот еще бы по английскому пятерку принес — вообще бы тебе цены не было!.. — часто слышал ребенок от своих воспитателей.</text:span></text:p>
        </text:list-item>
        <text:list-item>
          <text:p text:style-name="P88"><text:span text:style-name="T38">На городских соревнованиях занял второе место — молодец, но почему не первое?!</text:span></text:p>
        </text:list-item>
      </text:list>
      <text:p text:style-name="P108"><text:soft-page-break/>Во всех трех случаях, подобные отзывы родителей говорили ребенку о том, что он недостаточно умен, недостаточно талантлив, недостаточно усерден, соответственно — глуп, бездарен и ленив. Он понимал, что его любить не за что, и в какой-то момент просто отказался стремиться к чему-то большему.</text:p>
      <text:p text:style-name="Text_20_body"><text:span text:style-name="T38">Постоянные замечания лишь прив</text:span><text:span text:style-name="T39">и</text:span><text:span text:style-name="T38">ли ему отвращение к труду, а извечная критика, как ни странно, крепко накрепко привязала к родителям. Такой ребенок всю жизнь будет мечтать об их одобрении и складывать к их ногам свои большие и мелкие достижения.</text:span></text:p>
      <text:p text:style-name="P108">Также, недохваленный в детстве человек испытывает страх перед любым новым делом. Дабы избежать критики, он старается увильнуть от выполнения своих обязанностей, а при попытки заставить его, он может проявить защитную реакцию или даже агрессию:</text:p>
      <text:list xml:id="list38216208" text:continue-numbering="true" text:style-name="диалог">
        <text:list-item>
          <text:p text:style-name="P88"><text:span text:style-name="T38">Почему это я должен делать? Тебе надо, ты и делай!</text:span></text:p>
        </text:list-item>
      </text:list>
      <text:p text:style-name="P108">Недохваленный в детстве человек может вырасти манипулятором. Дабы не быть раскритикованным или стесняясь признать, что чего-то не умеет, его поведение будет направлено на делегирование своих обязанностей, как в быту, так и на работе, ссылаясь на разные отговорки.</text:p>
      <text:p text:style-name="P108">Потребность быть признанным может стать патологической, когда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text:soft-page-break/>которыми сопровождаются эти методы по достижению целей.</text:p>
      <text:h text:style-name="P77" text:outline-level="3">Вежливость</text:h>
      <text:p text:style-name="Text_20_body">Вежливость и правила хорошего тона — неотъемлемая часть характера любого всеми уважаемого человека. Развить вежливость в ребенке просто — нужно всего лишь демонстрировать ему подобное отношение ко всем членам семьи.</text:p>
      <text:list xml:id="list38210809" text:continue-numbering="true" text:style-name="диалог">
        <text:list-item>
          <text:p text:style-name="P88">Скажи тёте спасибо!</text:p>
        </text:list-item>
      </text:list>
      <text:p text:style-name="Text_20_body">Или:</text:p>
      <text:list xml:id="list38197281" text:continue-numbering="true" text:style-name="диалог">
        <text:list-item>
          <text:p text:style-name="P88">Старших нужно уважать!</text:p>
        </text:list-item>
      </text:list>
      <text:p text:style-name="Text_20_body">Несомненно прекрасные примеры должного воспитания, однако, если ребенок слышит эти наставления от людей, которые эти же наставления не выполняют — грош цена такому воспитанию.</text:p>
      <text:p text:style-name="Text_20_body">Родители в семье, где царствует вежливость, умеют слушать, способны извиниться, не ведут себя громко в общественных местах, ненавязчивы и тактичны к собеседникам. </text:p>
      <text:p text:style-name="Text_20_body">Однако иногда детям интересно, например, сказать плохое слово и посмотреть, что же будет, или, как минимум, чтобы обратить на себя внимание взрослых. Как же поступают вежливые родители в таких ситуациях?</text:p>
      <text:p text:style-name="Text_20_body">Конечно, они ругают и наказывают! Однако, подобная критика направлена на проступок ребенка, а не на его личность.</text:p>
      <text:list xml:id="list38214765" text:continue-numbering="true" text:style-name="диалог">
        <text:list-item>
          <text:p text:style-name="P88"><text:soft-page-break/>Ты наказан, потому, что обзывал деток на детской площадке.</text:p>
        </text:list-item>
      </text:list>
      <text:p text:style-name="Text_20_body">А когда ребенок в подобных ситуациях ведет себя вежливо, подчеркивают его послушание похвалой.</text:p>
      <text:h text:style-name="Heading_20_4" text:outline-level="4">Лесть</text:h>
      <text:p text:style-name="Text_20_body">Представьте себе семью, где любят льстить.</text:p>
      <text:list xml:id="list38224363" text:continue-numbering="true" text:style-name="диалог">
        <text:list-item>
          <text:p text:style-name="P88">Ужасный цвет волос! — говорит мама о прическе Марии Петровны.</text:p>
        </text:list-item>
      </text:list>
      <text:p text:style-name="Text_20_body">Но уже при встрече с ней, выдает совсем другой отзыв:</text:p>
      <text:list xml:id="list38211394" text:continue-numbering="true" text:style-name="диалог">
        <text:list-item>
          <text:p text:style-name="P88">Мария Петровна! Вы покрасились? Вам идет!</text:p>
        </text:list-item>
      </text:list>
      <text:p text:style-name="Text_20_body">Ребенок, став свидетелем такого поведения мамы, рано или поздно поймет, зачем мама за глаза говорит одно, а в глаза — совсем другое.</text:p>
      <text:p text:style-name="Text_20_body">Лесть была и остается мощным инструментом влияния на людей. На работе, в семье и с друзьями ее используют с одной единственной целью — получить выгоду. Люди любят, чтобы их хвалили. Навязчивое и явное лицемерное восхваление помогает понравиться людям и добиться их благосклонности.</text:p>
      <text:p text:style-name="Text_20_body">Мы привыкли думать о себе хорошо. Когда нам говорят приятные вещи, мы хотим верить в то, что мы их заслужили. Именно в этот момент мы и становимся жертвами манипуляции тщеславием и проявляем слабость, поддаваясь ей.</text:p>
      <text:p text:style-name="Text_20_body"><text:soft-page-break/>Похвала придает людям уверенности и повышает самооценку. В нашем мире, в мире соперничества и конкуренции, согласитесь, приятно, когда кто-то выделяет ваши качества на фоне остальных. Другими словами лесть — это когда нам говорят то, что мы хотим услышать.</text:p>
      <text:p text:style-name="Text_20_body">Так чем же лесть отличается от похвалы, и чем она плоха?</text:p>
      <text:p text:style-name="Text_20_body">Во-первых: лесть направлена не на поступки, а на личность человека. Во-вторых: лесть не правдива, в отличии от похвалы. Она часто бестактна и навязчива. В-третьих: лесть расслабляет, лишает бдительности и объективности восприятия себя и своих достижений, как успешных.</text:p>
      <text:p text:style-name="Text_20_body">Если же поискать причину лестных отзывов о себе, то можно заметить, что все подобного рода комплименты направлены на то, чтоб в последствии от вас что-то получить.</text:p>
      <text:list xml:id="list38203138" text:continue-numbering="true" text:style-name="диалог">
        <text:list-item>
          <text:p text:style-name="P88">Мамочка, ты сегодня такая красивая! И ужин приготовила очень вкусный! — говорит ребенок маме перед тем, как рассказать о двойке по математике.</text:p>
        </text:list-item>
      </text:list>
      <text:p text:style-name="Text_20_body">Мама, уже задобренная вниманием деточки, не станет сильно ругаться. Там, где последовало бы неминуемое строгое наказание, ребенок, с помощью лести, отделается нотациями в мягкой форме.</text:p>
      <text:p text:style-name="Text_20_body">Лесть «смягчает» людей. Как пластилин в теплых руках, люди становятся податливыми для каких-то просьб, внушений или уступок.</text:p>
      <text:p text:style-name="Text_20_body">Итак, если родители на глазах ребенка льстили и необоснованно превозносили друг друга, окружающих и самого <text:soft-page-break/>ребенка, то, конечно, ребенок транслирует такой метод в свою жизнь. Люди рядом с ним чувствуют себя комфортно, совершенно не подозревая о том, что такая вежливость — лишь эффективная дрессировка окружающих для получения их благосклонности.</text:p>
      <text:h text:style-name="Heading_20_4" text:outline-level="4">Хамство</text:h>
      <text:p text:style-name="Text_20_body">Бытовое хамство — очень распространенное явление в семьях, даже в тех, где люди с виду кажутся воспитанными и вежливыми. Мой дом — моя крепость, а в своей крепости можно и расслабиться.</text:p>
      <text:list xml:id="list38221031" text:continue-numbering="true" text:style-name="диалог">
        <text:list-item>
          <text:p text:style-name="P88">Ты что, оглох?! — говорит мать сыну, хотя на людях — цивилизованная женщина!</text:p>
        </text:list-item>
      </text:list>
      <text:p text:style-name="Text_20_body">Ну вот и получается — там где на людях маска, дома — рожа. И эта рожа изрыгает самые обидные и непристойные слова, что еще и сопровождается такими же непристойными поступками — неопрятный внешний вид, отвратительные манеры и т. д.</text:p>
      <text:p text:style-name="Text_20_body">Ну вот а теперь представьте, что ребенок это видит изо дня в день, при этом его постоянно поучают разными «спасибо» и «пожалуйста». Слова — мощная штука. Но пример родителей для ребенка еще мощнее. Сколько бы ему не говорили, что взрослых нужно уважать, он вырастет хамом, ведь, банально, он привык к хамству.</text:p>
      <text:p text:style-name="Text_20_body">Мама говорит:</text:p>
      <text:list xml:id="list38223486" text:continue-numbering="true" text:style-name="диалог">
        <text:list-item>
          <text:p text:style-name="P88">Заткнись!</text:p>
        </text:list-item>
      </text:list>
      <text:p text:style-name="Text_20_body"><text:soft-page-break/>Ребенок на эту агрессию отвечает агрессией, и — получает агрессию в ответ. Такая милая семья, где по итогу все друг друга ненавидят, постоянно ссорятся, и ни о какой надежности, доброте и речи быть не может.</text:p>
      <text:p text:style-name="Text_20_body">Хам не задумывается, кто он. Хам руководствуется тем, кто для него остальные, а именно — никто. Он не видит смысла церемониться или строить из себя достойного человека, вежливого и опрятного — к сожалению, таких качеств ему не привили должным воспитанием.</text:p>
      <text:list xml:id="list38219731" text:continue-numbering="true" text:style-name="диалог">
        <text:list-item>
          <text:p text:style-name="P88">Та что, оглохла? — скажет муж жене, ведь папа так и относился к маме.</text:p>
        </text:list-item>
      </text:list>
      <text:p text:style-name="Text_20_body">Ребенок повзрослел и теперь ему все-равно. Вот так по жизни он и ведет себя и с окружающими, и с теми, кто его обучил этому мастерству.</text:p>
      <text:p text:style-name="Text_20_body"/>
      <text:h text:style-name="P79" text:outline-level="3">Благодарность</text:h>
      <text:p text:style-name="P12">Помимо вежливости, благодарный человек умеет ценить то, что делает для кого-то, и то, что кто-то делает для него.</text:p>
      <text:p text:style-name="P12">Ребенок слышит, как мама благодарит папу:</text:p>
      <text:list xml:id="list38212023" text:continue-numbering="true" text:style-name="диалог">
        <text:list-item>
          <text:p text:style-name="P112">Спасибо, что помог мне, милый!</text:p>
        </text:list-item>
      </text:list>
      <text:p text:style-name="P12">Как папа благодарит маму:</text:p>
      <text:list xml:id="list38201816" text:continue-numbering="true" text:style-name="диалог">
        <text:list-item>
          <text:p text:style-name="P112">Спасибо, что помогла мне, дорогая!</text:p>
        </text:list-item>
      </text:list>
      <text:p text:style-name="P12">Как родители благодарят его:</text:p>
      <text:list xml:id="list38226366" text:continue-numbering="true" text:style-name="диалог">
        <text:list-item>
          <text:p text:style-name="P112">Спасибо, что помог нам, сынок!</text:p>
        </text:list-item>
      </text:list>
      <text:p text:style-name="P12">И не важно, что это долг каждого. Семья — это команда!</text:p>
      <text:p text:style-name="P12">Такое воспитание учит ребенка ценить вклад, который родители привносят в его жизнь, и, соответственно, видит, как они ценят его вклад.</text:p>
      <text:p text:style-name="P12">В такой семье ценят то, что имеют. Радуются мелочам и тратят целые вечера на то, чтобы вспомнить хорошие моменты:</text:p>
      <text:list xml:id="list38210589" text:continue-numbering="true" text:style-name="диалог">
        <text:list-item>
          <text:p text:style-name="P112">А ты помнишь, как было здорово тогда?!</text:p>
        </text:list-item>
      </text:list>
      <text:p text:style-name="Text_20_body"><text:span text:style-name="T34">Любую добродетель нужно закрепить. Получил он что-то или отдал — он должен понимать, что это </text:span><text:span text:style-name="T36">ценность</text:span><text:span text:style-name="T34">. Что кто-то стал счастливым, благодаря ему, как и он стал счастлив, благодаря кому-то. </text:span><text:span text:style-name="T38">Только так ребенок становится благодарным.</text:span></text:p>
      <text:h text:style-name="P82" text:outline-level="4"><text:soft-page-break/>Материальная благодарность</text:h>
      <text:p text:style-name="P108">В семье будущего манипулятора благодарность носила скорее материальный характер. Родители могли даже платить деньги, например, за оценки или за то, что помог маме с уборкой.</text:p>
      <text:p text:style-name="P108">Новый телефон за экзамены. Шоколадка за уборку в комнате... Родители предлагали что угодно, чтобы ребенок с охотой делал то, что требуется.</text:p>
      <text:p text:style-name="P108">Соответственно, такой ребенок однажды понимает, что у любого труда есть своя награда. Уже в детстве он научился оценивать любой труд. Оценивать, но не ценить. Как правило, награда за старания должна соответствовать стараниям и ни в коем случае не оказаться меньше. Иначе он разочаровывался и в следующий раз уже осторожней соглашался на какие-то просьбы.</text:p>
      <text:p text:style-name="P108">Он ждал вознаграждения за любые усилия. Он прилагал усилия только в случае гарантий, что это вознаграждение обязательно будет. Ты мне, а я тебе — и все довольны.</text:p>
      <text:p text:style-name="Text_20_body"><text:span text:style-name="T38">Не сложно догадаться, что из такого ребенка вырастет корыстный человек, который и пальцем об палец не ударит, если поймет, что даром. Он часто торгуется, набивает себе цену. Любая просьба близкого сопровождается его:</text:span></text:p>
      <text:list xml:id="list38211066" text:continue-numbering="true" text:style-name="диалог">
        <text:list-item>
          <text:p text:style-name="P110">А ты мне что?</text:p>
        </text:list-item>
      </text:list>
      <text:p text:style-name="P108">К тому же, он перенимает поведение родителей, и манипулирует людьми с помощью заманчивой оплаты за их помощь.</text:p>
      <text:h text:style-name="P81" text:outline-level="4"><text:soft-page-break/>Недостаток благодарности в семье</text:h>
      <text:p text:style-name="P108">Но бывают семьи, в которых и вовсе не знают, что такое спасибо:</text:p>
      <text:list xml:id="list38215653" text:continue-numbering="true" text:style-name="диалог">
        <text:list-item>
          <text:p text:style-name="P110">Спасибо? Кто такой Спасибо? Серб что-ли?</text:p>
        </text:list-item>
      </text:list>
      <text:p text:style-name="P108">Любые старания кого-либо из членов семьи воспринимались, как должное. Помощь, заслуги, любые приятные вещи не ценились и не оценивались. У них было кое-что покруче, чем «банальная» благодарность.</text:p>
      <text:p text:style-name="P108">Вместо «спасибо», родители, например, отменяли наказание:</text:p>
      <text:list xml:id="list38210638" text:continue-numbering="true" text:style-name="диалог">
        <text:list-item>
          <text:p text:style-name="P110">Сделаешь и пойдешь гулять!</text:p>
        </text:list-item>
      </text:list>
      <text:p text:style-name="P108">В данном случае, как вы понимаете, плевать ребенок хотел на «спасибо»! Важно, что его «домашний арест», наконец, закончится.</text:p>
      <text:p text:style-name="P108">Также, ребенка могли заставлять что-либо делать угрозами:</text:p>
      <text:list xml:id="list38200969" text:continue-numbering="true" text:style-name="диалог">
        <text:list-item>
          <text:p text:style-name="P110">Не сделаешь — я тебя выпорю!</text:p>
        </text:list-item>
      </text:list>
      <text:p text:style-name="P108">Как вы догадались, в этом случае на «спасибо» ребенку тоже наплевать. Дрожащими руками он наводил порядки в своей комнате, дабы избежать ремня.</text:p>
      <text:p text:style-name="P108">Также, не приученный к благодарности ребенок в какой-то момент мог стать настоящим хамом.</text:p>
      <text:list xml:id="list38217638" text:continue-numbering="true" text:style-name="диалог">
        <text:list-item>
          <text:p text:style-name="P110">Хочу еще!</text:p>
        </text:list-item>
        <text:list-item>
          <text:p text:style-name="P110">Купи!</text:p>
        </text:list-item>
        <text:list-item>
          <text:p text:style-name="P110"><text:soft-page-break/>Дай!</text:p>
        </text:list-item>
      </text:list>
      <text:p text:style-name="P108">Он требовал, не осознавая ценность того, о чем просит. В последствии это стало стилем жизни — он не ценил щедрость как благо, он не берёг те вещи, которые ему покупали, ведь если одна игрушка ломалась, родители покупали новую и проблема разрешалась сама собой!</text:p>
      <text:p text:style-name="P108">Как мы знаем игрушки стоят немалых денег. Чтобы их заработать, родителям пришлось постараться. Но и этот труд ребенком обесценился.</text:p>
      <text:p text:style-name="P108">Уставшие от такого похабства родители, возможно даже пытались требовать от своего чада благодарности, не исключено, что упреками и обвинениями:</text:p>
      <text:list xml:id="list38218323" text:continue-numbering="true" text:style-name="диалог">
        <text:list-item>
          <text:p text:style-name="P110">Ах ты неблагодарный!</text:p>
        </text:list-item>
        <text:list-item>
          <text:p text:style-name="P110">Мы тебя растили, а ты...! </text:p>
        </text:list-item>
      </text:list>
      <text:p text:style-name="P108">А он просил? Конечно, он не понимал эти обвинения. Так как ребенок понятия не имел, что такое благодарность и с чем ее едят, он не считал нужным благодарить за то, что родители сделают и так — купят новый рюкзак к первому сентябрю, подарят игрушку на день рождения, оплатят кружок и так далее. Ведь родители не говорили ему спасибо за то, что он сделал уроки... Так зачем же благодарить за то, что происходит само собой?</text:p>
      <text:p text:style-name="P108">Он обесценивал заботу и труд родителей в детстве, а повзрослев, начал применять такое поведение и к окружающим. Хамство и <text:s/>эгоизм. Взрослея, он начнет требовать, не предлагая ничего взамен. Он начнет воспринимать все добродетели, как норму и начнет считать себя центральной <text:soft-page-break/>фигурой, желания которой важнее, чем желания и потребности остальных.</text:p>
      <text:p text:style-name="Text_20_body"><text:span text:style-name="T38">Это не избалованность — это эгоцентризм, который развился из-за того, что ребенку вовремя не объяснили, что любой вклад ценен.</text:span></text:p>
      <text:h text:style-name="P77" text:outline-level="3"><text:span text:style-name="T40">Контроль</text:span></text:h>
      <text:p text:style-name="P12">По мере того, как ребенок взрослеет и развивается, родители учат его еще и управлять своим поведением. Контроль — это неотъемлемая составляющая воспитания, а для того, чтобы ребенок вырос человеком свободным, а не взбалмошным, контроль должен сопровождаться еще и объяснениями.</text:p>
      <text:list xml:id="list38203379" text:continue-numbering="true" text:style-name="диалог">
        <text:list-item>
          <text:p text:style-name="P88"><text:span text:style-name="T34">Тебе нельзя играть в мяч у проезжей части </text:span><text:span text:style-name="T36">потому, что</text:span><text:span text:style-name="T34"> это опасно.</text:span></text:p>
        </text:list-item>
      </text:list>
      <text:p text:style-name="P12">Это запрет, но достаточно обоснованный. Ребенок понимает, что его действия ограничивают не просто так, а желая для него блага. В данном случае, заботясь о его безопасности.</text:p>
      <text:p text:style-name="P12">Здоровый контроль над ребенком подразумевает заботу о нем и взаимопонимание. В такой семье обязательно присутствует эмоциональное взаимодействие — родители разговаривают с ребенком, находят альтернативу нежелательным развлечениям. В любом случае ребенок остается доволен.</text:p>
      <text:p text:style-name="P154">Ребенок взрослеет и познает мир. Это нормально. Ему интересно — попробовать на вкус, заглянуть, пощупать, исследовать... Однако, задача родителей в воспитании не ограничить его в этом, а направить его любопытство в нужное русло, предоставляя возможность выбора, либо же, объяснив почему, запретить делать что-либо.</text:p>
      <text:p text:style-name="P113"><text:soft-page-break/>Контроль не должен подавлять личность ребенка.</text:p>
      <text:p text:style-name="P12">Правила и запреты в семье должны быть! Но они должны быть гибкими и подразумевать комфорт для всех. Такая себе семейная демократия. Такое воспитание развивает в ребенке способность к пониманию, что такое опасность и как ее избежать; что такое комфорт — как самому развлечься, не мешая маме с папой, которые устали после работы; почему необходимо выполнять определенные родительские требования.</text:p>
      <text:p text:style-name="P108">Наказывая ребенка, нормальный взрослый помнит, что с ребенком нужно обращаться, как с равным, даже если он совершил проступок, требующий наказания; ребенок имеет право на собственную точку зрения, пусть он и не прав; в общении с ним нужно пытаться смотреть на себя его глазами, даже если считаешь себя абсолютно правым; обсуждая с ребенком его проступок, не надо переносить оценку его проступка на всю его личность.</text:p>
      <text:p text:style-name="P108">Такой ребенок вырастает свободным и рассудительным, социально-адаптированным, независимым, активным, творческим, способным к сотрудничеству. Он ценит правила и хорошо понимает, что такое хорошо, а что такое плохо.</text:p>
      <text:p text:style-name="P108">Позиция родителей в воспитании оптимальна, если они принимают ребенка таким, каким он <text:s/>есть, тепло относятся к нему, объективно оценивают его и на основе этой оценки строят воспитание; если они способны изменять методы и формы воздействия в соответствии с изменениями обстоятельств жизни ребенка.</text:p>
      <text:h text:style-name="Heading_20_4" text:outline-level="4"><text:soft-page-break/><text:span text:style-name="T34">Запреты, правила и приказы</text:span></text:h>
      <text:p text:style-name="P3">Не исключено, что детство со стороны родителей сопровождалось сверх-контролем, который подразумевал беспрекословное послушание. Детство ребенка было сплошным рядом правил, которые ему необходимо было соблюдать, дабы избежать наказания.</text:p>
      <text:list xml:id="list38213400" text:continue-numbering="true" text:style-name="диалог">
        <text:list-item>
          <text:p text:style-name="P96">Нельзя.</text:p>
        </text:list-item>
        <text:list-item>
          <text:p text:style-name="P96">Не плачь.</text:p>
        </text:list-item>
        <text:list-item>
          <text:p text:style-name="P96">Ты должен.</text:p>
        </text:list-item>
      </text:list>
      <text:p text:style-name="P3">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list xml:id="list38196937" text:continue-numbering="true" text:style-name="диалог">
        <text:list-item>
          <text:p text:style-name="P88"><text:span text:style-name="T19">Почему нельзя? П</text:span><text:span text:style-name="T34">отому, что я так сказала! — говорила строгая мама, не объясняя свои запреты.</text:span></text:p>
        </text:list-item>
      </text:list>
      <text:p text:style-name="P12">В такой семье желания ребенка игнорировались «всезнающими» родителями, потребности и склонности не принимались во внимание.</text:p>
      <text:list xml:id="list38199495" text:continue-numbering="true" text:style-name="диалог">
        <text:list-item>
          <text:p text:style-name="P96">Мама лучше знает...</text:p>
        </text:list-item>
      </text:list>
      <text:p text:style-name="P12">Ребенка никто не спрашивал, может вместо музыкальной школы он хочет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list xml:id="list38202952" text:continue-numbering="true" text:style-name="диалог">
        <text:list-item>
          <text:p text:style-name="P112"><text:soft-page-break/>Одень это!</text:p>
        </text:list-item>
        <text:list-item>
          <text:p text:style-name="P112">Стань так!</text:p>
        </text:list-item>
        <text:list-item>
          <text:p text:style-name="P112">Это не говори!</text:p>
        </text:list-item>
        <text:list-item>
          <text:p text:style-name="P112">Так не делай!</text:p>
        </text:list-item>
      </text:list>
      <text:p text:style-name="Text_20_body"><text:span text:style-name="T34">Родители буквально следили за каждым шагом ребенка. Они не дали ребенку ни тепла, ни внимания, а лишь требовали соблюдать порядок, подчиняться традициям и авторитетам. Естественно — без объяснений, </text:span><text:span text:style-name="T36">почему</text:span><text:span text:style-name="T34">.</text:span></text:p>
      <text:p text:style-name="Text_20_body"><text:span text:style-name="T52">Дисциплинарно-ориентированное</text:span><text:span text:style-name="T22"> </text:span><text:span text:style-name="T34">воспитание, т. е. авторитарное, априори не ориентировано на потребности и склонности ребенка, на его желания и чувства, на то, каков он — добрый или злой, веселый или грустный, получает ли он удовольствие от того, что делает или нет — он должен следовать правилам и законам семьи беспрекословно.</text:span></text:p>
      <text:p text:style-name="P12">Такое воспитание направлено на то, чтобы «выжать» из ребенка то, что, по мнению родителей, ему нужно, а самое главное — самостоятельно. Самостоятельность же по своей природе — это способность ориентироваться на полученный опыт, способность анализировать и учиться, способность выбирать, и, самое главное — принимать решения. В семье, где властвуют приказы и правила — инициативе нет места. Никакой самостоятельности — только безвольное исполнение.</text:p>
      <text:p text:style-name="Text_20_body"><text:span text:style-name="T34">Непомерные требования породили в ребенке стремление всем угодить, а неуверенность в себе — страх перед трудностями и неудачами, отсюда и склонность к делегирова</text:span><text:soft-page-break/><text:span text:style-name="T34">нию своих обязанностей, потребительская позиция по отношению к миру, конфликтность.</text:span></text:p>
      <text:p text:style-name="P12">Как ни странно, слишком строгий контроль может воспитать неконтролируемого ребенка. Такой ребенок в какой-то момент может начать делать все на зло, капризничать, чтобы добиться желаемого, психовать. Если родители поощряли его в этом, то лучше, как вы понимаете, они не делали:</text:p>
      <text:list xml:id="list38203206" text:continue-numbering="true" text:style-name="диалог">
        <text:list-item>
          <text:p text:style-name="P112">На, только заткнись!</text:p>
        </text:list-item>
        <text:list-item>
          <text:p text:style-name="P112">На, только не плачь!</text:p>
        </text:list-item>
      </text:list>
      <text:p text:style-name="P12">Он выделил эту манеру поведения, как действенный способ что-то получить. Ребенок неосознанно развил в себе способность к манипуляции другими.</text:p>
      <text:p text:style-name="P12">Вырастая, такой человек пытается компенсировать эту нехватку самостоятельности, и воплотить в жизнь нереализованные в детском возрасте желания. Он с трудом адаптируется к новым условиям. Он стремится к самоутверждению, становится конфликтным и даже агрессивным, следуя своей цели.</text:p>
      <text:p text:style-name="Text_20_body"><text:span text:style-name="T34">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T36">он</text:span><text:span text:style-name="T34">, но, к сожалению — не знает как. Ведь все решала заботливая мама или строгий папа.</text:span></text:p>
      <text:p text:style-name="P12">Чрезмерные спланированность и контроль его детства родителями не допустили возможности приобретения им жизненно полезных навыков, но при этом, не приглушили его способности обучаться. Другими словами, такое воспи<text:soft-page-break/>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 Он привык делать то, что ему указывают.</text:p>
      <text:p text:style-name="P12">Отсюда инфантильность, неумение учиться на своих ошибках, неприспособленность к быту, неумение обращаться с деньгами, транжирство, а также неспособность изымать пользу из полученного опыта. Он вечно будет ждать, что за него сделают выбор, примут решение, а он лишь исполнит чужую волю.</text:p>
      <text:p text:style-name="P12">Однако, при попытке заставить или попросить такого человека что-то сделать мгновенно вызовет в нем защитную реакцию.</text:p>
      <text:p text:style-name="P108"><text:span text:style-name="T34">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другому. Он скопировал манеру поведения и отношения родителей, и, в отношениях с людьми во взрослом возрасте, желания остальных им тоже не учитываются.</text:span></text:p>
      <text:h text:style-name="Heading_20_4" text:outline-level="4"><text:span text:style-name="T34">Чрезмерное опекунство</text:span></text:h>
      <text:p text:style-name="P12">Чрезмерное опекунство также можно отнести к сверхконтролю, однако в данном случае, форма этого контроля носил не агрессивный характер, а наоборот.</text:p>
      <text:list xml:id="list38218743" text:continue-numbering="true" text:style-name="диалог">
        <text:list-item>
          <text:p text:style-name="P112">Все желают тебе зла — ни с кем не дружи!</text:p>
        </text:list-item>
        <text:list-item>
          <text:p text:style-name="P112"><text:soft-page-break/>Кругом микробы — не трогай!</text:p>
        </text:list-item>
        <text:list-item>
          <text:p text:style-name="P112">Не ходи — потеряешься!</text:p>
        </text:list-item>
        <text:list-item>
          <text:p text:style-name="P112">Не прикасайся — поранишься!</text:p>
        </text:list-item>
        <text:list-item>
          <text:p text:style-name="P112">Не доверяй — обманут! И д. т.</text:p>
        </text:list-item>
      </text:list>
      <text:p text:style-name="P12">Чаще всего такая опека исходит от матери. Страх одиночества, мнительность, низкая самооценка может стать причиной желания привязать к себе любимого птенчика, отгородить его от опасностей, которыми полон этот жестокий мир и, конечно — желание самоутвердиться за счет ребенка:</text:p>
      <text:list xml:id="list38224465" text:continue-numbering="true" text:style-name="диалог">
        <text:list-item>
          <text:p text:style-name="P112">Я хорошая мать!</text:p>
        </text:list-item>
      </text:list>
      <text:p text:style-name="P12">Она верила, что такое воспитание пойдет на благо, однако не понимала, что ее ребенок вырастет недоверчивым и подозрительным.</text:p>
      <text:p text:style-name="P12">Такому ребенку трудно адаптироваться в обществе. Детский садик, школа, работа — везде нужно уметь защитить свою точку зрения. Однако дети, проблемы которых решали родители, не могут добиться полноценного взаимодействия в обществе. Они становятся замкнутыми, отрешенными и испытывают дискомфорт в обществе.</text:p>
      <text:p text:style-name="P12">Покинув отчий дом, выросший в заботе человек может столкнуться с самым настоящим одиночеством. Контраст отношения заботливой мамы и окружающих людей может развить в человеке ощущение ненужности. В большом мире о нем никто не заботится, он никому не нужен [как маме], что может породить направленную на себя агрессию (аутоагрессию) в качестве протеста, и развитие самых различных комплексов.</text:p>
      <text:p text:style-name="P12"><text:soft-page-break/>Также, чрезмерная опека может повлечь за собой агрессию со стороны ребенка к окружающим, тоже в качестве <text:s/>протеста на заботливые ограничения, которые в свою очередь могут стать причиной эгоизма.</text:p>
      <text:h text:style-name="Heading_20_4" text:outline-level="4"><text:span text:style-name="T34">Наказание</text:span></text:h>
      <text:p text:style-name="Text_20_body">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в силу вступают следующие методы:</text:p>
      <text:p text:style-name="Text_20_body">Запугивание:</text:p>
      <text:list xml:id="list38221748" text:continue-numbering="true" text:style-name="диалог">
        <text:list-item>
          <text:p text:style-name="P88"><text:span text:style-name="T34">Будешь баловаться, мы тебя этому дяде отдадим/сдадим в полицию/папу позову и он тебя накажет...</text:span></text:p>
        </text:list-item>
      </text:list>
      <text:p text:style-name="Text_20_body"><text:span text:style-name="T34">Не забываем про лишения или око за око:</text:span></text:p>
      <text:list xml:id="list38212918" text:continue-numbering="true" text:style-name="диалог">
        <text:list-item>
          <text:p text:style-name="P88"><text:span text:style-name="T34">Провинился? Месяц без интернета/в кино не пойдешь/ конфет не получишь...</text:span></text:p>
        </text:list-item>
      </text:list>
      <text:p text:style-name="Text_20_body"><text:span text:style-name="T34">Крики:</text:span></text:p>
      <text:list xml:id="list38227685" text:continue-numbering="true" text:style-name="диалог">
        <text:list-item>
          <text:p text:style-name="P88"><text:span text:style-name="T34">Я тебе [мат-перемат] сказала так не делать!!!</text:span></text:p>
        </text:list-item>
      </text:list>
      <text:p text:style-name="Text_20_body"><text:span text:style-name="T34">Оперирование родительской любовью:</text:span></text:p>
      <text:list xml:id="list38226345" text:continue-numbering="true" text:style-name="диалог">
        <text:list-item>
          <text:p text:style-name="P88"><text:span text:style-name="T34">Не будешь слушаться — мы тебя любить не будем!</text:span></text:p>
        </text:list-item>
      </text:list>
      <text:p text:style-name="Text_20_body"><text:span text:style-name="T34">Или:</text:span></text:p>
      <text:list xml:id="list38225560" text:continue-numbering="true" text:style-name="диалог">
        <text:list-item>
          <text:p text:style-name="P88"><text:span text:style-name="T34">Кто тебя такого непослушного полюбит?</text:span></text:p>
        </text:list-item>
      </text:list>
      <text:p text:style-name="Text_20_body"><text:soft-page-break/><text:span text:style-name="T34">Ну и, конечно — физическое насилие.</text:span></text:p>
      <text:p text:style-name="Text_20_body"><text:span text:style-name="T34">Многие! Очень многие родители отдают предпочтение хорошей такой порке, чтоб аж следы остались, чтоб слёзы градом лились, чтоб хулиган эдакий надолго запомнил! Однако, мало кто из таких деспотичных родителей признаёт, что воспитание силой и сверх-строгим наказанием — это признание собственной беспомощности и педагогическое фиаско!</text:span></text:p>
      <text:p text:style-name="P108">Тирания и деспотизм может быть причиной развития манипуляций в поведении ребенка. Слишком суровые расправы за мелкие оплошности и непослушание вызвало лишь страх и воспитало в ребенке стремление защитится путем копирования поведения родителей. Отсюда жестокость к окружающим.</text:p>
      <text:p text:style-name="P108">В такой семье родители не делялились своим опытом. Все «почему» от ребенка не объяснялись как положено. Правильное объяснение лежит в основе понимания, почему так делать нельзя или нужно, и какой результат будет в случае «если». Он получал только ту информацию, которую ему давали, осваивал новые знания под скрытым или явным давлением, а не по собственному желанию.</text:p>
      <text:p text:style-name="P3"><text:span text:style-name="T12">Так как ребенку не объясняли, как же правильно делать, он, возможно, еще пытался экспериментировать. Методом «тыка» он пытался найти правильное решение, но, вероятно, так его и не нашел и — был наказан.</text:span></text:p>
      <text:p text:style-name="P12">Реакция на такое наказание могла быть разной — слезы, спонтанное непонимание, беспомощность, и все это в качестве защитной реакции. То есть, ребенок постоянно пытал<text:soft-page-break/>ся защитится и отгородиться от давления, которое на него оказывали строгие родители.</text:p>
      <text:p text:style-name="Text_20_body"><text:span text:style-name="T34">В таких семьях наказание — это еще и лишения. Ну и, как вы понимаете — без объяснений. Папе не понравилось, значит надо бить/запирать/отбирать/унижать/орать и т. д. (список может быть очень длинным).</text:span></text:p>
      <text:p text:style-name="Text_20_body"><text:span text:style-name="T34">Так вот, особенность такого воспитания в том, что ребенок будет вести себя тихо/вежливо/подобающе, одним словом </text:span><text:span text:style-name="T36">правильно</text:span><text:span text:style-name="T34"> только в присутствии того человека, который его наказывает. Из-за чувства страха.</text:span></text:p>
      <text:p text:style-name="P108">Остальные ему ничего не сделали, стало быть угрозы от них ждать не приходится, с ними можно не церемониться и вести себя так, как мама с папой запрещали. Другое дело мама, у которой в руке ремень и днем и ночью.</text:p>
      <text:p text:style-name="Text_20_body"><text:span text:style-name="T38">Такой подход развивает в ребенке неуверенность в правильности собственных действий. Эта неуверенность влечет за собой целую цепную реакцию: неуверенность — беспомощность — обида — психи — агрессия и даже рукоприкладство.</text:span></text:p>
      <text:h text:style-name="P83" text:outline-level="4"><text:span text:style-name="T34">Полная свобода</text:span></text:h>
      <text:p text:style-name="P12">Однако и отсутствие контроля и заслуженного наказания тоже могло плохо сказаться на воспитании. Ребенок делал, что хотел, не отдавал отчет своим действиям, так как не имел представления о ценностях мира сего. Он осваивал социум, как говорится, методом «тыка», и, не исключено, что мог ошибиться в выборе стороны.</text:p>
      <text:p text:style-name="P12">Помимо ошибок, которые мог допустить ребенок ища себя, отсутствие контроля говорило ему о равнодушии родителей к его жизни. Они не интересовались где их ребенок проводит время и с кем, чем он занимается и что чувствует.</text:p>
      <text:p text:style-name="P12">Не исключено, что родители были слишком заняты, и у них элементарно не было времени интересоваться жизнью ребенка, то это не отменяет тот факт, что такое воспитание (точнее — отсутствие воспитания) пагубно отразилось на поведении ребенка.</text:p>
      <text:p text:style-name="P12">Ребенок часто капризничал и хулиганил, дабы обратить на себя внимание своих родителей. Взрослея, в его поведении появились признаки пренебрежения моральных и этических норм, отсутствие понятия авторитета родителей, откровенное неповиновение.</text:p>
      <text:p text:style-name="P12">Из-за невнимательности родителей, подростки часто уходят из дома, связываются с плохими компаниями, начинают употреблять алкоголь или наркотики. Это происходит не потому, что ребенок желает уйти от реальности, а пото<text:soft-page-break/>му что банально не понимает, насколько это опасно для его будущего, ведь мама с папой не объяснили ему о последствиях такого образа жизни.</text:p>
      <text:p text:style-name="P12">Он стал неконтролируемым в связи с тем, что контролировать его было некому.</text:p>
      <text:h text:style-name="P77" text:outline-level="3"><text:span text:style-name="T34">Внимание</text:span></text:h>
      <text:p text:style-name="Text_20_body"><text:span text:style-name="T34"/></text:p>
      <text:p text:style-name="P63"><text:span text:style-name="T34"/></text:p>
      <text:p text:style-name="P144"><text:span text:style-name="T40">внимание</text:span><text:span text:style-name="T38"> (</text:span><text:span text:style-name="T37">нарушение личных границ</text:span><text:span text:style-name="T38"> и </text:span><text:span text:style-name="T37">равнодушие</text:span><text:span text:style-name="T38">)</text:span></text:p>
      <text:p text:style-name="P144"><text:span text:style-name="T40">внутрисемейные взаимоотношения</text:span><text:span text:style-name="T38"> (соперничество, коалиция)</text:span></text:p>
      <text:p text:style-name="P144"><text:span text:style-name="T40">помощь</text:span><text:span text:style-name="T38"> («все делай сам», «мы все за тебя сделаем»)</text:span></text:p>
      <text:p text:style-name="P144"><text:span text:style-name="T40">наказание</text:span><text:span text:style-name="T38"> (строгое по делу и без, безнаказанность)</text:span></text:p>
      <text:p text:style-name="P144"><text:span text:style-name="T40">защита и забота</text:span><text:span text:style-name="T38"> («не трогайте нашего мальчика», «еще раз придешь с синяками — выпорю»)</text:span></text:p>
      <text:p text:style-name="P144"><text:span text:style-name="T40">честность</text:span><text:span text:style-name="T38"> (ребенок — поверенный родителей, лживость родителей)</text:span></text:p>
      <text:p text:style-name="P144"><text:span text:style-name="T40">доверие</text:span><text:span text:style-name="T38"> (сверхдовение, проверки и подозрительность)</text:span></text:p>
      <text:p text:style-name="P144"><text:span text:style-name="T40">мотивация</text:span><text:span text:style-name="T38"> (принуждение, внушение чувство ущербности)</text:span></text:p>
      <text:p text:style-name="P144"><text:span text:style-name="T40">развитие склонностей</text:span><text:span text:style-name="T38"> («занимайся чем хочешь», игнорирование склонностей)</text:span></text:p>
      <text:p text:style-name="P144"><text:span text:style-name="T40">жадность</text:span><text:span text:style-name="T38"> (раздаривание игрушек ребенка, отсутствие сюрпризов и подарков)</text:span></text:p>
      <text:p text:style-name="P109">...</text:p>
      <text:p text:style-name="P141"/>
      <text:h text:style-name="P80" text:outline-level="2"><text:s/><text:bookmark-start text:name="Glava_25__Priznaki__priiemy_i_protivosto"/>Глава 25.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77"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2">[</text:span>Миллион<text:span text:style-name="T42">]</text:span> шагов как стать успешным карьеристом, <text:span text:style-name="T42">[</text:span>двести тысяч сто<text:span text:style-name="T4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2">модное направление, под названием «Пикап»</text:span><text:span text:style-name="T12"><text:note text:id="ftn20" text:note-class="footnote"><text:note-citation text:label="*">*</text:note-citation><text:note-body><text:p text:style-name="Footnote"><text:span text:style-name="T7">Пикап</text:span> (от англ. <text:span text:style-name="T42">pick up —</text:span><text:span text:style-name="T12"> цеплять, подцепить</text:span>) <text:span text:style-name="T42">— </text:span><text:span text:style-name="T12">деятельность, направленная на знакомство с целью соблазнения.</text:span></text:p></text:note-body></text:note></text:span><text:span text:style-name="T12">.</text:span></text:p>
      <text:p text:style-name="Text_20_body"><text:span text:style-name="T12">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3">поиметь.</text:span></text:p>
      <text:p text:style-name="P28"><text:soft-page-break/>Главная цель пикапа — зацепить девушку. Начиная с банального:</text:p>
      <text:list xml:id="list38214153" text:continue-numbering="true" text:style-name="диалог">
        <text:list-item>
          <text:p text:style-name="P117">Вашей маме зять не нужен?</text:p>
        </text:list-item>
      </text:list>
      <text:p text:style-name="P28">И заканчивая какими-то более экстравагантными:</text:p>
      <text:list xml:id="list38226739" text:continue-numbering="true" text:style-name="диалог">
        <text:list-item>
          <text:p text:style-name="P117">Твой отец случайно не хлеб?</text:p>
        </text:list-item>
        <text:list-item>
          <text:p text:style-name="P117">В каком смысле?</text:p>
        </text:list-item>
        <text:list-item>
          <text:p text:style-name="P117">Ту ты такая крошка...</text:p>
        </text:list-item>
      </text:list>
      <text:p text:style-name="P28">Это будет фраза, которая может зацепить.</text:p>
      <text:p text:style-name="P28">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8196921" text:continue-numbering="true" text:style-name="диалог">
        <text:list-item>
          <text:p text:style-name="P117">Что-то тут сегодня мало народа...</text:p>
        </text:list-item>
      </text:list>
      <text:p text:style-name="P28">Однако «цепляшки» не обязательно должны вызывать восхищение, но они обязательно должны привлечь ваше внимание.</text:p>
      <text:p text:style-name="P28">Например, вы ждете свою подругу. К вам подходит парень и говорит:</text:p>
      <text:list xml:id="list38220493" text:continue-numbering="true" text:style-name="диалог">
        <text:list-item>
          <text:p text:style-name="P117">Привет.</text:p>
        </text:list-item>
      </text:list>
      <text:p text:style-name="P28">Достаточно спокойно и ненавязчиво, как будто бы обознался. Ответите вы или нет — ему не важно. Он уже задает вопрос:</text:p>
      <text:list xml:id="list38227853" text:continue-numbering="true" text:style-name="диалог">
        <text:list-item>
          <text:p text:style-name="P117">Ты одна тут?</text:p>
        </text:list-item>
      </text:list>
      <text:p text:style-name="P28">И вы говорите, мол:</text:p>
      <text:list xml:id="list38215559" text:continue-numbering="true" text:style-name="диалог">
        <text:list-item>
          <text:p text:style-name="P117"><text:soft-page-break/>Нет, я с подругой. Она сейчас подойдет... — недоумевая, что этот незнакомец от вас хочет.</text:p>
        </text:list-item>
      </text:list>
      <text:p text:style-name="P28">На что он отвечает:</text:p>
      <text:list xml:id="list38195546" text:continue-numbering="true" text:style-name="диалог">
        <text:list-item>
          <text:p text:style-name="P117">Ну ее же сейчас нет. Выйдем на минутку. Поговорить надо...</text:p>
        </text:list-item>
      </text:list>
      <text:p text:style-name="P28">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38197581" text:continue-numbering="true" text:style-name="диалог">
        <text:list-item>
          <text:p text:style-name="P117">Ну? Ты идешь?</text:p>
        </text:list-item>
      </text:list>
      <text:p text:style-name="P28">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8">Вот еще один пример с моего личного опыта. Однажды вечером мне звонит знакомый, поведение которого явно говорит о том, что я ему нравлюсь:</text:p>
      <text:list xml:id="list38215966" text:continue-numbering="true" text:style-name="диалог">
        <text:list-item>
          <text:p text:style-name="P117">Привет! Я тут рядом. Кофе не хочешь? Да? Нет? Давай быстрей? Ну? Так что?..</text:p>
        </text:list-item>
      </text:list>
      <text:p text:style-name="P28">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8">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8">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8">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8">Его реакция была удивительной, а именно:</text:p>
      <text:list xml:id="list38224610" text:continue-numbering="true" text:style-name="диалог">
        <text:list-item>
          <text:p text:style-name="P117">Яна, блять, что ты от меня хочешь?..</text:p>
        </text:list-item>
      </text:list>
      <text:p text:style-name="P28">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8">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6">Отказ? Да, собственно и предложений никаких не было... так на что же все-таки обиделся? А я вам скажу — </text:span><text:soft-page-break/><text:span text:style-name="T16">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8">Во всех случаях пикапер нарушает ваши личные границы. Да, звучит слишком феминистично, но что же тут поделаешь?! Задайте себе вопрос:</text:p>
      <text:list xml:id="list38201699" text:continue-numbering="true" text:style-name="диалог">
        <text:list-item>
          <text:p text:style-name="P117">Комфортно мне, или нет?</text:p>
        </text:list-item>
      </text:list>
      <text:p text:style-name="P28">Должно быть комфортно.</text:p>
      <text:p text:style-name="P28">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8">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8">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8">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8">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8">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29">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2">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3">завести от</text:span><text:soft-page-break/><text:span text:style-name="T13">ношения</text:span><text:span text:style-name="T12"> с понравившейся девушкой. Правда, только на Западе. У нас пока еще дела обстоят несколько иначе.</text:span></text:p>
      <text:p text:style-name="P25">Короче говоря, это учение у нас, в странах СНГ, пока еще, к сожалению, не учит нравственной идеологии:</text:p>
      <text:p text:style-name="P72">«— Давай поиграем в волшебника?</text:p>
      <text:list xml:id="list1261479408269613792" text:style-name="L3">
        <text:list-header>
          <text:p text:style-name="P87"><text:s/>— А это как?</text:p>
          <text:p text:style-name="P87"><text:s/>— Я тебя трахну, и ты исчезнешь.»</text:p>
        </text:list-header>
      </text:list>
      <text:p text:style-name="P45">Филипп Богачев, «Секреты уличных знакомств»</text:p>
      <text:p text:style-name="P25"/>
      <text:p text:style-name="P25">Или вот еще один «замечательный» отрывок из той же книги:</text:p>
      <text:p text:style-name="P62">«... У нас заготовлена термоядерная дубинка, чтобы при случае, настучать девушке по голове за плохое поведение...</text:p>
      <text:p text:style-name="P62">Примеры:</text:p>
      <text:p text:style-name="P62">— У тебя очень красивые волосы. Особенно в ушах.</text:p>
      <text:p text:style-name="P62">— У тебя замечательная походка. Особенно когда стоишь.</text:p>
      <text:p text:style-name="P62">— У тебя такая легкая и грациозная походка! Стук копыт почти не слышен.</text:p>
      <text:p text:style-name="Цитата_20__2b__20_автор"><text:span text:style-name="T12">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2"><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2"> в ответ над тобой, до</text:span><text:span text:style-name="T18"> совершенно неправильного, по моему мнению, удара левой снизу...</text:span><text:span text:style-name="T12">»</text:span></text:p>
      <text:p text:style-name="P45">Филипп Богачев, «Секреты уличных знакомств»</text:p>
      <text:p text:style-name="P25"><text:soft-page-break/></text:p>
      <text:p text:style-name="P25">«Совершенно неправильным» поведением, как вы понимаете, автор называет вполне логичную реакцию «объекта» на грубости...</text:p>
      <text:p text:style-name="P25">Не могу удержаться и не вставить еще одну цитату того же автора. Это аннотация к книге:</text:p>
      <text:p text:style-name="P62"/>
      <text:p text:style-name="Цитата_20__2b__20_автор"><text:span text:style-name="T12">«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8">телу</text:span><text:span text:style-name="T12"> женщины...»</text:span></text:p>
      <text:p text:style-name="P45">Филипп Богачев, «Пикап. Самоучитель по соблазнению»</text:p>
      <text:p text:style-name="P45"/>
      <text:p text:style-name="P25">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5">К чему я веду?</text:p>
      <text:p text:style-name="P25">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2">Собственно, и того, и другого Пикап учит вести себя с женщинами </text:span><text:span text:style-name="T16">правильно</text:span><text:span text:style-name="T12"> для эффективного </text:span><text:span text:style-name="T13">результата</text:span><text:span text:style-name="T12">, </text:span><text:soft-page-break/><text:span text:style-name="T12">предлагая массу техник и обучая самым разнообразным навыкам.</text:span></text:p>
      <text:p text:style-name="P25">Так вот психопата учить не надо. Он понимает человеческую природу априори, очень тонко и достаточно быстро.</text:p>
      <text:p text:style-name="P25">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5">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5">Предлагаю вашему вниманию список и краткую характеристику расстройств, где имеют место манипулятивные действия.</text:p>
      <text:h text:style-name="P83" text:outline-level="4">Общие диагностические критерии расстройств личности</text:h>
      <text:p text:style-name="P31">Существует несколько видов расстройств личности. Они могут быть сгруппированы в одну из трех групп-кластеров:</text:p>
      <text:list xml:id="list6447444297808637087" text:style-name="List_20_2">
        <text:list-item>
          <text:p text:style-name="P128">Кластер <text:span text:style-name="T42">A</text:span><text:span text:style-name="T8">:</text:span></text:p>
          <text:list>
            <text:list-item>
              <text:p text:style-name="P131">Параноидное;</text:p>
            </text:list-item>
            <text:list-item>
              <text:p text:style-name="P131">Шизоидное;</text:p>
            </text:list-item>
            <text:list-item>
              <text:p text:style-name="P131">Шизотипическое.</text:p>
              <text:p text:style-name="P126"><text:span text:style-name="T8">Для лиц с расстройствами кластера </text:span><text:span text:style-name="T46">A</text:span><text:span text:style-name="T8"> характерны трудности, связанные с взаимодействием с окружающими.</text:span></text:p>
              <text:p text:style-name="P126"><text:span text:style-name="T18">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6"><text:span text:style-name="T7">Кластер </text:span><text:span text:style-name="T47">B</text:span><text:span text:style-name="T8">:</text:span></text:p>
          <text:list>
            <text:list-item>
              <text:p text:style-name="P131">Антисоциальное;</text:p>
            </text:list-item>
            <text:list-item>
              <text:p text:style-name="P131">Пограничное;</text:p>
            </text:list-item>
            <text:list-item>
              <text:p text:style-name="P131">Истерическое;</text:p>
            </text:list-item>
            <text:list-item>
              <text:p text:style-name="P131">Нарциссическое.</text:p>
              <text:p text:style-name="P126"><text:span text:style-name="T8">Лица с расстройствами кластера </text:span><text:span text:style-name="T46">B </text:span><text:span text:style-name="T18">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0"><text:soft-page-break/>Их эмоциональное состояние описывается, как драматическое, тревожное, непредсказуемое и нестабильное.</text:p>
            </text:list-item>
          </text:list>
        </text:list-item>
        <text:list-item>
          <text:p text:style-name="P148"><text:span text:style-name="T12">Кластер </text:span><text:span text:style-name="T42">C</text:span><text:span text:style-name="T18">:</text:span></text:p>
          <text:list>
            <text:list-item>
              <text:p text:style-name="P149">Избегающее;</text:p>
            </text:list-item>
            <text:list-item>
              <text:p text:style-name="P149">Зависимое;</text:p>
            </text:list-item>
            <text:list-item>
              <text:p text:style-name="P149">Обсессивно-компульсивное.</text:p>
              <text:p text:style-name="P148"><text:span text:style-name="T18">Лица с расстройствами кластера </text:span><text:span text:style-name="T46">C </text:span><text:span text:style-name="T18">испытывают чувства тревоги и страха, которые их </text:span><text:span text:style-name="T18">подавляют, и с которыми они постоянно борются.</text:span></text:p>
              <text:p text:style-name="P149">Их поведение описывается, как антиобщественное, <text:s/>замкнутое, неуверенное и чрезвычайно чувствительное.</text:p>
              <text:p text:style-name="P14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2">ый</text:span> период характер только формируется, и<text:span text:style-name="T12">,</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38218801" text:continue-list="list38201430" text:style-name="List_20_1">
        <text:list-item text:start-value="1">
          <text:p text:style-name="P151">заметная дисгармония в поведении:</text:p>
          <text:list>
            <text:list-item>
              <text:p text:style-name="P150">аффективность<text:note text:id="ftn22" text:note-class="footnote"><text:note-citation text:label="*">*</text:note-citation><text:note-body><text:p text:style-name="Footnote"><text:span text:style-name="T7">Аффективность</text:span> (<text:span text:style-name="T1">от лат. </text:span><text:span text:style-name="T43">affectus —</text:span><text:span text:style-name="T13">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50">возбудимость;</text:p>
            </text:list-item>
            <text:list-item>
              <text:p text:style-name="P150">расстройство контроля побуждений:</text:p>
              <text:list>
                <text:list-item>
                  <text:p text:style-name="P15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50">нарастающее напряжение, возникающее перед совершением действия, повышение физической и психической активности;</text:p>
                </text:list-item>
                <text:list-item>
                  <text:p text:style-name="P150">возникновение ощущения радости и облегчения во время совершения действия.</text:p>
                </text:list-item>
              </text:list>
            </text:list-item>
            <text:list-item>
              <text:p text:style-name="P150">нарушение в процессах восприятия и мышления;</text:p>
            </text:list-item>
            <text:list-item>
              <text:p text:style-name="P150">изменение в стиле отношения к окружающим;</text:p>
            </text:list-item>
          </text:list>
        </text:list-item>
        <text:list-item>
          <text:p text:style-name="P150">хроническое проявление аномального поведения, возникшее давно;</text:p>
        </text:list-item>
        <text:list-item>
          <text:p text:style-name="P150">нарушение адаптации к широкому диапазону личностных и социальных ситуаций в связи с аномальным стилем поведения;</text:p>
        </text:list-item>
        <text:list-item>
          <text:p text:style-name="P15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50">обычно, но не всегда — существенное ухудшение профессиональной и социальной продуктивности.</text:p>
        </text:list-item>
        <text:list-item>
          <text:p text:style-name="P15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2">вышеперечисленных </text:span>личностных нарушений, определяется также и <text:span text:style-name="T7">степень тяжести расстройства</text:span>:</text:p>
      <text:list xml:id="list7016176507936797675" text:style-name="List_20_3">
        <text:list-item>
          <text:p text:style-name="P132">отсутствие расстройства личности и существенных критериев личностного расстройства;</text:p>
        </text:list-item>
        <text:list-item>
          <text:p text:style-name="P132">личностное затруднение:</text:p>
          <text:p text:style-name="P132">наличие подпороговых критериев одного или нескольких расстройств личности;</text:p>
        </text:list-item>
        <text:list-item>
          <text:p text:style-name="P132">простое расстройство личности:</text:p>
          <text:p text:style-name="P132">наличие существенных критериев одного или нескольких расстройств в рамках одного кластера;</text:p>
        </text:list-item>
        <text:list-item>
          <text:p text:style-name="P132">сложное (диффузное) расстройство личности:</text:p>
          <text:p text:style-name="P132">наличие существенных критериев одного или нескольких расстройств личности в рамках нескольких кластеров;</text:p>
        </text:list-item>
        <text:list-item>
          <text:p text:style-name="P132">тяжелое расстройство личности:</text:p>
          <text:p text:style-name="P132"><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1"/>
      <text:p text:style-name="P32">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8204363" text:continue-list="list38222581" text:style-name="список_20_перечисление">
        <text:list-item>
          <text:p text:style-name="P114">компенсация негативных проявлений;</text:p>
        </text:list-item>
        <text:list-item>
          <text:p text:style-name="P114">адаптация к обществу;</text:p>
        </text:list-item>
        <text:list-item>
          <text:p text:style-name="P114">снижение уровня тревожности;</text:p>
        </text:list-item>
        <text:list-item>
          <text:p text:style-name="P114">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3" text:outline-level="4">Параноидное расстройство личности</text:h>
      <text:p text:style-name="P26">Диагностируется при наличии четырех и более критериев, приведенных ниже, а также при проявлении общих критериев расстройств личности:</text:p>
      <text:list xml:id="list38212656" text:continue-numbering="true" text:style-name="список_20_перечисление">
        <text:list-item>
          <text:p text:style-name="P123">чрезмерная чувствительность к неудачам и отказам;</text:p>
        </text:list-item>
        <text:list-item>
          <text:p text:style-name="P123">постоянное недовольство окружающими, неумение прощать оскорбления, причинение ущерба, высокомерное поведение;</text:p>
        </text:list-item>
        <text:list-item>
          <text:p text:style-name="P123">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3">воинственно-щепетильное, не соответствующее фактической ситуации отношение к вопросам, связанным с правами личности;</text:p>
        </text:list-item>
        <text:list-item>
          <text:p text:style-name="P123">возобновляющиеся неоправданные подозрения в неверности сексуального партнера;</text:p>
        </text:list-item>
        <text:list-item>
          <text:p text:style-name="P123">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2">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2">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3">отрицает</text:span><text:span text:style-name="T16"> в своей голове собственные непристойные мысли, а затем </text:span><text:span text:style-name="T13">проецирует</text:span><text:span text:style-name="T16"> их на остальных.</text:span></text:p>
      <text:p text:style-name="P28">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6">Немаловажной особенностью такого поведения является то, что он </text:span><text:span text:style-name="T12">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5"><text:soft-page-break/>Нормальное поведение: Ты мне изменяла?</text:p>
      <text:p text:style-name="P25">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2">Параноидное поведение: </text:span><text:span text:style-name="T13">С кем</text:span><text:span text:style-name="T12"> ты мне изменила?</text:span></text:p>
      <text:p text:style-name="Text_20_body"><text:span text:style-name="T12">Параноик подозревает своего партнера в неверности. Правда это или нет, он </text:span><text:span text:style-name="T13">настаивает</text:span><text:span text:style-name="T12"> на факте измены, пытаясь узнать с кем. В данном случае уверенность в том, что ему изменили не подразумевает его ошибочное суждение.</text:span></text:p>
      <text:p text:style-name="P25">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5">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2"><text:span text:style-name="T12">Терапия для параноидальной личности</text:span><text:span text:style-name="T18">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2"><text:span text:style-name="T12">Важно: </text:span><text:span text:style-name="T18">паранойя, параноидный психоз, параноидная шизофрения и шизофрения к данному расстройству</text:span><text:span text:style-name="T12"> </text:span><text:span text:style-name="T18">не от</text:span><text:soft-page-break/><text:span text:style-name="T18">носится! Может выступать предвестником шизофрении и бредовых расстройств.</text:span></text:p>
      <text:h text:style-name="P83" text:outline-level="4">Шизоидное расстройство личности</text:h>
      <text:p text:style-name="P26">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8213602" text:continue-numbering="true" text:style-name="список_20_перечисление">
        <text:list-item>
          <text:p text:style-name="P121">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1">эмоциональная холодность, ослабление эмоциональных реакций, бесчувствие, безразличие, отрешенность;</text:p>
        </text:list-item>
        <text:list-item>
          <text:p text:style-name="P121">неспособность проявлять как теплые и нежные чувства, так и гнев по отношению к другим людям;</text:p>
        </text:list-item>
        <text:list-item>
          <text:p text:style-name="P121">слабая реакция на похвалу и на критику;</text:p>
        </text:list-item>
        <text:list-item>
          <text:p text:style-name="P121">незначительный интерес к сексуальным контактам;</text:p>
        </text:list-item>
        <text:list-item>
          <text:p text:style-name="P121">повышенная склонность к фантазированию и стремление к углубленному познанию собственных мыслей, чувств, переживаний.</text:p>
        </text:list-item>
        <text:list-item>
          <text:p text:style-name="P121">предпочтение уединенной деятельности;</text:p>
        </text:list-item>
        <text:list-item>
          <text:p text:style-name="P121">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1">заметная нечуткость к основным чувственно-понятийным социальным нормам и условиям. Эмоциональная дисгармония.</text:p>
        </text:list-item>
      </text:list>
      <text:p text:style-name="P26"><text:soft-page-break/>Шизоид выдерживает значительную дистанцию между собой и окружающими, из-за чего вечно жаждет близости.</text:p>
      <text:p text:style-name="P26">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6">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6">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6">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6">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18">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8"><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8"> с его стороны.</text:span></text:p>
      <text:p text:style-name="P31"><text:span text:style-name="T12">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1"><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2">).</text:span></text:p>
      <text:p text:style-name="P26">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6">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6">Также для шизоида характерна высокая работоспособность в узких сферах деятельности, сочетающихся с (сухим) прагматизмом.</text:p>
      <text:p text:style-name="P26"><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6">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6">Шизоидам свойственно игнорирование социальных норм внешнего вида, неопрятность, нечистоплотность.</text:p>
      <text:p text:style-name="P27">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6">Шизоид, как правило, плохо вовлекается в терапию из-за отсутствия эмпатических наклонностей, что является причиной низкой мотивации.</text:p>
      <text:p text:style-name="P26">Терапия может занимать достаточно продолжительное время из-за постоянного дистанцирования пациента от доктора.</text:p>
      <text:p text:style-name="P32"><text:span text:style-name="T12">Важно:</text:span><text:span text:style-name="T18">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3" text:outline-level="4">Диссоциальное расстройство личности</text:h>
      <text:p text:style-name="P26"><text:span text:style-name="T7"><text:s/></text:span><text:span text:style-name="T1">(Также антисоциальное рас-во или социопатия)</text:span></text:p>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8223581" text:continue-numbering="true" text:style-name="список_20_перечисление">
        <text:list-item>
          <text:p text:style-name="P121">бессердечность, равнодушие к чувствам окружающих. Отсутствие сожалений;</text:p>
        </text:list-item>
        <text:list-item>
          <text:p text:style-name="P121">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1">неспособность поддерживать взаимоотношения при отсутствии затруднений в их становлении;</text:p>
        </text:list-item>
        <text:list-item>
          <text:p text:style-name="P121">крайне низкая способность выдерживать фрустрацию<text:note text:id="ftn25" text:note-class="footnote"><text:note-citation text:label="*">*</text:note-citation><text:note-body><text:p text:style-name="P76">Фрустация<text:span text:style-name="T8"> (</text:span><text:span text:style-name="T3">от лат. </text:span><text:span text:style-name="T44">f</text:span><text:span text:style-name="T3">rustratio</text:span><text:span text:style-name="T44"> —</text:span><text:span text:style-name="T14"> обман, тщетное ожидание</text:span><text:span text:style-name="T8">) </text:span><text:span text:style-name="T46">— </text:span><text:span text:style-name="T18">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1">неспособность испытывать чувство вины и извлекать пользу из жизненного опыта, особенно наказания;</text:p>
        </text:list-item>
        <text:list-item>
          <text:p text:style-name="P121">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4"><text:soft-page-break/><text:span text:style-name="T18">в</text:span> качестве дополнительного признака может выступать постоянная раздражительность и нетерпеливость.</text:p>
        </text:list-item>
      </text:list>
      <text:p text:style-name="P26">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6">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6">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6">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6">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6">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6">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6">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6">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6">Немаловажным является факт того, что социопаты отлично понимают, что такое социальные нормы, однако игнорируют их осознанно.</text:p>
      <text:p text:style-name="P31">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2"> Также они плохо умеют контролировать собственную импульсивность.</text:span></text:p>
      <text:p text:style-name="P31">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4">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4">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1">Согласно определению Эрика Берна, социопаты делятся на два вида:</text:p>
      <text:list xml:id="list38195633" text:continue-list="list38218801" text:style-name="List_20_1">
        <text:list-item text:start-value="1">
          <text:p text:style-name="P129">Латентный или пассивный социопат.</text:p>
          <text:p text:style-name="P133">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3">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9">Активный социопат.</text:p>
          <text:p text:style-name="P133">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73</dc:date><text:p text:style-name="P155"><text:span text:style-name="T65">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3">Вне досягаемости этих людей социопат не может и не считает нужным сдерживаться.</text:p>
        </text:list-item>
      </text:list>
      <text:p text:style-name="P27"/>
      <text:p text:style-name="P27">Терапия для антисоциальной личности<text:span text:style-name="T8">:</text:span></text:p>
      <text:p text:style-name="P26">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6">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2"><text:span text:style-name="T12">Важно:</text:span><text:span text:style-name="T18">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3"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8201370" text:continue-list="list38223581" text:style-name="список_20_перечисление">
        <text:list-item>
          <text:p text:style-name="P121">ярко выраженная тенденция действовать импульсивно, без учёта последствий, наряду с неустойчивостью настроения;</text:p>
        </text:list-item>
        <text:list-item>
          <text:p text:style-name="P121">минимальная способность планировать;</text:p>
        </text:list-item>
        <text:list-item>
          <text:p text:style-name="P121">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6">Эмоционально-неустойчивое расстройство, это группа, которая включает в себя два подвида расстройств:</text:p>
      <text:list xml:id="list797015082320917145" text:style-name="List_20_4">
        <text:list-item>
          <text:p text:style-name="P124">Эмоциональный или импульсивный тип:</text:p>
          <text:list>
            <text:list-item>
              <text:p text:style-name="P122">склонность к совершению неблагоприятных поступков без учета неблагоприятных последствий;</text:p>
            </text:list-item>
            <text:list-item>
              <text:p text:style-name="P122">высокая активность, сочетающаяся с неумением находить общий язык с окружающими;</text:p>
            </text:list-item>
            <text:list-item>
              <text:p text:style-name="P134"><text:span text:style-name="T18">склонность к сексуальной распущенности</text:span><text:span text:style-name="T46">.</text:span></text:p>
            </text:list-item>
          </text:list>
          <text:p text:style-name="P134"><text:span text:style-name="T18">Сильная эмоциональная возбудимость, проявляющаяся с детского возраста — истерики, озлобленность, </text:span><text:soft-page-break/><text:span text:style-name="T18">выражение протеста на воспитательные меры. Таких детей обычно называют трудными.</text:span></text:p>
          <text:p text:style-name="P122">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2">Способны совершить криминальное действие.</text:p>
          <text:p text:style-name="P122"/>
        </text:list-item>
        <text:list-item>
          <text:p text:style-name="P124">Пограничный тип.</text:p>
          <text:list>
            <text:list-item>
              <text:p text:style-name="P122">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2">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2">повышенная впечатлительность;</text:p>
            </text:list-item>
            <text:list-item>
              <text:p text:style-name="P122">развитое воображение;</text:p>
            </text:list-item>
            <text:list-item>
              <text:p text:style-name="P122">внушаемость.</text:p>
            </text:list-item>
          </text:list>
          <text:p text:style-name="P122">Человек пограничного типа склонен проявлять высокую активность в сферах, которые ему в данный момент наиболее интересны.</text:p>
          <text:p text:style-name="P122">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2"><text:soft-page-break/>Из-за склонности к внушаемости и фантазированию, сферы его интересов постоянно меняются.</text:p>
          <text:p text:style-name="P134"><text:span text:style-name="T18">Человек с данным типом расстройства часто страдает от алкогольной и наркотической зависимости, а также становится преступником. Причи</text:span><text:span text:style-name="T18">ной этому также может стать склонность к внушае</text:span><text:span text:style-name="T18">мости — попав в «плохую» компанию, перенимает ее принципы и поведение.</text:span></text:p>
          <text:p text:style-name="P122">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4"><text:span text:style-name="T18">Склонность к зависимости также может быть серьезной проблемой пограничного типа. Демонстрируя привязанность, такой человек </text:span><text:span text:style-name="T18">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2">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2">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3" text:outline-level="4">Истерическое расстройство личности</text:h>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8225314" text:continue-list="list38201370" text:style-name="список_20_перечисление">
        <text:list-item>
          <text:p text:style-name="P121">самодраматизация, театральность, преувеличенное выражение эмоций;</text:p>
        </text:list-item>
        <text:list-item>
          <text:p text:style-name="P121">внушаемость, лёгкая подверженность влиянию окружающих или обстоятельств;</text:p>
        </text:list-item>
        <text:list-item>
          <text:p text:style-name="P121">поверхностность и лабильность эмоциональности (подвижность, неустойчивость, изменчивость психики);</text:p>
        </text:list-item>
        <text:list-item>
          <text:p text:style-name="P121">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1">неадекватная обольстительность во внешнем виде и поведении;</text:p>
        </text:list-item>
        <text:list-item>
          <text:p text:style-name="P121">чрезмерная озабоченность физической привлекательностью;</text:p>
        </text:list-item>
        <text:list-item>
          <text:p text:style-name="P121">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6"/>
      <text:p text:style-name="P26"><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8199927" text:continue-numbering="true" text:style-name="список_20_перечисление">
        <text:list-item>
          <text:p text:style-name="P114">«вытеснение» <text:span text:style-name="T18">—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4">«сексуализация» <text:span text:style-name="T18">—</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4">«регресия»<text:span text:style-name="T18">—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1">«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6">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6">Для истероидов характерна неустойчивость самооценки.</text:p>
      <text:p text:style-name="P26">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6">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6">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6">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1">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1">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1"/>
      <text:h text:style-name="P83" text:outline-level="4">Нарциссическ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2052659640530412827" text:style-name="List_20_5">
        <text:list-item>
          <text:p text:style-name="P118">Значительные нарушения функционирования личности:</text:p>
          <text:list>
            <text:list-item>
              <text:p text:style-name="P118">Нарушения в собственном функционировании</text:p>
              <text:p text:style-name="P135"><text:span text:style-name="T46">(a </text:span><text:span text:style-name="T18">или </text:span><text:span text:style-name="T46">b)</text:span><text:span text:style-name="T45">:</text:span></text:p>
              <text:list>
                <text:list-item>
                  <text:p text:style-name="P118">Идеинтичность.</text:p>
                  <text:p text:style-name="P118">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8">Неадекватная самооценка, которая может быть завышенной или заниженной, которая колеблется между крайностями.</text:p>
                  <text:p text:style-name="P118">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8">Опора на себя.</text:p>
                  <text:p text:style-name="P118">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8">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8">Зачастую не осознает собственных мотивов.</text:p>
                </text:list-item>
              </text:list>
            </text:list-item>
            <text:list-item>
              <text:p text:style-name="P118">Нарушения в межперсональном функционировании</text:p>
              <text:p text:style-name="P125"><text:span text:style-name="T44">(a </text:span><text:span text:style-name="T3">или </text:span><text:span text:style-name="T44">b)</text:span><text:span text:style-name="T45">:</text:span></text:p>
              <text:list>
                <text:list-item>
                  <text:p text:style-name="P118">Отсутствие эмпатии.</text:p>
                  <text:p text:style-name="P118">Нарушенная способность признавать чувства других людей или идентифицировать себя с их чувствами.</text:p>
                  <text:p text:style-name="P118">Чрезмерно настроены на реакции других, но только если эти реакции имеют к нему отношение.</text:p>
                  <text:p text:style-name="P118">Переоценка или недооценка собственного влияния на других.</text:p>
                </text:list-item>
                <text:list-item>
                  <text:p text:style-name="P118">Близость.</text:p>
                  <text:p text:style-name="P118">Считает, что отношения нужны для «обслуживания» его самооценки.</text:p>
                  <text:p text:style-name="P118">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8">Патологические черты личности в следующих областях:</text:p>
          <text:list>
            <text:list-item>
              <text:p text:style-name="P118"><text:soft-page-break/>Антагонизм (соперничество и соревнование), характеризующийся:</text:p>
              <text:list>
                <text:list-item>
                  <text:p text:style-name="P118">Грандиозностью.</text:p>
                  <text:p text:style-name="P118">Явное или скрытое чувство, что ему все должны.</text:p>
                  <text:p text:style-name="P118">Эгоцентризм, уверенность в собственном превосходстве.</text:p>
                  <text:p text:style-name="P118">Снисходительное отношение к другим.</text:p>
                </text:list-item>
                <text:list-item>
                  <text:p text:style-name="P118">Привлечение внимания.</text:p>
                  <text:p text:style-name="P118">Чрезмерные попытки привлечь внимание других и быть в центе внимания.</text:p>
                  <text:p text:style-name="P118">Поиск восхищения.</text:p>
                </text:list-item>
              </text:list>
            </text:list-item>
          </text:list>
        </text:list-item>
        <text:list-item>
          <text:p text:style-name="P118">Вышеперечисленные личностные нарушения стабильны во времени и проявляются в разных жизненных ситуациях.</text:p>
        </text:list-item>
        <text:list-item>
          <text:p text:style-name="P118">Вышеперечисленные личностные нарушения не соответствуют культурной среде.</text:p>
        </text:list-item>
        <text:list-item>
          <text:p text:style-name="P118">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9">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29">В наше время нарциссическим личностям очень тяжело, в связи с информационной средой, которая нас окружает.</text:p>
      <text:p text:style-name="P25"><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5"><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0"><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29">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9">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5">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5">мневается и в </text:span><text:span text:style-name="T15">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5">Нарцисс, в силу своего патологического себялюбия, не станет зарабатывать уважение у </text:span><text:span text:style-name="T59">«недостойных». Признание и уважение он обычно требует.</text:span></text:p>
      <text:p text:style-name="P18">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8">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0">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0"><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29">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7">Важно:</text:span><text:span text:style-name="T15">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3" text:outline-level="4">Пассивно-агрессивн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38200494" text:continue-list="list38199927" text:style-name="список_20_перечисление">
        <text:list-item>
          <text:p text:style-name="P119">необоснованная критика или презрение по отношению к собеседнику;</text:p>
        </text:list-item>
        <text:list-item>
          <text:p text:style-name="P119">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9">конфликтность, раздражительность и упрямство при необходимости выполнять нежелательные задачи;</text:p>
        </text:list-item>
        <text:list-item>
          <text:p text:style-name="P119">намеренно плохая или медленная работа при выполнении нежелательных задач;</text:p>
        </text:list-item>
        <text:list-item>
          <text:p text:style-name="P119">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9">избегающее поведение при выполнении обязательств, которое оправдывается забывчивостью;</text:p>
        </text:list-item>
        <text:list-item>
          <text:p text:style-name="P119">препятствование усилиям других за счет невыполнения своей части работы (если речь идет командной работе).</text:p>
        </text:list-item>
      </text:list>
      <text:p text:style-name="P29">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29">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5">Поведение такой личности характеризуется установкой на </text:span><text:span text:style-name="T14">скрытый</text:span><text:span text:style-name="T15"> протест и </text:span><text:span text:style-name="T14">пассивное</text:span><text:span text:style-name="T15"> сопротивление руководству, за которым находится агрессия. Коммуникативное поведение у больных носит враждебно-подчиненный характер.</text:span></text:p>
      <text:p text:style-name="P29">В случае если по каким-то причинам больной теряет мотивацию к сопротивлению, то испытывает выраженное чувство тревоги.</text:p>
      <text:p text:style-name="P29">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29">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9">Негативная реакция окружающих на свои жалобы является для них субъективным подтверждением обоснованности их пессимизма и негатива.</text:p>
      <text:p text:style-name="P29"><text:soft-page-break/>Возможен шантаж суицидом, но он редко сопровождается суицидальными попытками.</text:p>
      <text:p text:style-name="P32"><text:span text:style-name="T16">Терапия для лиц с пассивно-агрессивным расстройством личности </text:span><text:span text:style-name="T15">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29">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9">Уступки требованиям пациента со стороны терапевта антитерапевтичны, а отказ уступать угрожает потерей контакта.</text:p>
      <text:p text:style-name="P29"/>
      <text:p text:style-name="P63"><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77"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1"><text:span text:style-name="T19">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хороши, тем самым поддерживаете его нарциссический выбор, его образ. Все просто.</text:p>
      <text:p text:style-name="P20">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20">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21">Сейчас он прощупывает высоту порога вашего сопротивления. Пытается понять, что вы готовы терпеть.</text:p>
      <text:p text:style-name="P3"><text:span text:style-name="T55">Абьюзер выбирает в жертвы личность, </text:span><text:span text:style-name="_30__20_Text"><text:span text:style-name="T53">которой хотел бы быть сам</text:span></text:span><text:span text:style-name="T55">.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53">делая из вас — такого же, как он</text:span></text:span><text:span text:style-name="T55">.</text:span></text:p>
      <text:p text:style-name="P50">* * *</text:p>
      <text:p text:style-name="P20">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Остальные расходятся.</text:p>
      <text:p text:style-name="P20"><text:soft-page-break/>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20">Речь идет об умственных, материальных и духовных аспектах.</text:p>
      <text:p text:style-name="P21">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20">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1">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1">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20">15 минут. Вот сколько времени нужно абьюзеру, чтобы понять — сможет он вами управлять или нет. Если он пони<text:soft-page-break/>мает, что вы ведетесь на его уловки — вы его трофей, к сожалению.</text:p>
      <text:p text:style-name="P21">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49">* * *</text:p>
      <text:p text:style-name="P21">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1">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20">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20"><text:soft-page-break/>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20">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20">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20">Если на эти «одинаковые» вопросы он отвечает по-разному — он врет.</text:p>
      <text:p text:style-name="P20">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20">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8218019" text:continue-list="list38201699" text:style-name="диалог">
        <text:list-item>
          <text:p text:style-name="P136">Ты просто его не знаешь! — ответила я.</text:p>
        </text:list-item>
      </text:list>
      <text:p text:style-name="P21"><text:soft-page-break/>И, как вы понимаете, я ошиблась.</text:p>
      <text:p text:style-name="P53">* * *</text:p>
      <text:p text:style-name="P21">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20">Давайте вспомним ранее описанный диалог, где я задаю своему бывшему парню вопрос:</text:p>
      <text:list xml:id="list38222583" text:continue-numbering="true" text:style-name="диалог">
        <text:list-item>
          <text:p text:style-name="P139">Есть ли что-то, что я должна знать?..</text:p>
        </text:list-item>
      </text:list>
      <text:p text:style-name="P20">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8200990" text:continue-numbering="true" text:style-name="диалог">
        <text:list-item>
          <text:p text:style-name="P139">Ты вокруг меня плетешь какую-то западню...</text:p>
        </text:list-item>
      </text:list>
      <text:p text:style-name="P20">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20">В последствии, задавая вопросы, намекая и уточняя, я получала все новые ответы:</text:p>
      <text:list xml:id="list38208567" text:continue-numbering="true" text:style-name="диалог">
        <text:list-item>
          <text:p text:style-name="P139">Я ничего такого не делал...</text:p>
        </text:list-item>
        <text:list-item>
          <text:p text:style-name="P139"><text:soft-page-break/>Каждый справляется с болью по разному...</text:p>
        </text:list-item>
        <text:list-item>
          <text:p text:style-name="P139">Я был на четырех свиданиях...</text:p>
        </text:list-item>
        <text:list-item>
          <text:p text:style-name="P139">Да, я трахаться хотел...</text:p>
        </text:list-item>
      </text:list>
      <text:p text:style-name="P21">Чуть больше часа + одинаковые вопросы = море информации — вот такой прекрасный метод узнать правду.</text:p>
      <text:p text:style-name="P21">К слову, сначала он сказал, что был на двух свиданиях, но потом, в ходе разговора запутался, и выдал уже другую цифру — 4.</text:p>
      <text:p text:style-name="P50">* * *</text:p>
      <text:p text:style-name="P21">Но как же не попасться в эту ловушку снова?</text:p>
      <text:p text:style-name="P21">Здесь я бы хотела уделить особое внимание одной очень полезной штуке. Эта штука есть у каждого из нас, но мы почти не умеем ею пользоваться.</text:p>
      <text:p text:style-name="P21">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21">Поговорим об интуиции.</text:p>
      <text:p text:style-name="P20"><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1">И тут сразу можно задаться вопросом:</text:p>
      <text:list xml:id="list38223342" text:continue-numbering="true" text:style-name="диалог">
        <text:list-header>
          <text:p text:style-name="P140">«Что важнее — интуиция или же все-таки логика?»</text:p>
        </text:list-header>
      </text:list>
      <text:p text:style-name="P21"><text:soft-page-break/>Логика — сознание — рационализм.</text:p>
      <text:p text:style-name="P21">Интуиция — подсознание — инстинкт.</text:p>
      <text:p text:style-name="P21">Если логика — это анализ сложившейся ситуации, то интуиция — это подсказки «внутреннего голоса».</text:p>
      <text:p text:style-name="P21">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1">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1">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1">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20"><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pan text:style-name="T4">посредственного позна</text:span><text:soft-page-break/><text:span text:style-name="T4">ния.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8223027" text:continue-numbering="true" text:style-name="диалог">
        <text:list-item>
          <text:p text:style-name="P136">Я так и знала!</text:p>
        </text:list-item>
      </text:list>
      <text:p text:style-name="P21">Да? И вот интересно — откуда знала? Ответить сложно, но ведь знала же!</text:p>
      <text:p text:style-name="P21">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1">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1">Так-то.</text:p>
      <text:p text:style-name="P21">Стало быть, первое и самое главное правило — если кажется, то не кажется! Не пытайтесь оправдывать свои опасения.</text:p>
      <text:p text:style-name="P50"><text:soft-page-break/>* * *</text:p>
      <text:p text:style-name="P21">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1">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20">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20">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1">Понятно, что вы не будете его бить по шее, но мама в детстве так и делала, когда он нашкодит, поэтому он ее прячет.</text:p>
      <text:p text:style-name="P20"><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oft-page-break/><text:span text:style-name="T4">чтобы понять, какие именно жесты являются нестандартными, нужно понимать привычное поведение тела вашего собеседника.</text:span></text:p>
      <text:p text:style-name="P20">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20">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53">Человек, </text:span><text:span text:style-name="_30__20_Text"><text:span text:style-name="T53">вспоминая</text:span></text:span><text:span text:style-name="T5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53">Человек, который </text:span><text:span text:style-name="_30__20_Text"><text:span text:style-name="T55">пытается</text:span></text:span><text:span text:style-name="_30__20_Text"><text:span text:style-name="T53"> придумать</text:span></text:span><text:span text:style-name="T5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20">Он спрячет от вас взгляд, но будет стараться говорить как можно убедительнее, рассуждая в слух.</text:p>
      <text:p text:style-name="P20">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1"><text:soft-page-break/>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20">Вот и получается первый совет по противостоянию лжи и ложности в поведении:</text:p>
      <text:p text:style-name="P21">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1">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1">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1">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0" text:outline-level="2"><text:span text:style-name="T4"><text:s/></text:span><text:bookmark-start text:name="Glava_25__Priznaki__priiemy_i_protivosto1"/><text:span text:style-name="T4">Глава 26.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3" text:outline-level="3">Делегирование<text:bookmark-start text:name="Diemonstrativnoie_ighnorirovaniie_sobstv"/> собственных обязательств<text:bookmark-end text:name="Diemonstrativnoie_ighnorirovaniie_sobstv"/></text:h>
      <text:p text:style-name="P3"><text:soft-page-break/>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text:span text:style-name="T9">Противостояние</text:span>:</text:p>
      <text:p text:style-name="P3">Пристыдить. Здесь хорошо должна сработать техника триангуляции:</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3">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77" text:outline-level="3"><text:bookmark-start text:name="Gazlaitingh_"/>Газлайтинг<text:bookmark-end text:name="Gazlaitingh_"/></text:h>
      <text:p text:style-name="P3">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8195799"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text:span text:style-name="T9">Противостояние</text:span>:</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38197895" text:continue-numbering="true" text:style-name="диалог">
        <text:list-item>
          <text:p text:style-name="P96">Мне это нравится? — Нет.</text:p>
        </text:list-item>
        <text:list-item>
          <text:p text:style-name="P96"><text:soft-page-break/>Он сейчас прав? — Нет.</text:p>
        </text:list-item>
        <text:list-item>
          <text:p text:style-name="P96">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38218210" text:continue-numbering="true" text:style-name="диалог">
        <text:list-item>
          <text:p text:style-name="P96">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8206080" text:continue-numbering="true" text:style-name="диалог">
        <text:list-item>
          <text:p text:style-name="P96">Ты что, хочешь сказать, что я сумасшедшая?!</text:p>
        </text:list-item>
      </text:list>
      <text:p text:style-name="P47">*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text:soft-page-break/>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77"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8218057" text:continue-numbering="true" text:style-name="диалог">
        <text:list-item>
          <text:p text:style-name="P139"><text:soft-page-break/>И это, по твоему, проблема? Ты действительно считаешь, что из-за этого стоит ссориться?</text:p>
        </text:list-item>
      </text:list>
      <text:p text:style-name="P20">И вот вы уже говорите о том, что не хотите ругаться, а просто пытаетесь решить семейный вопрос — он спрыгнул с темы.</text:p>
      <text:list xml:id="list38200571" text:continue-numbering="true" text:style-name="диалог">
        <text:list-item>
          <text:p text:style-name="P139">Я не буду разговаривать об этом. Это полный бред! Ты хоть слышишь себя?</text:p>
        </text:list-item>
      </text:list>
      <text:p text:style-name="P20">И вот вы пытаетесь понять, что же «такого» вы сказали не так — он спрыгнул с темы.</text:p>
      <text:list xml:id="list38214643" text:continue-numbering="true" text:style-name="диалог">
        <text:list-item>
          <text:p text:style-name="P139">В смысле?</text:p>
        </text:list-item>
      </text:list>
      <text:p text:style-name="P20">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38220365" text:continue-numbering="true" text:style-name="диалог">
        <text:list-item>
          <text:p text:style-name="P96">У меня такое впечатление, что тебе просто неинтересно меня слушать.</text:p>
        </text:list-item>
        <text:list-item>
          <text:p text:style-name="P96"><text:soft-page-break/>Ты каждый раз придумываешь отговорки, чтобы избежать разговоров со мной.</text:p>
        </text:list-item>
        <text:list-item>
          <text:p text:style-name="P96">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38211883" text:continue-numbering="true" text:style-name="диалог">
        <text:list-item>
          <text:p text:style-name="P96">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77" text:outline-level="3"><text:bookmark-start text:name="__Da__no__________v_dopolnieniie_k_opisa"/>«Да, но &lt;...&gt;»<text:line-break/>(в доп. к описанию висхолдинга)<text:bookmark-end text:name="__Da__no__________v_dopolnieniie_k_opisa"/></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8196156" text:continue-numbering="true" text:style-name="диалог">
        <text:list-item>
          <text:p text:style-name="P88"><text:span text:style-name="_30__20_Text"><text:span text:style-name="T19">Да</text:span></text:span><text:span text:style-name="T19">, я виноват, </text:span><text:span text:style-name="_30__20_Text"><text:span text:style-name="T19">но</text:span></text:span><text:span text:style-name="T19"> позавчера ты была больше не права, чем я сейчас.</text:span></text:p>
        </text:list-item>
        <text:list-item>
          <text:p text:style-name="P96">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text:span text:style-name="T9">Противостояние</text:span>:</text:p>
      <text:p text:style-name="P3">Дайте ему понять, что вы заметили эту тактику и раскусили его:</text:p>
      <text:list xml:id="list38199225"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item>
          <text:p text:style-name="P139">Милый, я заметила, что ты себе противоречишь. А то что-то я смотрю, у нас диалог не вяжется...</text:p>
        </text:list-item>
      </text:list>
      <text:p text:style-name="P3"><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7"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8219041" text:continue-numbering="true" text:style-name="диалог">
        <text:list-item>
          <text:p text:style-name="P96">Твоя Машка как-то странно на меня посмотрела...</text:p>
        </text:list-item>
        <text:list-item>
          <text:p text:style-name="P96">Мне не нравится, что Петя на тебя постоянно смотрит. Я видел, как ты с ним кокетничала...</text:p>
        </text:list-item>
      </text:list>
      <text:p text:style-name="P20">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20">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7"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8202237" text:continue-numbering="true" text:style-name="диалог">
        <text:list-item>
          <text:p text:style-name="P96">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8210719" text:continue-numbering="true" text:style-name="диалог">
        <text:list-item>
          <text:p text:style-name="P96">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8200519" text:continue-numbering="true" text:style-name="диалог">
        <text:list-item>
          <text:p text:style-name="P96">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38205722" text:continue-numbering="true" text:style-name="диалог">
        <text:list-item>
          <text:p text:style-name="P96">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8221688" text:continue-numbering="true" text:style-name="диалог">
        <text:list-item>
          <text:p text:style-name="P96">Что, опять? Ну ок...</text:p>
        </text:list-item>
      </text:list>
      <text:p text:style-name="P3"><text:soft-page-break/>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381965551" text:continue-numbering="true" text:style-name="диалог">
        <text:list-item>
          <text:p text:style-name="P96">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Так что вот мой совет, как заставить человека прекратить вас игнорировать: осознайте, что вашей вины нет.</text:p>
      <text:p text:style-name="P3"><text:soft-page-break/>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38195257" text:continue-numbering="true" text:style-name="диалог">
        <text:list-item>
          <text:p text:style-name="P96">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7" text:outline-level="3"><text:bookmark-start text:name="Eghoizm__Ravnodushiie_"/>Эгоизм. Равнодушие<text:bookmark-end text:name="Eghoizm__Ravnodushiie_"/>. Хамство</text:h>
      <text:p text:style-name="P145">http://www.7ya.ru/article/Ostorozhno-hamstvo-v-seme-Kak-borotsya-i-sohranit-otnosheniya/</text:p>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38208687" text:continue-numbering="true" text:style-name="диалог">
        <text:list-item>
          <text:p text:style-name="P96">Мне нужна твоя помощь/совет/поддержка!</text:p>
        </text:list-item>
        <text:list-item>
          <text:p text:style-name="P96">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8195266" text:continue-numbering="true" text:style-name="диалог">
        <text:list-item>
          <text:p text:style-name="P96"><text:soft-page-break/>Ты что, обиделся? На что? На то, что не можешь оказать мне помощь?</text:p>
        </text:list-item>
      </text:list>
      <text:h text:style-name="P77"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38201498" text:continue-numbering="true" text:style-name="диалог">
        <text:list-item>
          <text:p text:style-name="P96">Да, я помню, что ты уже однажды потеряла контроль над ситуацией... Так что не нужно мне рассказывать, что сейчас ты ни при чем...</text:p>
        </text:list-item>
        <text:list-item>
          <text:p text:style-name="P96">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8227084"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7"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8207288" text:continue-numbering="true" text:style-name="диалог">
        <text:list-item>
          <text:p text:style-name="P96">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38198116"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 тебе нужно было усерднее работать.</text:p>
        </text:list-item>
        <text:list-item>
          <text:p text:style-name="P96"><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38206275" text:continue-numbering="true" text:style-name="диалог">
        <text:list-item>
          <text:p text:style-name="P96">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8210483" text:continue-numbering="true" text:style-name="диалог">
        <text:list-item>
          <text:p text:style-name="P96">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8216368" text:continue-numbering="true" text:style-name="диалог">
        <text:list-item>
          <text:p text:style-name="P96">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Ни короткое платье, ни расстегнутая сумка, ни сказанное в порыве гнева плохое слово, ни разбитая кружка или <text:soft-page-break/>пересоленный суп не дает человеку право на насилие над вами!</text:p>
      <text:p text:style-name="P3">Об этом нужно говорить. Говорить громко и уверенно. Вслух!</text:p>
      <text:list xml:id="list38206333" text:continue-numbering="true" text:style-name="диалог">
        <text:list-item>
          <text:p text:style-name="P96">Меня побили!</text:p>
        </text:list-item>
        <text:list-item>
          <text:p text:style-name="P96">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8204341" text:continue-numbering="true" text:style-name="диалог">
        <text:list-item>
          <text:p text:style-name="P96"><text:soft-page-break/>То есть, если ты пересолила суп, то позволишь своему мужу наказать тебя? Побить?</text:p>
        </text:list-item>
        <text:list-item>
          <text:p text:style-name="P96">Я бы, например, сказала человеку, что у него карман не застегнут. Ведь я нормальный честный человек! А ты бы как поступил?</text:p>
        </text:list-item>
        <text:list-item>
          <text:p text:style-name="P96">Ты хочешь сказать, что, если увидишь на улице девушку в короткой юбке, это даст тебе полное право изнасиловать ее?</text:p>
        </text:list-item>
      </text:list>
      <text:h text:style-name="P77" text:outline-level="3"><text:bookmark-start text:name="Vam_riedko_ustupaiut_ili_nie_ustupaiut_v"/>Вам редко уступают или не уступают вообще<text:bookmark-end text:name="Vam_riedko_ustupaiut_ili_nie_ustupaiut_v"/></text:h>
      <text:p text:style-name="P20">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38219622" text:continue-numbering="true" text:style-name="диалог">
        <text:list-item>
          <text:p text:style-name="P96">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38226619" text:continue-numbering="true" text:style-name="диалог">
        <text:list-item>
          <text:p text:style-name="P96">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38214456" text:continue-numbering="true" text:style-name="диалог">
        <text:list-item>
          <text:p text:style-name="P96">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8197574" text:continue-numbering="true" text:style-name="диалог">
        <text:list-item>
          <text:p text:style-name="P96">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77"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0">1) </text:span></text:span><text:span text:style-name="T19">Пристыдить.</text:span></text:p>
      <text:list xml:id="list38210494" text:continue-numbering="true" text:style-name="диалог">
        <text:list-item>
          <text:p text:style-name="P96">Ты можешь и не обещать, если не хочешь выглядеть обманщиком.</text:p>
        </text:list-item>
      </text:list>
      <text:p text:style-name="P3"><text:soft-page-break/>При этом сказать так, чтобы он понял, как вы относитесь к обманщикам. На эту тактику вы можете получить неожиданный ответ:</text:p>
      <text:list xml:id="list38206691" text:continue-numbering="true" text:style-name="диалог">
        <text:list-item>
          <text:p text:style-name="P96">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8200443" text:continue-numbering="true" text:style-name="диалог">
        <text:list-item>
          <text:p text:style-name="P96">Я пока поживу у друзей/родителей, а вещи соберу на выходных, договорились?</text:p>
        </text:list-item>
      </text:list>
      <text:p text:style-name="Text_20_body"><text:span text:style-name="_31__20_Text"><text:span text:style-name="T30">2)</text:span></text:span><text:span text:style-name="_31__20_Text"><text:span text:style-name="T19"> </text:span></text:span><text:span text:style-name="T19">Отзеркаливание.</text:span></text:p>
      <text:p text:style-name="P3">Пообещайте ему что-то, что ему может очень понравиться, например:</text:p>
      <text:list xml:id="list38223500" text:continue-numbering="true" text:style-name="диалог">
        <text:list-item>
          <text:p text:style-name="P96">Сегодня дома тебя ждет большой сюрприз!</text:p>
        </text:list-item>
      </text:list>
      <text:p text:style-name="P3">Но никакого сюрприза не готовьте, а если вам начнут предъявлять претензии или демонстрировать обиду, просто ответьте:</text:p>
      <text:list xml:id="list38205438" text:continue-numbering="true" text:style-name="диалог">
        <text:list-item>
          <text:p text:style-name="P96"><text:soft-page-break/>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8225446" text:continue-numbering="true" text:style-name="диалог">
        <text:list-item>
          <text:p text:style-name="P96">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77"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8221793" text:continue-numbering="true" text:style-name="диалог">
        <text:list-item>
          <text:p text:style-name="P96">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8218507" text:continue-numbering="true" text:style-name="диалог">
        <text:list-item>
          <text:p text:style-name="P96">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8216116" text:continue-numbering="true" text:style-name="диалог">
        <text:list-item>
          <text:p text:style-name="P96">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8212022" text:continue-numbering="true" text:style-name="диалог">
        <text:list-item>
          <text:p text:style-name="P96"><text:soft-page-break/>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8221931" text:continue-numbering="true" text:style-name="диалог">
        <text:list-item>
          <text:p text:style-name="P96">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8225937" text:continue-numbering="true" text:style-name="диалог">
        <text:list-item>
          <text:p text:style-name="P96">Ты что, жаловался Маше/Пете на меня?</text:p>
        </text:list-item>
      </text:list>
      <text:p text:style-name="P3">Ну или пристыдить в распускании слухов о вашей паре:</text:p>
      <text:list xml:id="list38213121"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77"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8198519"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82237301" text:continue-numbering="true" text:style-name="диалог">
        <text:list-item>
          <text:p text:style-name="P96">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8196446" text:continue-numbering="true" text:style-name="диалог">
        <text:list-item>
          <text:p text:style-name="P96">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8204725" text:continue-numbering="true" text:style-name="диалог">
        <text:list-item>
          <text:p text:style-name="P96"><text:soft-page-break/>Ты все придумываешь. Я такого не говорил...</text:p>
        </text:list-item>
      </text:list>
      <text:p text:style-name="P3">Потом висхолдинг:</text:p>
      <text:list xml:id="list38202573"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8227167" text:continue-numbering="true" text:style-name="диалог">
        <text:list-item>
          <text:p text:style-name="P96">Вчера ты тоже говорила, что не хочешь ругаться, но, тем не менее мы поругались...</text:p>
        </text:list-item>
      </text:list>
      <text:p text:style-name="P3">Конечно, без триангуляции никуда:</text:p>
      <text:list xml:id="list38217224" text:continue-numbering="true" text:style-name="диалог">
        <text:list-item>
          <text:p text:style-name="P96">Да все говорят, что ты просто неурав­новешенная...</text:p>
        </text:list-item>
      </text:list>
      <text:p text:style-name="P3">И в заключение, виктимблейминг:</text:p>
      <text:list xml:id="list38208671" text:continue-numbering="true" text:style-name="диалог">
        <text:list-item>
          <text:p text:style-name="P96">Хватит ныть! Сидела бы молча — ничего бы этого не было!..</text:p>
        </text:list-item>
      </text:list>
      <text:p text:style-name="P51">*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7">*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19">Шизофрения (</text:span><text:span text:style-name="T25">от </text:span><text:span text:style-name="_30__20_Text"><text:span text:style-name="T19">греч. schizo – расщеплять, phren – ум, рассудок</text:span></text:span><text:span text:style-name="T19">) — расщепление сознания. Одна из особенностей данного заболевания — по</text:span><text:span text:style-name="T19">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82013701" text:continue-numbering="true" text:style-name="диалог">
        <text:list-item>
          <text:p text:style-name="P96"><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8225824" text:continue-numbering="true" text:style-name="диалог">
        <text:list-item>
          <text:p text:style-name="P96">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38220831" text:continue-numbering="true" text:style-name="диалог">
        <text:list-item>
          <text:p text:style-name="P96">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38212259" text:continue-numbering="true" text:style-name="диалог">
        <text:list-item>
          <text:p text:style-name="P96">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38206338" text:continue-numbering="true" text:style-name="диалог">
        <text:list-item>
          <text:p text:style-name="P96">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8216274" text:continue-numbering="true" text:style-name="диалог">
        <text:list-item>
          <text:p text:style-name="P96">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Ты слишком умная/красивая/талантливая... Тебе надо быть хуже, чтобы я был достойным тебя!)</text:p>
        </text:list-item>
        <text:list-item>
          <text:p text:style-name="P96">Не работает — нахлебница, сидит на моей шее. / Работает — а обо мне кто будет заботиться?! Эгоистка!</text:p>
        </text:list-item>
        <text:list-item>
          <text:p text:style-name="P96">Все женщины корыстные сучки! Им только деньги и нужны! / Как это ты сама за себя заплатишь? Ты хочешь меня унизить?</text:p>
        </text:list-item>
        <text:list-item>
          <text:p text:style-name="P96">Занимаешься спортом — хочешь, чтоб парни на твою накачанную попку смотрели? / Не занимаешься — лентяйка и жопа у тебя жирная!</text:p>
        </text:list-item>
        <text:list-item>
          <text:p text:style-name="P96">Ей только обнимашки и нужны! / Она вообще не обращает на меня внимание!</text:p>
        </text:list-item>
        <text:list-item>
          <text:p text:style-name="P96"><text:soft-page-break/>Мне нравятся умные девушки! / Она что думает, что она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А чем тебе старые не нравятся?</text:p>
        </text:list-item>
      </text:list>
      <text:p text:style-name="P15"><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77"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6">Противостояние<text:span text:style-name="T10">:</text:span></text:p>
      <text:p text:style-name="P69">Во-первых, как я уже неоднократно говорила — перестаньте служить. Во-вторых, поставьте наконец себя на первое место, полюбите себя!</text:p>
      <text:p text:style-name="P1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5">Вылезьте наконец из «домика» под названием зависимость.</text:p>
      <text:p text:style-name="P15">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6">Противостояние<text:span text:style-name="T10">:</text:span></text:p>
      <text:p text:style-name="P15">Здесь, на мой взгляд, ничего не остается, кроме как <text:s/>акцентировать на этом внимание вашего окружения. Обращайте внимание вслух:</text:p>
      <text:list xml:id="list38206861" text:continue-numbering="true" text:style-name="диалог">
        <text:list-item>
          <text:p text:style-name="P99">Ого, сколько нежности! Всегда бы так!</text:p>
        </text:list-item>
        <text:list-item>
          <text:p text:style-name="P99">Ммм... спасибо, милый! Ты настоящий джентльмен! Если бы еще дома так себя вел, то цены бы тебе не было! На тебе цем!</text:p>
        </text:list-item>
        <text:list-item>
          <text:p text:style-name="P101"><text:span text:style-name="T10">Откуда столько внимания? Или это ты перед друзьями рисуешься?</text:span>!</text:p>
        </text:list-item>
        <text:list-item>
          <text:p text:style-name="P99">Ой, а я уже и забыла, как цветы пахнут!</text:p>
        </text:list-item>
      </text:list>
      <text:p text:style-name="P15"><text:soft-page-break/>Но, внимание!</text:p>
      <text:p text:style-name="P1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7"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3" text:outline-level="4"><text:bookmark-start text:name="Polozhitiel_noie_podkrieplieniie_"/>Положительное подкрепление<text:bookmark-end text:name="Polozhitiel_noie_podkrieplieniie_"/></text:h>
      <text:p text:style-name="P146"><text:span text:style-name="T51">Что же касается того, как реагировать на лесть, то здесь есть два наиболее подходящих варианта. Можно оставаться абсолютно спокойным, сделав вид, что никакого впечатления лесть на вас не произвела, а можно и подыграть льстецу, чтобы он пошел дальше и раскрыл свои карты. Я считаю, что на любую хитрость лучше всего отвечать хитростью. Обличать льстеца не нужно, в этом нет особого смысла, а агрессию проявлять в его адрес и вовсе глупо – зачем показывать человеку, что вы видите его попытки манипулировать вами, это заставит его закрыться от вас и вам сложнее будет узнать о его намерениях. Гораздо лучше проигнорировать льстеца или поиграть с ним – демонстративно поддаваясь его лести и при необходимости льстя в ответ. Пусть человек покажет – чего он от вас добивается, тогда вы уже сможете выбрать правильную для вас модель поведения с ним. Если вы видите явную, грубую лесть – польстите в ответ. Отзеркальте человека – пусть получит в ответ то, что послал вам. Нет смысла в чем-то упрекать льстеца, если он действует слишком явно. Он как никчемный вор, пытается подобрать к вашей душе ключ, хотя вы все прекрасно видите.</text:span> </text:p>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3"><text:soft-page-break/>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8199565" text:continue-numbering="true"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38201970" text:continue-numbering="true" text:style-name="диалог">
        <text:list-item>
          <text:p text:style-name="P96">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8221893" text:continue-numbering="true"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text:soft-page-break/>«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8223808" text:continue-numbering="true" text:style-name="диалог">
        <text:list-item>
          <text:p text:style-name="P96">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4. Стимуляция жертвы путем похвалы на самостоятельное выполнение общих обязанностей.</text:p>
      <text:list xml:id="list38209958" text:continue-numbering="true"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8220128" text:continue-numbering="true" text:style-name="диалог">
        <text:list-item>
          <text:p text:style-name="P96"><text:soft-page-break/>Милая, не обижайся! Я ведь так тебя люблю!</text:p>
        </text:list-item>
        <text:list-item>
          <text:p text:style-name="P96">Я вчера погорячился... Вот тебе цветы!</text:p>
        </text:list-item>
        <text:list-item>
          <text:p text:style-name="P96">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1">*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text:soft-page-break/>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text:soft-page-break/>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38205087" text:continue-numbering="true" text:style-name="диалог">
        <text:list-item>
          <text:p text:style-name="P96">Спасибо! Я очень рада! Ты приготовил действительно вкусный ужин!</text:p>
        </text:list-item>
        <text:list-item>
          <text:p text:style-name="P96">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3"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8226826" text:continue-numbering="true" text:style-name="диалог">
        <text:list-item>
          <text:p text:style-name="P96">Ты приготовила замечательный ужин! Вот если бы ты еще и десерт приготовила — цены бы тебе не было!</text:p>
        </text:list-item>
        <text:list-item>
          <text:p text:style-name="P96">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8211844" text:continue-numbering="true" text:style-name="диалог">
        <text:list-item>
          <text:p text:style-name="P96">Ты прямо статусами из соц-сети заговорила!</text:p>
        </text:list-item>
        <text:list-item>
          <text:p text:style-name="P96">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8214996" text:continue-numbering="true" text:style-name="диалог">
        <text:list-item>
          <text:p text:style-name="P96">Также во многом это проявляется в быту:</text:p>
        </text:list-item>
        <text:list-item>
          <text:p text:style-name="P96">Ты вчера борщ пересолила, поэтому сегодня готовишь тоже ты.</text:p>
        </text:list-item>
        <text:list-item>
          <text:p text:style-name="P96">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8217182"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text:soft-page-break/>Если ты хочешь рыбу на ужин, то ты мог бы сам ее приготовить.</text:p>
        </text:list-item>
        <text:list-item>
          <text:p text:style-name="P96">Не нравится — делай сам.</text:p>
        </text:list-item>
        <text:list-item>
          <text:p text:style-name="P96">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8205640" text:continue-numbering="true" text:style-name="диалог">
        <text:list-item>
          <text:p text:style-name="P96">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3"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8214566" text:continue-numbering="true" text:style-name="диалог">
        <text:list-item>
          <text:p text:style-name="P96">Если ты сейчас пойдешь гулять, то я с тобой не буду разговаривать.</text:p>
        </text:list-item>
        <text:list-item>
          <text:p text:style-name="P96">Если ты купишь это платье, то мы не поедем в отпуск.</text:p>
        </text:list-item>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8206631" text:continue-numbering="true" text:style-name="диалог">
        <text:list-item>
          <text:p text:style-name="P96">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8201219" text:continue-numbering="true" text:style-name="диалог">
        <text:list-item>
          <text:p text:style-name="P96">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3"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7"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8206787" text:continue-numbering="true" text:style-name="диалог">
        <text:list-item>
          <text:p text:style-name="P96"><text:soft-page-break/>Ты уделяешь мне недостаточно внимания! — упрек.</text:p>
        </text:list-item>
        <text:list-item>
          <text:p text:style-name="P96">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38205762" text:continue-numbering="true" text:style-name="диалог">
        <text:list-item>
          <text:p text:style-name="P96">Болит голова? Выпей таблетку. Вон там лежит...</text:p>
        </text:list-item>
        <text:list-item>
          <text:p text:style-name="P96">Что? Опять злодей-Володя тебе палки в колеса ставит? Вот паразит! Ужинать будешь?</text:p>
        </text:list-item>
        <text:list-item>
          <text:p text:style-name="P96">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6">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7"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2">Патологическая</text:span><text:span text:style-name="T42"> </text:span><text:span text:style-name="T12">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8227212" text:continue-numbering="true" text:style-name="диалог">
        <text:list-item>
          <text:p text:style-name="P96">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3"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5">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5">В отношениях с маниакальным чистюлей этого недостаточно.</text:p>
      <text:p text:style-name="P15">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5">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5">Также, чрезмерная приверженность к чистоте может свидетельствовать о наличии таких качеств, как:</text:p>
      <text:list xml:id="list7503477594294121412" text:style-name="L4">
        <text:list-item>
          <text:p text:style-name="P142"><text:span text:style-name="T32">закомплексованность и неуверенность в себе</text:span><text:span text:style-name="T31">.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2"><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100"><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0"><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0"><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5">Но что же делать вам, если именно от вас требуют идеальной чистоты в доме?</text:p>
      <text:p text:style-name="P16">Противостояние<text:span text:style-name="T10">:</text:span></text:p>
      <text:p text:style-name="P1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7"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4371691335493681656" text:style-name="L5">
        <text:list-item>
          <text:p text:style-name="P143"><text:span text:style-name="T19">в то время, как вы болеете и вам остро необходима помощь вашего партнера, он, </text:span><text:span text:style-name="T19">например, едет на рыбалку на выходные, оставляя вас в полной беспомощности;</text:span></text:p>
        </text:list-item>
        <text:list-item>
          <text:p text:style-name="P103">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3">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3"><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3">абьюзер считает, что у вас лишний вес и заставляет вас голодать: «Хватит жрать!»;</text:p>
        </text:list-item>
        <text:list-item>
          <text:p text:style-name="P103">абьюзер создает условия, в которых заставляет вас мерзнуть: «Холодно? Приседай — быстрее согреешься!»;</text:p>
        </text:list-item>
        <text:list-item>
          <text:p text:style-name="P103">абьюзер мешает вам спать: «На том свете выспишься!»;</text:p>
        </text:list-item>
        <text:list-item>
          <text:p text:style-name="P103">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38222863" text:continue-list="list38227212" text:style-name="диалог">
        <text:list-item>
          <text:p text:style-name="P96"><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6">Ты же знаешь, что я на антибиотиках. Ты не хочешь, чтобы я поправилась?</text:p>
        </text:list-item>
        <text:list-item>
          <text:p text:style-name="P96">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9">Это не шутка, так как </text:span><text:span text:style-name="_31__20_Text"><text:span text:style-name="T19">неглект может стать причиной смерти жертвы</text:span></text:span><text:span text:style-name="T19">. Если у вас, по каким-то причинам, нет </text:span><text:soft-page-break/><text:span text:style-name="T19">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7"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6">Лично я никогда об этом не задумывалась, но как-то разговорилась с девчонками на эту тему и услышала довольно интересное мнение.</text:p>
      <text:list xml:id="list38218453" text:continue-numbering="true" text:style-name="диалог">
        <text:list-item>
          <text:p text:style-name="P96">Я бы простила измену. — сказала мне одна девушка, которая очень себя любит.</text:p>
        </text:list-item>
        <text:list-item>
          <text:p text:style-name="P96">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3">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7">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7">*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8206038" text:continue-numbering="true" text:style-name="диалог">
        <text:list-item>
          <text:p text:style-name="P105">Что здесь такого? Я же тебя люблю! А она для меня ничего не значит!</text:p>
        </text:list-item>
        <text:list-item>
          <text:p text:style-name="P105">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8210255" text:continue-numbering="true" text:style-name="диалог">
        <text:list-item>
          <text:p text:style-name="P105">Не имеет значения, что произошло в тот момент, когда люди были, как бы, не вместе...</text:p>
        </text:list-item>
        <text:list-item>
          <text:p text:style-name="P105">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8216999" text:continue-numbering="true" text:style-name="диалог">
        <text:list-item>
          <text:p text:style-name="P105">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8197452" text:continue-numbering="true" text:style-name="диалог">
        <text:list-item>
          <text:p text:style-name="P96">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8224900" text:continue-numbering="true" text:style-name="диалог">
        <text:list-item>
          <text:p text:style-name="P96">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8208855" text:continue-numbering="true" text:style-name="диалог">
        <text:list-item>
          <text:p text:style-name="P105">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8221850" text:continue-numbering="true" text:style-name="диалог">
        <text:list-item>
          <text:p text:style-name="P96">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8206609" text:continue-numbering="true" text:style-name="диалог">
        <text:list-item>
          <text:p text:style-name="P96">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8213155" text:continue-numbering="true" text:style-name="диалог">
        <text:list-item>
          <text:p text:style-name="P96">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7">*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38198520" text:continue-numbering="true" text:style-name="диалог">
        <text:list-item>
          <text:p text:style-name="P96">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8220939" text:continue-numbering="true" text:style-name="диалог">
        <text:list-item>
          <text:p text:style-name="P96"><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77"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8221195" text:continue-numbering="true" text:style-name="диалог">
        <text:list-item>
          <text:p text:style-name="P96">Ты выйдешь за меня замуж!? — Если бы не твое поведение, мы бы уже давно поженились...</text:p>
        </text:list-item>
      </text:list>
      <text:p text:style-name="P12"><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8">плинтуса. Его уровень не изменится, но стоит вам поверить в его замечания, он уже стоит на ступеньку выше своей жертвы.</text:span></text:p>
      <text:p text:style-name="P18">Это был чисто гипотетический пример, <text:span text:style-name="T12">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8">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7"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38">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7"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8221713"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20">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6">Противостояние<text:span text:style-name="T10">:</text:span></text:p>
      <text:p text:style-name="P15">Не возвращайтесь!</text:p>
      <text:h text:style-name="P77"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8211047" text:continue-numbering="true" text:style-name="диалог">
        <text:list-item>
          <text:p text:style-name="P96">Так будет лучше для нас.</text:p>
        </text:list-item>
      </text:list>
      <text:p text:style-name="P3">Или:</text:p>
      <text:list xml:id="list38204266" text:continue-numbering="true" text:style-name="диалог">
        <text:list-item>
          <text:p text:style-name="P96">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7">*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Вам внушали, что нужно быть лучше. И вы снова и снова разрушали себя с его подачи, но — самостоятельно.</text:p>
      <text:p text:style-name="P3"><text:soft-page-break/>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3">(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2">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2">Предлагаю вашему вниманию результат его неоценимых трудов!</text:p>
      <text:list xml:id="list381952661" text:continue-list="list38195633" text:style-name="List_20_1">
        <text:list-item text:start-value="1">
          <text:p text:style-name="P137">Недоверие.</text:p>
          <text:p text:style-name="P138">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7">Избегание источников раздражителя.</text:p>
          <text:p text:style-name="P138">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7">Ирония, подход с юмором.</text:p>
          <text:p text:style-name="P138"><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7">Мнимое непонимание.</text:p>
          <text:p text:style-name="P138">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7">Критичность мышления.</text:p>
          <text:p text:style-name="P138">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7">Возможность выбора.</text:p>
          <text:p text:style-name="P138">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7">Наличие времени на обдумывание.</text:p>
          <text:p text:style-name="P138">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7">Уверенность в себе и больше смелости.</text:p>
          <text:p text:style-name="P138"><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7">Самодостаточность.</text:p>
          <text:p text:style-name="P94"><text:span text:style-name="T57">C </text:span><text:span text:style-name="T54">чувством </text:span><text:span text:style-name="T56">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5" text:outline-level="1">Эпилог</text:h>
      <text:p text:style-name="P15">Ну вот и все. Дело сделано.</text:p>
      <text:p text:style-name="P1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5">Изначально, именно это стало целью для меня - найти и объяснить себе:</text:p>
      <text:list xml:id="list38206663" text:continue-list="list38204266" text:style-name="диалог">
        <text:list-item>
          <text:p text:style-name="P99">Что это было?</text:p>
        </text:list-item>
        <text:list-item>
          <text:p text:style-name="P99">Почему это произошло со мной?</text:p>
        </text:list-item>
        <text:list-item>
          <text:p text:style-name="P99">За какие такие мои проступки мне причинили столько боли?</text:p>
        </text:list-item>
      </text:list>
      <text:p text:style-name="P15"><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5">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5">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5"><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5">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8">* * *</text:p>
      <text:p text:style-name="P15">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5">Для них это может стать новым стимулом для оскорблений и высмеивания, а также вызвать множество возмущений и обвинении меня в клевете.</text:p>
      <text:list xml:id="list38218884" text:continue-numbering="true" text:style-name="диалог">
        <text:list-item>
          <text:p text:style-name="P99">Это притянуто за уши;</text:p>
        </text:list-item>
        <text:list-item>
          <text:p text:style-name="P99">Это абсолютная клевета;</text:p>
        </text:list-item>
        <text:list-item>
          <text:p text:style-name="P99">Она все это придумала;</text:p>
        </text:list-item>
        <text:list-item>
          <text:p text:style-name="P99">Это полный бред/абсурд;</text:p>
        </text:list-item>
        <text:list-item>
          <text:p text:style-name="P99">Это не стоит моего внимания;</text:p>
        </text:list-item>
        <text:list-item>
          <text:p text:style-name="P99">Это просто смешно;</text:p>
        </text:list-item>
        <text:list-item>
          <text:p text:style-name="P99"><text:soft-page-break/>Это еще раз доказывает ее неадекватность;</text:p>
        </text:list-item>
      </text:list>
      <text:p text:style-name="P15">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5">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8">* * *</text:p>
      <text:p text:style-name="P15">Напоследок не удержусь и нажелаю!</text:p>
      <text:p text:style-name="P15">Я желаю вам быть сильными и любить себя.</text:p>
      <text:p text:style-name="P1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5">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5">Я желаю вам понимать, что для вас лучше и точно знать, что же приведет вас к счастью!</text:p>
      <text:p text:style-name="P15">Я желаю вам то, чего вы заслуживаете, без поблажек и привилегий!</text:p>
      <text:p text:style-name="P15"><text:soft-page-break/><text:span text:style-name="T4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5">Искренне ваша Я. Каминская.</text:p>
      <text:p text:style-name="P66"/>
      <text:p text:style-name="P152">Содержание</text:p>
      <text:p text:style-name="P33"/>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1">Демонстрация занятости<text:tab/>436</text:p>
      <text:p text:style-name="P71">Демонстрация любви<text:tab/>440</text:p>
      <text:p text:style-name="P75">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5">Постоянные жалобы<text:tab/>462</text:p>
      <text:p text:style-name="P75">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oft-page-break/><text:span text:style-name="Default_20_Paragraph_20_Font"><text:span text:style-name="T20"><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86</text:page-number></text:p>
      </style:footer-left>
    </style:master-page>
    <style:master-page style:name="Right_20_Page" style:display-name="Right Page" style:page-layout-name="Mpm5" style:next-style-name="Left_20_Page">
      <style:header>
        <text:p text:style-name="MP1"><text:chapter text:display="name" text:outline-level="4">Эпилог</text:chapter> </text:p>
      </style:header>
      <style:footer>
        <text:p text:style-name="Footer"><text:page-number text:select-page="current">587</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3-12T18:01:48.54</dc:date>
    <meta:editing-cycles>1165</meta:editing-cycles>
    <meta:editing-duration>P30DT4H22M37S</meta:editing-duration>
    <meta:document-statistic meta:table-count="1" meta:image-count="0" meta:object-count="0" meta:page-count="595" meta:paragraph-count="4290" meta:word-count="107150" meta:character-count="669795"/>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